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co3" style:family="table-column">
      <style:table-column-properties fo:break-before="auto" style:column-width="3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.A30:query_mm_d.A33 query_mm_d.B30:query_mm_d.B30 query_mm_d.L30:query_mm_d.L33 query_mm_d.A30:query_mm_d.A33 query_mm_d.B38:query_mm_d.B38 query_mm_d.L38:query_mm_d.L41 query_mm_d.A30:query_mm_d.A33 query_mm_d.B46:query_mm_d.B46 query_mm_d.L46:query_mm_d.L49 query_mm_d.A30:query_mm_d.A33 query_mm_d.B54:query_mm_d.B54 query_mm_d.L54:query_mm_d.L57 query_mm_d.A30:query_mm_d.A33 query_mm_d.B62:query_mm_d.B62 query_mm_d.L62:query_mm_d.L65 query_mm_d.A30:query_mm_d.A33 query_mm_d.B70:query_mm_d.B70 query_mm_d.L70:query_mm_d.L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query_mm_d.A30:query_mm_d.A33 query_mm_d.B30:query_mm_d.B30 query_mm_d.L34:query_mm_d.L37 query_mm_d.A30:query_mm_d.A33 query_mm_d.B38:query_mm_d.B38 query_mm_d.L42:query_mm_d.L45 query_mm_d.A30:query_mm_d.A33 query_mm_d.B46:query_mm_d.B46 query_mm_d.L50:query_mm_d.L53 query_mm_d.A30:query_mm_d.A33 query_mm_d.B54:query_mm_d.B54 query_mm_d.L58:query_mm_d.L61 query_mm_d.A30:query_mm_d.A33 query_mm_d.B62:query_mm_d.B62 query_mm_d.L66:query_mm_d.L69 query_mm_d.A30:query_mm_d.A33 query_mm_d.B70:query_mm_d.B70 query_mm_d.L74:query_mm_d.L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5253" calcext:value-type="float">
            <text:p>185253</text:p>
          </table:table-cell>
          <table:table-cell office:value-type="float" office:value="102.801" calcext:value-type="float">
            <text:p>102.801</text:p>
          </table:table-cell>
          <table:table-cell office:value-type="float" office:value="264.601" calcext:value-type="float">
            <text:p>264.601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/1000; [.I30])" office:value-type="float" office:value="0.264601" calcext:value-type="float">
            <text:p>0.2646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27776" calcext:value-type="float">
            <text:p>127776</text:p>
          </table:table-cell>
          <table:table-cell office:value-type="float" office:value="101.03" calcext:value-type="float">
            <text:p>101.03</text:p>
          </table:table-cell>
          <table:table-cell office:value-type="float" office:value="185.365" calcext:value-type="float">
            <text:p>185.365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0.185365" calcext:value-type="float">
            <text:p>0.1853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715" calcext:value-type="float">
            <text:p>62715</text:p>
          </table:table-cell>
          <table:table-cell office:value-type="float" office:value="101.426" calcext:value-type="float">
            <text:p>101.426</text:p>
          </table:table-cell>
          <table:table-cell office:value-type="float" office:value="90.0753" calcext:value-type="float">
            <text:p>90.075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0900753" calcext:value-type="float">
            <text:p>0.09007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003" calcext:value-type="float">
            <text:p>41003</text:p>
          </table:table-cell>
          <table:table-cell office:value-type="float" office:value="101.13" calcext:value-type="float">
            <text:p>101.13</text:p>
          </table:table-cell>
          <table:table-cell office:value-type="float" office:value="59.6243" calcext:value-type="float">
            <text:p>59.624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0596243" calcext:value-type="float">
            <text:p>0.059624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14872" calcext:value-type="float">
            <text:p>1014872</text:p>
          </table:table-cell>
          <table:table-cell office:value-type="float" office:value="44.2614" calcext:value-type="float">
            <text:p>44.2614</text:p>
          </table:table-cell>
          <table:table-cell office:value-type="float" office:value="1.46526" calcext:value-type="float">
            <text:p>1.4652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1.46526" calcext:value-type="float">
            <text:p>1.4652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3159" calcext:value-type="float">
            <text:p>273159</text:p>
          </table:table-cell>
          <table:table-cell office:value-type="float" office:value="112.364" calcext:value-type="float">
            <text:p>112.364</text:p>
          </table:table-cell>
          <table:table-cell office:value-type="float" office:value="398.236" calcext:value-type="float">
            <text:p>398.236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/1000; [.I35])" office:value-type="float" office:value="0.398236" calcext:value-type="float">
            <text:p>0.398236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7328" calcext:value-type="float">
            <text:p>167328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37.06" calcext:value-type="float">
            <text:p>237.06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/1000; [.I36])" office:value-type="float" office:value="0.23706" calcext:value-type="float">
            <text:p>0.23706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668" calcext:value-type="float">
            <text:p>116668</text:p>
          </table:table-cell>
          <table:table-cell office:value-type="float" office:value="100.565" calcext:value-type="float">
            <text:p>100.565</text:p>
          </table:table-cell>
          <table:table-cell office:value-type="float" office:value="167.585" calcext:value-type="float">
            <text:p>167.585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/1000; [.I37])" office:value-type="float" office:value="0.167585" calcext:value-type="float">
            <text:p>0.167585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1568" calcext:value-type="float">
            <text:p>291568</text:p>
          </table:table-cell>
          <table:table-cell office:value-type="float" office:value="102.795" calcext:value-type="float">
            <text:p>102.795</text:p>
          </table:table-cell>
          <table:table-cell office:value-type="float" office:value="416.873" calcext:value-type="float">
            <text:p>416.873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/1000; [.I38])" office:value-type="float" office:value="0.416873" calcext:value-type="float">
            <text:p>0.416873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2981" calcext:value-type="float">
            <text:p>182981</text:p>
          </table:table-cell>
          <table:table-cell office:value-type="float" office:value="101.001" calcext:value-type="float">
            <text:p>101.001</text:p>
          </table:table-cell>
          <table:table-cell office:value-type="float" office:value="260.772" calcext:value-type="float">
            <text:p>260.772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0.260772" calcext:value-type="float">
            <text:p>0.260772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5225" calcext:value-type="float">
            <text:p>135225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192.715" calcext:value-type="float">
            <text:p>192.715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192715" calcext:value-type="float">
            <text:p>0.192715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9405" calcext:value-type="float">
            <text:p>59405</text:p>
          </table:table-cell>
          <table:table-cell office:value-type="float" office:value="101.115" calcext:value-type="float">
            <text:p>101.115</text:p>
          </table:table-cell>
          <table:table-cell office:value-type="float" office:value="84.2609" calcext:value-type="float">
            <text:p>84.2609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0842609" calcext:value-type="float">
            <text:p>0.0842609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63745" calcext:value-type="float">
            <text:p>1663745</text:p>
          </table:table-cell>
          <table:table-cell office:value-type="float" office:value="44.263" calcext:value-type="float">
            <text:p>44.263</text:p>
          </table:table-cell>
          <table:table-cell office:value-type="float" office:value="2.37338" calcext:value-type="float">
            <text:p>2.37338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2.37338" calcext:value-type="float">
            <text:p>2.37338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4963" calcext:value-type="float">
            <text:p>534963</text:p>
          </table:table-cell>
          <table:table-cell office:value-type="float" office:value="112.606" calcext:value-type="float">
            <text:p>112.606</text:p>
          </table:table-cell>
          <table:table-cell office:value-type="float" office:value="772.189" calcext:value-type="float">
            <text:p>772.189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/1000; [.I43])" office:value-type="float" office:value="0.772189" calcext:value-type="float">
            <text:p>0.772189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9729" calcext:value-type="float">
            <text:p>439729</text:p>
          </table:table-cell>
          <table:table-cell office:value-type="float" office:value="102.751" calcext:value-type="float">
            <text:p>102.751</text:p>
          </table:table-cell>
          <table:table-cell office:value-type="float" office:value="626.812" calcext:value-type="float">
            <text:p>626.812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/1000; [.I44])" office:value-type="float" office:value="0.626812" calcext:value-type="float">
            <text:p>0.626812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3617" calcext:value-type="float">
            <text:p>233617</text:p>
          </table:table-cell>
          <table:table-cell office:value-type="float" office:value="100.152" calcext:value-type="float">
            <text:p>100.152</text:p>
          </table:table-cell>
          <table:table-cell office:value-type="float" office:value="334.793" calcext:value-type="float">
            <text:p>334.793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/1000; [.I45])" office:value-type="float" office:value="0.334793" calcext:value-type="float">
            <text:p>0.334793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8681" calcext:value-type="float">
            <text:p>13868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201.457" calcext:value-type="float">
            <text:p>201.457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201457" calcext:value-type="float">
            <text:p>0.201457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2165" calcext:value-type="float">
            <text:p>82165</text:p>
          </table:table-cell>
          <table:table-cell office:value-type="float" office:value="101.097" calcext:value-type="float">
            <text:p>101.097</text:p>
          </table:table-cell>
          <table:table-cell office:value-type="float" office:value="117.717" calcext:value-type="float">
            <text:p>117.717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117717" calcext:value-type="float">
            <text:p>0.117717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012" calcext:value-type="float">
            <text:p>62012</text:p>
          </table:table-cell>
          <table:table-cell office:value-type="float" office:value="101.415" calcext:value-type="float">
            <text:p>101.415</text:p>
          </table:table-cell>
          <table:table-cell office:value-type="float" office:value="87.4764" calcext:value-type="float">
            <text:p>87.476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0874764" calcext:value-type="float">
            <text:p>0.087476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1200" calcext:value-type="float">
            <text:p>21200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30.8681" calcext:value-type="float">
            <text:p>30.8681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0308681" calcext:value-type="float">
            <text:p>0.0308681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8133" calcext:value-type="float">
            <text:p>598133</text:p>
          </table:table-cell>
          <table:table-cell office:value-type="float" office:value="44.1446" calcext:value-type="float">
            <text:p>44.1446</text:p>
          </table:table-cell>
          <table:table-cell office:value-type="float" office:value="857.394" calcext:value-type="float">
            <text:p>857.394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/1000; [.I50])" office:value-type="float" office:value="0.857394" calcext:value-type="float">
            <text:p>0.857394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3697" calcext:value-type="float">
            <text:p>143697</text:p>
          </table:table-cell>
          <table:table-cell office:value-type="float" office:value="112.568" calcext:value-type="float">
            <text:p>112.568</text:p>
          </table:table-cell>
          <table:table-cell office:value-type="float" office:value="206.998" calcext:value-type="float">
            <text:p>206.998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0.206998" calcext:value-type="float">
            <text:p>0.206998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3663" calcext:value-type="float">
            <text:p>113663</text:p>
          </table:table-cell>
          <table:table-cell office:value-type="float" office:value="103.202" calcext:value-type="float">
            <text:p>103.202</text:p>
          </table:table-cell>
          <table:table-cell office:value-type="float" office:value="161.834" calcext:value-type="float">
            <text:p>161.834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161834" calcext:value-type="float">
            <text:p>0.161834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5237" calcext:value-type="float">
            <text:p>55237</text:p>
          </table:table-cell>
          <table:table-cell office:value-type="float" office:value="100.666" calcext:value-type="float">
            <text:p>100.666</text:p>
          </table:table-cell>
          <table:table-cell office:value-type="float" office:value="79.213" calcext:value-type="float">
            <text:p>79.213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079213" calcext:value-type="float">
            <text:p>0.079213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6202" calcext:value-type="float">
            <text:p>236202</text:p>
          </table:table-cell>
          <table:table-cell office:value-type="float" office:value="102.799" calcext:value-type="float">
            <text:p>102.799</text:p>
          </table:table-cell>
          <table:table-cell office:value-type="float" office:value="335.82" calcext:value-type="float">
            <text:p>335.82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/1000; [.I54])" office:value-type="float" office:value="0.33582" calcext:value-type="float">
            <text:p>0.33582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58207" calcext:value-type="float">
            <text:p>158207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225.939" calcext:value-type="float">
            <text:p>225.939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225939" calcext:value-type="float">
            <text:p>0.225939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121" calcext:value-type="float">
            <text:p>131121</text:p>
          </table:table-cell>
          <table:table-cell office:value-type="float" office:value="101.054" calcext:value-type="float">
            <text:p>101.054</text:p>
          </table:table-cell>
          <table:table-cell office:value-type="float" office:value="187.196" calcext:value-type="float">
            <text:p>187.19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187196" calcext:value-type="float">
            <text:p>0.187196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5766" calcext:value-type="float">
            <text:p>65766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95.1526" calcext:value-type="float">
            <text:p>95.1526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0951526" calcext:value-type="float">
            <text:p>0.0951526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239314" calcext:value-type="float">
            <text:p>2239314</text:p>
          </table:table-cell>
          <table:table-cell office:value-type="float" office:value="44.2434" calcext:value-type="float">
            <text:p>44.2434</text:p>
          </table:table-cell>
          <table:table-cell office:value-type="float" office:value="3.13327" calcext:value-type="float">
            <text:p>3.13327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3.13327" calcext:value-type="float">
            <text:p>3.13327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49278" calcext:value-type="float">
            <text:p>649278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932.639" calcext:value-type="float">
            <text:p>932.639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/1000; [.I59])" office:value-type="float" office:value="0.932639" calcext:value-type="float">
            <text:p>0.932639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9144" calcext:value-type="float">
            <text:p>449144</text:p>
          </table:table-cell>
          <table:table-cell office:value-type="float" office:value="102.777" calcext:value-type="float">
            <text:p>102.777</text:p>
          </table:table-cell>
          <table:table-cell office:value-type="float" office:value="643.686" calcext:value-type="float">
            <text:p>643.686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/1000; [.I60])" office:value-type="float" office:value="0.643686" calcext:value-type="float">
            <text:p>0.64368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1240" calcext:value-type="float">
            <text:p>241240</text:p>
          </table:table-cell>
          <table:table-cell office:value-type="float" office:value="100.162" calcext:value-type="float">
            <text:p>100.162</text:p>
          </table:table-cell>
          <table:table-cell office:value-type="float" office:value="341.339" calcext:value-type="float">
            <text:p>341.339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/1000; [.I61])" office:value-type="float" office:value="0.341339" calcext:value-type="float">
            <text:p>0.341339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6978" calcext:value-type="float">
            <text:p>266978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379.93" calcext:value-type="float">
            <text:p>379.93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/1000; [.I62])" office:value-type="float" office:value="0.37993" calcext:value-type="float">
            <text:p>0.3799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6610" calcext:value-type="float">
            <text:p>206610</text:p>
          </table:table-cell>
          <table:table-cell office:value-type="float" office:value="100.99" calcext:value-type="float">
            <text:p>100.99</text:p>
          </table:table-cell>
          <table:table-cell office:value-type="float" office:value="295.436" calcext:value-type="float">
            <text:p>295.436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0.295436" calcext:value-type="float">
            <text:p>0.295436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4547" calcext:value-type="float">
            <text:p>16454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35.289" calcext:value-type="float">
            <text:p>235.28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235289" calcext:value-type="float">
            <text:p>0.23528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419" calcext:value-type="float">
            <text:p>84419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121.401" calcext:value-type="float">
            <text:p>121.4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121401" calcext:value-type="float">
            <text:p>0.1214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73931" calcext:value-type="float">
            <text:p>1673931</text:p>
          </table:table-cell>
          <table:table-cell office:value-type="float" office:value="44.2729" calcext:value-type="float">
            <text:p>44.2729</text:p>
          </table:table-cell>
          <table:table-cell office:value-type="float" office:value="2.38363" calcext:value-type="float">
            <text:p>2.38363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2.38363" calcext:value-type="float">
            <text:p>2.38363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10933" calcext:value-type="float">
            <text:p>710933</text:p>
          </table:table-cell>
          <table:table-cell office:value-type="float" office:value="112.671" calcext:value-type="float">
            <text:p>112.671</text:p>
          </table:table-cell>
          <table:table-cell office:value-type="float" office:value="1006.65" calcext:value-type="float">
            <text:p>1006.65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/1000; [.I67])" office:value-type="float" office:value="1.00665" calcext:value-type="float">
            <text:p>1.00665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1220" calcext:value-type="float">
            <text:p>501220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718.931" calcext:value-type="float">
            <text:p>718.931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/1000; [.I68])" office:value-type="float" office:value="0.718931" calcext:value-type="float">
            <text:p>0.718931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77547" calcext:value-type="float">
            <text:p>277547</text:p>
          </table:table-cell>
          <table:table-cell office:value-type="float" office:value="100.291" calcext:value-type="float">
            <text:p>100.291</text:p>
          </table:table-cell>
          <table:table-cell office:value-type="float" office:value="400.032" calcext:value-type="float">
            <text:p>400.032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0.400032" calcext:value-type="float">
            <text:p>0.400032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8613" calcext:value-type="float">
            <text:p>48613</text:p>
          </table:table-cell>
          <table:table-cell office:value-type="float" office:value="102.861" calcext:value-type="float">
            <text:p>102.861</text:p>
          </table:table-cell>
          <table:table-cell office:value-type="float" office:value="69.9667" calcext:value-type="float">
            <text:p>69.9667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0699667" calcext:value-type="float">
            <text:p>0.0699667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581" calcext:value-type="float">
            <text:p>40581</text:p>
          </table:table-cell>
          <table:table-cell office:value-type="float" office:value="101.218" calcext:value-type="float">
            <text:p>101.218</text:p>
          </table:table-cell>
          <table:table-cell office:value-type="float" office:value="58.0994" calcext:value-type="float">
            <text:p>58.0994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0580994" calcext:value-type="float">
            <text:p>0.0580994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677" calcext:value-type="float">
            <text:p>37677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53.7637" calcext:value-type="float">
            <text:p>53.7637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0537637" calcext:value-type="float">
            <text:p>0.0537637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158" calcext:value-type="float">
            <text:p>24158</text:p>
          </table:table-cell>
          <table:table-cell office:value-type="float" office:value="101.08" calcext:value-type="float">
            <text:p>101.08</text:p>
          </table:table-cell>
          <table:table-cell office:value-type="float" office:value="34.6425" calcext:value-type="float">
            <text:p>34.6425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0346425" calcext:value-type="float">
            <text:p>0.0346425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0876" calcext:value-type="float">
            <text:p>120876</text:p>
          </table:table-cell>
          <table:table-cell office:value-type="float" office:value="44.3263" calcext:value-type="float">
            <text:p>44.3263</text:p>
          </table:table-cell>
          <table:table-cell office:value-type="float" office:value="174.279" calcext:value-type="float">
            <text:p>174.279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/1000; [.I74])" office:value-type="float" office:value="0.174279" calcext:value-type="float">
            <text:p>0.174279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3531" calcext:value-type="float">
            <text:p>53531</text:p>
          </table:table-cell>
          <table:table-cell office:value-type="float" office:value="112.91" calcext:value-type="float">
            <text:p>112.91</text:p>
          </table:table-cell>
          <table:table-cell office:value-type="float" office:value="77.1508" calcext:value-type="float">
            <text:p>77.1508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0771508" calcext:value-type="float">
            <text:p>0.0771508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2518" calcext:value-type="float">
            <text:p>52518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75.8071" calcext:value-type="float">
            <text:p>75.8071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0758071" calcext:value-type="float">
            <text:p>0.0758071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608" calcext:value-type="float">
            <text:p>38608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55.566" calcext:value-type="float">
            <text:p>55.566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055566" calcext:value-type="float">
            <text:p>0.055566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396" calcext:value-type="float">
            <text:p>116396</text:p>
          </table:table-cell>
          <table:table-cell office:value-type="float" office:value="102.829" calcext:value-type="float">
            <text:p>102.829</text:p>
          </table:table-cell>
          <table:table-cell office:value-type="float" office:value="166.493" calcext:value-type="float">
            <text:p>166.4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166493" calcext:value-type="float">
            <text:p>0.166493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0615" calcext:value-type="float">
            <text:p>60615</text:p>
          </table:table-cell>
          <table:table-cell office:value-type="float" office:value="101.114" calcext:value-type="float">
            <text:p>101.114</text:p>
          </table:table-cell>
          <table:table-cell office:value-type="float" office:value="88.1143" calcext:value-type="float">
            <text:p>88.1143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0881143" calcext:value-type="float">
            <text:p>0.0881143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940" calcext:value-type="float">
            <text:p>72940</text:p>
          </table:table-cell>
          <table:table-cell office:value-type="float" office:value="101.408" calcext:value-type="float">
            <text:p>101.408</text:p>
          </table:table-cell>
          <table:table-cell office:value-type="float" office:value="103.799" calcext:value-type="float">
            <text:p>103.799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103799" calcext:value-type="float">
            <text:p>0.103799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29948" calcext:value-type="float">
            <text:p>29948</text:p>
          </table:table-cell>
          <table:table-cell office:value-type="float" office:value="101.077" calcext:value-type="float">
            <text:p>101.077</text:p>
          </table:table-cell>
          <table:table-cell office:value-type="float" office:value="42.6889" calcext:value-type="float">
            <text:p>42.6889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0426889" calcext:value-type="float">
            <text:p>0.0426889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7513" calcext:value-type="float">
            <text:p>357513</text:p>
          </table:table-cell>
          <table:table-cell office:value-type="float" office:value="44.1253" calcext:value-type="float">
            <text:p>44.1253</text:p>
          </table:table-cell>
          <table:table-cell office:value-type="float" office:value="492.673" calcext:value-type="float">
            <text:p>492.673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492673" calcext:value-type="float">
            <text:p>0.49267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83637" calcext:value-type="float">
            <text:p>83637</text:p>
          </table:table-cell>
          <table:table-cell office:value-type="float" office:value="112.845" calcext:value-type="float">
            <text:p>112.845</text:p>
          </table:table-cell>
          <table:table-cell office:value-type="float" office:value="141.391" calcext:value-type="float">
            <text:p>141.39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141391" calcext:value-type="float">
            <text:p>0.141391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9768" calcext:value-type="float">
            <text:p>99768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136.733" calcext:value-type="float">
            <text:p>136.733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136733" calcext:value-type="float">
            <text:p>0.136733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6508" calcext:value-type="float">
            <text:p>6650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96.4113" calcext:value-type="float">
            <text:p>96.4113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0964113" calcext:value-type="float">
            <text:p>0.096411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_web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_web.A30:query_mm_d_web.A33 query_mm_d_web.B30:query_mm_d_web.B30 query_mm_d_web.L30:query_mm_d_web.L33 query_mm_d_web.A30:query_mm_d_web.A33 query_mm_d_web.B34:query_mm_d_web.B34 query_mm_d_web.L34:query_mm_d_web.L37 query_mm_d_web.A30:query_mm_d_web.A33 query_mm_d_web.B38:query_mm_d_web.B38 query_mm_d_web.L38:query_mm_d_web.L41 query_mm_d_web.A30:query_mm_d_web.A33 query_mm_d_web.B42:query_mm_d_web.B42 query_mm_d_web.L42:query_mm_d_web.L45 query_mm_d_web.A30:query_mm_d_web.A33 query_mm_d_web.B46:query_mm_d_web.B46 query_mm_d_web.L46:query_mm_d_web.L49 query_mm_d_web.A30:query_mm_d_web.A33 query_mm_d_web.B50:query_mm_d_web.B50 query_mm_d_web.L50:query_mm_d_web.L53 query_mm_d_web.A30:query_mm_d_web.A33 query_mm_d_web.B54:query_mm_d_web.B54 query_mm_d_web.L54:query_mm_d_web.L57 query_mm_d_web.A30:query_mm_d_web.A33 query_mm_d_web.B58:query_mm_d_web.B58 query_mm_d_web.L58:query_mm_d_web.L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719144" calcext:value-type="float">
            <text:p>1719144</text:p>
          </table:table-cell>
          <table:table-cell office:value-type="float" office:value="2.99707" calcext:value-type="float">
            <text:p>2.99707</text:p>
          </table:table-cell>
          <table:table-cell office:value-type="float" office:value="2.50713" calcext:value-type="float">
            <text:p>2.50713</text:p>
          </table:table-cell>
          <table:table-cell table:number-columns-repeated="2" office:value-type="string" calcext:value-type="string">
            <text:p>M/s</text:p>
          </table:table-cell>
          <table:table-cell table:formula="of:=IF([.J30]=&quot;k/s&quot;; [.I30]/1000; [.I30])" office:value-type="float" office:value="2.50713" calcext:value-type="float">
            <text:p>2.50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30907" calcext:value-type="float">
            <text:p>1530907</text:p>
          </table:table-cell>
          <table:table-cell office:value-type="float" office:value="3.01965" calcext:value-type="float">
            <text:p>3.01965</text:p>
          </table:table-cell>
          <table:table-cell office:value-type="float" office:value="2.20227" calcext:value-type="float">
            <text:p>2.20227</text:p>
          </table:table-cell>
          <table:table-cell table:number-columns-repeated="2" office:value-type="string" calcext:value-type="string">
            <text:p>M/s</text:p>
          </table:table-cell>
          <table:table-cell table:formula="of:=IF([.J31]=&quot;k/s&quot;; [.I31]/1000; [.I31])" office:value-type="float" office:value="2.20227" calcext:value-type="float">
            <text:p>2.202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63437" calcext:value-type="float">
            <text:p>863437</text:p>
          </table:table-cell>
          <table:table-cell office:value-type="float" office:value="3.05014" calcext:value-type="float">
            <text:p>3.05014</text:p>
          </table:table-cell>
          <table:table-cell office:value-type="float" office:value="1.24858" calcext:value-type="float">
            <text:p>1.24858</text:p>
          </table:table-cell>
          <table:table-cell table:number-columns-repeated="2" office:value-type="string" calcext:value-type="string">
            <text:p>M/s</text:p>
          </table:table-cell>
          <table:table-cell table:formula="of:=IF([.J32]=&quot;k/s&quot;; [.I32]/1000; [.I32])" office:value-type="float" office:value="1.24858" calcext:value-type="float">
            <text:p>1.248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3605" calcext:value-type="float">
            <text:p>533605</text:p>
          </table:table-cell>
          <table:table-cell office:value-type="float" office:value="3.36052" calcext:value-type="float">
            <text:p>3.36052</text:p>
          </table:table-cell>
          <table:table-cell office:value-type="float" office:value="756.841" calcext:value-type="float">
            <text:p>756.841</text:p>
          </table:table-cell>
          <table:table-cell table:number-columns-repeated="2" office:value-type="string" calcext:value-type="string">
            <text:p>k/s</text:p>
          </table:table-cell>
          <table:table-cell table:formula="of:=IF([.J33]=&quot;k/s&quot;; [.I33]/1000; [.I33])" office:value-type="float" office:value="0.756841" calcext:value-type="float">
            <text:p>0.756841</text:p>
          </table:table-cell>
        </table:table-row>
        <table:table-row table:style-name="ro1">
          <table:table-cell/>
          <table:table-cell office:value-type="string" calcext:value-type="string">
            <text:p>PhTreeMM2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48441" calcext:value-type="float">
            <text:p>1948441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76348" calcext:value-type="float">
            <text:p>2.76348</text:p>
          </table:table-cell>
          <table:table-cell table:number-columns-repeated="2" office:value-type="string" calcext:value-type="string">
            <text:p>M/s</text:p>
          </table:table-cell>
          <table:table-cell table:formula="of:=IF([.J34]=&quot;k/s&quot;; [.I34]/1000; [.I34])" office:value-type="float" office:value="2.76348" calcext:value-type="float">
            <text:p>2.76348</text:p>
          </table:table-cell>
        </table:table-row>
        <table:table-row table:style-name="ro1">
          <table:table-cell/>
          <table:table-cell office:value-type="string" calcext:value-type="string">
            <text:p>PhTreeMM2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54293" calcext:value-type="float">
            <text:p>1554293</text:p>
          </table:table-cell>
          <table:table-cell office:value-type="float" office:value="3.01963" calcext:value-type="float">
            <text:p>3.01963</text:p>
          </table:table-cell>
          <table:table-cell office:value-type="float" office:value="2.21088" calcext:value-type="float">
            <text:p>2.21088</text:p>
          </table:table-cell>
          <table:table-cell table:number-columns-repeated="2" office:value-type="string" calcext:value-type="string">
            <text:p>M/s</text:p>
          </table:table-cell>
          <table:table-cell table:formula="of:=IF([.J35]=&quot;k/s&quot;; [.I35]/1000; [.I35])" office:value-type="float" office:value="2.21088" calcext:value-type="float">
            <text:p>2.21088</text:p>
          </table:table-cell>
        </table:table-row>
        <table:table-row table:style-name="ro1">
          <table:table-cell/>
          <table:table-cell office:value-type="string" calcext:value-type="string">
            <text:p>PhTreeMM2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54971" calcext:value-type="float">
            <text:p>1154971</text:p>
          </table:table-cell>
          <table:table-cell office:value-type="float" office:value="3.04997" calcext:value-type="float">
            <text:p>3.04997</text:p>
          </table:table-cell>
          <table:table-cell office:value-type="float" office:value="1.64656" calcext:value-type="float">
            <text:p>1.64656</text:p>
          </table:table-cell>
          <table:table-cell table:number-columns-repeated="2" office:value-type="string" calcext:value-type="string">
            <text:p>M/s</text:p>
          </table:table-cell>
          <table:table-cell table:formula="of:=IF([.J36]=&quot;k/s&quot;; [.I36]/1000; [.I36])" office:value-type="float" office:value="1.64656" calcext:value-type="float">
            <text:p>1.64656</text:p>
          </table:table-cell>
        </table:table-row>
        <table:table-row table:style-name="ro1">
          <table:table-cell/>
          <table:table-cell office:value-type="string" calcext:value-type="string">
            <text:p>PhTreeMM2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42388" calcext:value-type="float">
            <text:p>542388</text:p>
          </table:table-cell>
          <table:table-cell office:value-type="float" office:value="3.36064" calcext:value-type="float">
            <text:p>3.36064</text:p>
          </table:table-cell>
          <table:table-cell office:value-type="float" office:value="776.519" calcext:value-type="float">
            <text:p>776.519</text:p>
          </table:table-cell>
          <table:table-cell table:number-columns-repeated="2" office:value-type="string" calcext:value-type="string">
            <text:p>k/s</text:p>
          </table:table-cell>
          <table:table-cell table:formula="of:=IF([.J37]=&quot;k/s&quot;; [.I37]/1000; [.I37])" office:value-type="float" office:value="0.776519" calcext:value-type="float">
            <text:p>0.776519</text:p>
          </table:table-cell>
        </table:table-row>
        <table:table-row table:style-name="ro1">
          <table:table-cell/>
          <table:table-cell office:value-type="string" calcext:value-type="string">
            <text:p>TinspinKDTree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6133" calcext:value-type="float">
            <text:p>296133</text:p>
          </table:table-cell>
          <table:table-cell office:value-type="float" office:value="2.99719" calcext:value-type="float">
            <text:p>2.99719</text:p>
          </table:table-cell>
          <table:table-cell office:value-type="float" office:value="424.724" calcext:value-type="float">
            <text:p>424.724</text:p>
          </table:table-cell>
          <table:table-cell table:number-columns-repeated="2" office:value-type="string" calcext:value-type="string">
            <text:p>k/s</text:p>
          </table:table-cell>
          <table:table-cell table:formula="of:=IF([.J38]=&quot;k/s&quot;; [.I38]/1000; [.I38])" office:value-type="float" office:value="0.424724" calcext:value-type="float">
            <text:p>0.424724</text:p>
          </table:table-cell>
        </table:table-row>
        <table:table-row table:style-name="ro1">
          <table:table-cell/>
          <table:table-cell office:value-type="string" calcext:value-type="string">
            <text:p>TinspinKDTree/WEB/1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361" calcext:value-type="float">
            <text:p>177361</text:p>
          </table:table-cell>
          <table:table-cell office:value-type="float" office:value="3.01975" calcext:value-type="float">
            <text:p>3.01975</text:p>
          </table:table-cell>
          <table:table-cell office:value-type="float" office:value="253.677" calcext:value-type="float">
            <text:p>253.677</text:p>
          </table:table-cell>
          <table:table-cell table:number-columns-repeated="2" office:value-type="string" calcext:value-type="string">
            <text:p>k/s</text:p>
          </table:table-cell>
          <table:table-cell table:formula="of:=IF([.J39]=&quot;k/s&quot;; [.I39]/1000; [.I39])" office:value-type="float" office:value="0.253677" calcext:value-type="float">
            <text:p>0.253677</text:p>
          </table:table-cell>
        </table:table-row>
        <table:table-row table:style-name="ro1">
          <table:table-cell/>
          <table:table-cell office:value-type="string" calcext:value-type="string">
            <text:p>TinspinKDTree/WEB/100000/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0178" calcext:value-type="float">
            <text:p>140178</text:p>
          </table:table-cell>
          <table:table-cell office:value-type="float" office:value="3.05029" calcext:value-type="float">
            <text:p>3.05029</text:p>
          </table:table-cell>
          <table:table-cell office:value-type="float" office:value="201.966" calcext:value-type="float">
            <text:p>201.966</text:p>
          </table:table-cell>
          <table:table-cell table:number-columns-repeated="2" office:value-type="string" calcext:value-type="string">
            <text:p>k/s</text:p>
          </table:table-cell>
          <table:table-cell table:formula="of:=IF([.J40]=&quot;k/s&quot;; [.I40]/1000; [.I40])" office:value-type="float" office:value="0.201966" calcext:value-type="float">
            <text:p>0.201966</text:p>
          </table:table-cell>
        </table:table-row>
        <table:table-row table:style-name="ro1">
          <table:table-cell/>
          <table:table-cell office:value-type="string" calcext:value-type="string">
            <text:p>TinspinKDTree/WEB/1000000/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507" calcext:value-type="float">
            <text:p>56507</text:p>
          </table:table-cell>
          <table:table-cell office:value-type="float" office:value="3.36489" calcext:value-type="float">
            <text:p>3.36489</text:p>
          </table:table-cell>
          <table:table-cell office:value-type="float" office:value="80.9493" calcext:value-type="float">
            <text:p>80.9493</text:p>
          </table:table-cell>
          <table:table-cell table:number-columns-repeated="2" office:value-type="string" calcext:value-type="string">
            <text:p>k/s</text:p>
          </table:table-cell>
          <table:table-cell table:formula="of:=IF([.J41]=&quot;k/s&quot;; [.I41]/1000; [.I41])" office:value-type="float" office:value="0.0809493" calcext:value-type="float">
            <text:p>0.0809493</text:p>
          </table:table-cell>
        </table:table-row>
        <table:table-row table:style-name="ro1">
          <table:table-cell/>
          <table:table-cell office:value-type="string" calcext:value-type="string">
            <text:p>TinspinQuadtree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18971" calcext:value-type="float">
            <text:p>2118971</text:p>
          </table:table-cell>
          <table:table-cell office:value-type="float" office:value="2.99709" calcext:value-type="float">
            <text:p>2.99709</text:p>
          </table:table-cell>
          <table:table-cell office:value-type="float" office:value="3.05013" calcext:value-type="float">
            <text:p>3.05013</text:p>
          </table:table-cell>
          <table:table-cell table:number-columns-repeated="2" office:value-type="string" calcext:value-type="string">
            <text:p>M/s</text:p>
          </table:table-cell>
          <table:table-cell table:formula="of:=IF([.J42]=&quot;k/s&quot;; [.I42]/1000; [.I42])" office:value-type="float" office:value="3.05013" calcext:value-type="float">
            <text:p>3.05013</text:p>
          </table:table-cell>
        </table:table-row>
        <table:table-row table:style-name="ro1">
          <table:table-cell/>
          <table:table-cell office:value-type="string" calcext:value-type="string">
            <text:p>TinspinQuad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0584" calcext:value-type="float">
            <text:p>1350584</text:p>
          </table:table-cell>
          <table:table-cell office:value-type="float" office:value="3.0197" calcext:value-type="float">
            <text:p>3.0197</text:p>
          </table:table-cell>
          <table:table-cell office:value-type="float" office:value="1.93586" calcext:value-type="float">
            <text:p>1.93586</text:p>
          </table:table-cell>
          <table:table-cell table:number-columns-repeated="2" office:value-type="string" calcext:value-type="string">
            <text:p>M/s</text:p>
          </table:table-cell>
          <table:table-cell table:formula="of:=IF([.J43]=&quot;k/s&quot;; [.I43]/1000; [.I43])" office:value-type="float" office:value="1.93586" calcext:value-type="float">
            <text:p>1.93586</text:p>
          </table:table-cell>
        </table:table-row>
        <table:table-row table:style-name="ro1">
          <table:table-cell/>
          <table:table-cell office:value-type="string" calcext:value-type="string">
            <text:p>TinspinQuad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29503" calcext:value-type="float">
            <text:p>929503</text:p>
          </table:table-cell>
          <table:table-cell office:value-type="float" office:value="3.05015" calcext:value-type="float">
            <text:p>3.05015</text:p>
          </table:table-cell>
          <table:table-cell office:value-type="float" office:value="1.32262" calcext:value-type="float">
            <text:p>1.32262</text:p>
          </table:table-cell>
          <table:table-cell table:number-columns-repeated="2" office:value-type="string" calcext:value-type="string">
            <text:p>M/s</text:p>
          </table:table-cell>
          <table:table-cell table:formula="of:=IF([.J44]=&quot;k/s&quot;; [.I44]/1000; [.I44])" office:value-type="float" office:value="1.32262" calcext:value-type="float">
            <text:p>1.32262</text:p>
          </table:table-cell>
        </table:table-row>
        <table:table-row table:style-name="ro1">
          <table:table-cell/>
          <table:table-cell office:value-type="string" calcext:value-type="string">
            <text:p>TinspinQuadtree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0561" calcext:value-type="float">
            <text:p>430561</text:p>
          </table:table-cell>
          <table:table-cell office:value-type="float" office:value="3.36083" calcext:value-type="float">
            <text:p>3.36083</text:p>
          </table:table-cell>
          <table:table-cell office:value-type="float" office:value="614.73" calcext:value-type="float">
            <text:p>614.73</text:p>
          </table:table-cell>
          <table:table-cell table:number-columns-repeated="2" office:value-type="string" calcext:value-type="string">
            <text:p>k/s</text:p>
          </table:table-cell>
          <table:table-cell table:formula="of:=IF([.J45]=&quot;k/s&quot;; [.I45]/1000; [.I45])" office:value-type="float" office:value="0.61473" calcext:value-type="float">
            <text:p>0.61473</text:p>
          </table:table-cell>
        </table:table-row>
        <table:table-row table:style-name="ro1">
          <table:table-cell/>
          <table:table-cell office:value-type="string" calcext:value-type="string">
            <text:p>BoostRT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893760" calcext:value-type="float">
            <text:p>1893760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69746" calcext:value-type="float">
            <text:p>2.69746</text:p>
          </table:table-cell>
          <table:table-cell table:number-columns-repeated="2" office:value-type="string" calcext:value-type="string">
            <text:p>M/s</text:p>
          </table:table-cell>
          <table:table-cell table:formula="of:=IF([.J46]=&quot;k/s&quot;; [.I46]/1000; [.I46])" office:value-type="float" office:value="2.69746" calcext:value-type="float">
            <text:p>2.69746</text:p>
          </table:table-cell>
        </table:table-row>
        <table:table-row table:style-name="ro1">
          <table:table-cell/>
          <table:table-cell office:value-type="string" calcext:value-type="string">
            <text:p>BoostRT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95737" calcext:value-type="float">
            <text:p>1195737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.72191" calcext:value-type="float">
            <text:p>1.72191</text:p>
          </table:table-cell>
          <table:table-cell table:number-columns-repeated="2" office:value-type="string" calcext:value-type="string">
            <text:p>M/s</text:p>
          </table:table-cell>
          <table:table-cell table:formula="of:=IF([.J47]=&quot;k/s&quot;; [.I47]/1000; [.I47])" office:value-type="float" office:value="1.72191" calcext:value-type="float">
            <text:p>1.72191</text:p>
          </table:table-cell>
        </table:table-row>
        <table:table-row table:style-name="ro1">
          <table:table-cell/>
          <table:table-cell office:value-type="string" calcext:value-type="string">
            <text:p>BoostRT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0439" calcext:value-type="float">
            <text:p>550439</text:p>
          </table:table-cell>
          <table:table-cell office:value-type="float" office:value="3.05009" calcext:value-type="float">
            <text:p>3.05009</text:p>
          </table:table-cell>
          <table:table-cell office:value-type="float" office:value="784.176" calcext:value-type="float">
            <text:p>784.176</text:p>
          </table:table-cell>
          <table:table-cell table:number-columns-repeated="2" office:value-type="string" calcext:value-type="string">
            <text:p>k/s</text:p>
          </table:table-cell>
          <table:table-cell table:formula="of:=IF([.J48]=&quot;k/s&quot;; [.I48]/1000; [.I48])" office:value-type="float" office:value="0.784176" calcext:value-type="float">
            <text:p>0.784176</text:p>
          </table:table-cell>
        </table:table-row>
        <table:table-row table:style-name="ro1">
          <table:table-cell/>
          <table:table-cell office:value-type="string" calcext:value-type="string">
            <text:p>BoostRT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9060" calcext:value-type="float">
            <text:p>189060</text:p>
          </table:table-cell>
          <table:table-cell office:value-type="float" office:value="3.36276" calcext:value-type="float">
            <text:p>3.36276</text:p>
          </table:table-cell>
          <table:table-cell office:value-type="float" office:value="271.752" calcext:value-type="float">
            <text:p>271.752</text:p>
          </table:table-cell>
          <table:table-cell table:number-columns-repeated="2" office:value-type="string" calcext:value-type="string">
            <text:p>k/s</text:p>
          </table:table-cell>
          <table:table-cell table:formula="of:=IF([.J49]=&quot;k/s&quot;; [.I49]/1000; [.I49])" office:value-type="float" office:value="0.271752" calcext:value-type="float">
            <text:p>0.271752</text:p>
          </table:table-cell>
        </table:table-row>
        <table:table-row table:style-name="ro1">
          <table:table-cell/>
          <table:table-cell office:value-type="string" calcext:value-type="string">
            <text:p>FlannKDS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4654" calcext:value-type="float">
            <text:p>1354654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9592" calcext:value-type="float">
            <text:p>1.9592</text:p>
          </table:table-cell>
          <table:table-cell table:number-columns-repeated="2" office:value-type="string" calcext:value-type="string">
            <text:p>M/s</text:p>
          </table:table-cell>
          <table:table-cell table:formula="of:=IF([.J50]=&quot;k/s&quot;; [.I50]/1000; [.I50])" office:value-type="float" office:value="1.9592" calcext:value-type="float">
            <text:p>1.9592</text:p>
          </table:table-cell>
        </table:table-row>
        <table:table-row table:style-name="ro1">
          <table:table-cell/>
          <table:table-cell office:value-type="string" calcext:value-type="string">
            <text:p>FlannKDS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2088" calcext:value-type="float">
            <text:p>1122088</text:p>
          </table:table-cell>
          <table:table-cell office:value-type="float" office:value="3.0198" calcext:value-type="float">
            <text:p>3.0198</text:p>
          </table:table-cell>
          <table:table-cell office:value-type="float" office:value="1.59923" calcext:value-type="float">
            <text:p>1.59923</text:p>
          </table:table-cell>
          <table:table-cell table:number-columns-repeated="2" office:value-type="string" calcext:value-type="string">
            <text:p>M/s</text:p>
          </table:table-cell>
          <table:table-cell table:formula="of:=IF([.J51]=&quot;k/s&quot;; [.I51]/1000; [.I51])" office:value-type="float" office:value="1.59923" calcext:value-type="float">
            <text:p>1.59923</text:p>
          </table:table-cell>
        </table:table-row>
        <table:table-row table:style-name="ro1">
          <table:table-cell/>
          <table:table-cell office:value-type="string" calcext:value-type="string">
            <text:p>FlannKDS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94195" calcext:value-type="float">
            <text:p>894195</text:p>
          </table:table-cell>
          <table:table-cell office:value-type="float" office:value="3.05016" calcext:value-type="float">
            <text:p>3.05016</text:p>
          </table:table-cell>
          <table:table-cell office:value-type="float" office:value="1.28678" calcext:value-type="float">
            <text:p>1.28678</text:p>
          </table:table-cell>
          <table:table-cell table:number-columns-repeated="2" office:value-type="string" calcext:value-type="string">
            <text:p>M/s</text:p>
          </table:table-cell>
          <table:table-cell table:formula="of:=IF([.J52]=&quot;k/s&quot;; [.I52]/1000; [.I52])" office:value-type="float" office:value="1.28678" calcext:value-type="float">
            <text:p>1.28678</text:p>
          </table:table-cell>
        </table:table-row>
        <table:table-row table:style-name="ro1">
          <table:table-cell/>
          <table:table-cell office:value-type="string" calcext:value-type="string">
            <text:p>FlannKDS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5666" calcext:value-type="float">
            <text:p>445666</text:p>
          </table:table-cell>
          <table:table-cell office:value-type="float" office:value="3.36092" calcext:value-type="float">
            <text:p>3.36092</text:p>
          </table:table-cell>
          <table:table-cell office:value-type="float" office:value="641.213" calcext:value-type="float">
            <text:p>641.213</text:p>
          </table:table-cell>
          <table:table-cell table:number-columns-repeated="2" office:value-type="string" calcext:value-type="string">
            <text:p>k/s</text:p>
          </table:table-cell>
          <table:table-cell table:formula="of:=IF([.J53]=&quot;k/s&quot;; [.I53]/1000; [.I53])" office:value-type="float" office:value="0.641213" calcext:value-type="float">
            <text:p>0.641213</text:p>
          </table:table-cell>
        </table:table-row>
        <table:table-row table:style-name="ro1">
          <table:table-cell/>
          <table:table-cell office:value-type="string" calcext:value-type="string">
            <text:p>BBTree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74482" calcext:value-type="float">
            <text:p>974482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36465" calcext:value-type="float">
            <text:p>1.36465</text:p>
          </table:table-cell>
          <table:table-cell table:number-columns-repeated="2" office:value-type="string" calcext:value-type="string">
            <text:p>M/s</text:p>
          </table:table-cell>
          <table:table-cell table:formula="of:=IF([.J54]=&quot;k/s&quot;; [.I54]/1000; [.I54])" office:value-type="float" office:value="1.36465" calcext:value-type="float">
            <text:p>1.36465</text:p>
          </table:table-cell>
        </table:table-row>
        <table:table-row table:style-name="ro1">
          <table:table-cell/>
          <table:table-cell office:value-type="string" calcext:value-type="string">
            <text:p>BB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38640" calcext:value-type="float">
            <text:p>738640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086.76" calcext:value-type="float">
            <text:p>1086.76</text:p>
          </table:table-cell>
          <table:table-cell table:number-columns-repeated="2" office:value-type="string" calcext:value-type="string">
            <text:p>k/s</text:p>
          </table:table-cell>
          <table:table-cell table:formula="of:=IF([.J55]=&quot;k/s&quot;; [.I55]/1000; [.I55])" office:value-type="float" office:value="1.08676" calcext:value-type="float">
            <text:p>1.08676</text:p>
          </table:table-cell>
        </table:table-row>
        <table:table-row table:style-name="ro1">
          <table:table-cell/>
          <table:table-cell office:value-type="string" calcext:value-type="string">
            <text:p>BB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0190" calcext:value-type="float">
            <text:p>580190</text:p>
          </table:table-cell>
          <table:table-cell office:value-type="float" office:value="3.0502" calcext:value-type="float">
            <text:p>3.0502</text:p>
          </table:table-cell>
          <table:table-cell office:value-type="float" office:value="836.204" calcext:value-type="float">
            <text:p>836.204</text:p>
          </table:table-cell>
          <table:table-cell table:number-columns-repeated="2" office:value-type="string" calcext:value-type="string">
            <text:p>k/s</text:p>
          </table:table-cell>
          <table:table-cell table:formula="of:=IF([.J56]=&quot;k/s&quot;; [.I56]/1000; [.I56])" office:value-type="float" office:value="0.836204" calcext:value-type="float">
            <text:p>0.836204</text:p>
          </table:table-cell>
        </table:table-row>
        <table:table-row table:style-name="ro1">
          <table:table-cell/>
          <table:table-cell office:value-type="string" calcext:value-type="string">
            <text:p>BBTree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8732" calcext:value-type="float">
            <text:p>198732</text:p>
          </table:table-cell>
          <table:table-cell office:value-type="float" office:value="3.36296" calcext:value-type="float">
            <text:p>3.36296</text:p>
          </table:table-cell>
          <table:table-cell office:value-type="float" office:value="279.992" calcext:value-type="float">
            <text:p>279.992</text:p>
          </table:table-cell>
          <table:table-cell table:number-columns-repeated="2" office:value-type="string" calcext:value-type="string">
            <text:p>k/s</text:p>
          </table:table-cell>
          <table:table-cell table:formula="of:=IF([.J57]=&quot;k/s&quot;; [.I57]/1000; [.I57])" office:value-type="float" office:value="0.279992" calcext:value-type="float">
            <text:p>0.279992</text:p>
          </table:table-cell>
        </table:table-row>
        <table:table-row table:style-name="ro1">
          <table:table-cell/>
          <table:table-cell office:value-type="string" calcext:value-type="string">
            <text:p>LsiRT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037" calcext:value-type="float">
            <text:p>365037</text:p>
          </table:table-cell>
          <table:table-cell office:value-type="float" office:value="2.9971" calcext:value-type="float">
            <text:p>2.9971</text:p>
          </table:table-cell>
          <table:table-cell office:value-type="float" office:value="509.293" calcext:value-type="float">
            <text:p>509.293</text:p>
          </table:table-cell>
          <table:table-cell table:number-columns-repeated="2" office:value-type="string" calcext:value-type="string">
            <text:p>k/s</text:p>
          </table:table-cell>
          <table:table-cell table:formula="of:=IF([.J58]=&quot;k/s&quot;; [.I58]/1000; [.I58])" office:value-type="float" office:value="0.509293" calcext:value-type="float">
            <text:p>0.509293</text:p>
          </table:table-cell>
        </table:table-row>
        <table:table-row table:style-name="ro1">
          <table:table-cell/>
          <table:table-cell office:value-type="string" calcext:value-type="string">
            <text:p>LsiRT/WEB/10000/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4056" calcext:value-type="float">
            <text:p>234056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336.565" calcext:value-type="float">
            <text:p>336.565</text:p>
          </table:table-cell>
          <table:table-cell table:number-columns-repeated="2" office:value-type="string" calcext:value-type="string">
            <text:p>k/s</text:p>
          </table:table-cell>
          <table:table-cell table:formula="of:=IF([.J59]=&quot;k/s&quot;; [.I59]/1000; [.I59])" office:value-type="float" office:value="0.336565" calcext:value-type="float">
            <text:p>0.336565</text:p>
          </table:table-cell>
        </table:table-row>
        <table:table-row table:style-name="ro1">
          <table:table-cell/>
          <table:table-cell office:value-type="string" calcext:value-type="string">
            <text:p>LsiRT/WEB/100000/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6540" calcext:value-type="float">
            <text:p>96540</text:p>
          </table:table-cell>
          <table:table-cell office:value-type="float" office:value="3.04963" calcext:value-type="float">
            <text:p>3.04963</text:p>
          </table:table-cell>
          <table:table-cell office:value-type="float" office:value="140.769" calcext:value-type="float">
            <text:p>140.769</text:p>
          </table:table-cell>
          <table:table-cell table:number-columns-repeated="2" office:value-type="string" calcext:value-type="string">
            <text:p>k/s</text:p>
          </table:table-cell>
          <table:table-cell table:formula="of:=IF([.J60]=&quot;k/s&quot;; [.I60]/1000; [.I60])" office:value-type="float" office:value="0.140769" calcext:value-type="float">
            <text:p>0.140769</text:p>
          </table:table-cell>
        </table:table-row>
        <table:table-row table:style-name="ro1">
          <table:table-cell/>
          <table:table-cell office:value-type="string" calcext:value-type="string">
            <text:p>LsiRT/WEB/1000000/3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24" calcext:value-type="float">
            <text:p>32224</text:p>
          </table:table-cell>
          <table:table-cell office:value-type="float" office:value="3.36637" calcext:value-type="float">
            <text:p>3.36637</text:p>
          </table:table-cell>
          <table:table-cell office:value-type="float" office:value="46.0935" calcext:value-type="float">
            <text:p>46.0935</text:p>
          </table:table-cell>
          <table:table-cell table:number-columns-repeated="2" office:value-type="string" calcext:value-type="string">
            <text:p>k/s</text:p>
          </table:table-cell>
          <table:table-cell table:formula="of:=IF([.J61]=&quot;k/s&quot;; [.I61]/1000; [.I61])" office:value-type="float" office:value="0.0460935" calcext:value-type="float">
            <text:p>0.0460935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86012" calcext:value-type="float">
            <text:p>1686012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39658" calcext:value-type="float">
            <text:p>2.39658</text:p>
          </table:table-cell>
          <table:table-cell table:number-columns-repeated="2" office:value-type="string" calcext:value-type="string">
            <text:p>M/s</text:p>
          </table:table-cell>
          <table:table-cell table:formula="of:=IF([.J62]=&quot;k/s&quot;; [.I62]/1000; [.I62])" office:value-type="float" office:value="2.39658" calcext:value-type="float">
            <text:p>2.39658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17456" calcext:value-type="float">
            <text:p>1517456</text:p>
          </table:table-cell>
          <table:table-cell office:value-type="float" office:value="3.01968" calcext:value-type="float">
            <text:p>3.01968</text:p>
          </table:table-cell>
          <table:table-cell office:value-type="float" office:value="2.18279" calcext:value-type="float">
            <text:p>2.18279</text:p>
          </table:table-cell>
          <table:table-cell table:number-columns-repeated="2" office:value-type="string" calcext:value-type="string">
            <text:p>M/s</text:p>
          </table:table-cell>
          <table:table-cell table:formula="of:=IF([.J63]=&quot;k/s&quot;; [.I63]/1000; [.I63])" office:value-type="float" office:value="2.18279" calcext:value-type="float">
            <text:p>2.1827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76574" calcext:value-type="float">
            <text:p>876574</text:p>
          </table:table-cell>
          <table:table-cell office:value-type="float" office:value="3.05013" calcext:value-type="float">
            <text:p>3.05013</text:p>
          </table:table-cell>
          <table:table-cell office:value-type="float" office:value="1.24629" calcext:value-type="float">
            <text:p>1.24629</text:p>
          </table:table-cell>
          <table:table-cell table:number-columns-repeated="2" office:value-type="string" calcext:value-type="string">
            <text:p>M/s</text:p>
          </table:table-cell>
          <table:table-cell table:formula="of:=IF([.J64]=&quot;k/s&quot;; [.I64]/1000; [.I64])" office:value-type="float" office:value="1.24629" calcext:value-type="float">
            <text:p>1.2462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24166" calcext:value-type="float">
            <text:p>524166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751.365" calcext:value-type="float">
            <text:p>751.365</text:p>
          </table:table-cell>
          <table:table-cell table:number-columns-repeated="2" office:value-type="string" calcext:value-type="string">
            <text:p>k/s</text:p>
          </table:table-cell>
          <table:table-cell table:formula="of:=IF([.J65]=&quot;k/s&quot;; [.I65]/1000; [.I65])" office:value-type="float" office:value="0.751365" calcext:value-type="float">
            <text:p>0.751365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nn_mm_d - D3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3'.A30:'knn_mm_d - D3'.A33 'knn_mm_d - D3'.B30:'knn_mm_d - D3'.B30 'knn_mm_d - D3'.N30:'knn_mm_d - D3'.N33 'knn_mm_d - D3'.A30:'knn_mm_d - D3'.A33 'knn_mm_d - D3'.B46:'knn_mm_d - D3'.B46 'knn_mm_d - D3'.N46:'knn_mm_d - D3'.N49 'knn_mm_d - D3'.A30:'knn_mm_d - D3'.A33 'knn_mm_d - D3'.B62:'knn_mm_d - D3'.B62 'knn_mm_d - D3'.N62:'knn_mm_d - D3'.N65 'knn_mm_d - D3'.A30:'knn_mm_d - D3'.A33 'knn_mm_d - D3'.B78:'knn_mm_d - D3'.B78 'knn_mm_d - D3'.N78:'knn_mm_d - D3'.N81 'knn_mm_d - D3'.A30:'knn_mm_d - D3'.A33 'knn_mm_d - D3'.B94:'knn_mm_d - D3'.B94 'knn_mm_d - D3'.N94:'knn_mm_d - D3'.N97 'knn_mm_d - D3'.A30:'knn_mm_d - D3'.A33 'knn_mm_d - D3'.B110:'knn_mm_d - D3'.B110 'knn_mm_d - D3'.N110:'knn_mm_d - D3'.N1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3'.A30:'knn_mm_d - D3'.A33 'knn_mm_d - D3'.B30:'knn_mm_d - D3'.B30 'knn_mm_d - D3'.N34:'knn_mm_d - D3'.N37 'knn_mm_d - D3'.A30:'knn_mm_d - D3'.A33 'knn_mm_d - D3'.B46:'knn_mm_d - D3'.B46 'knn_mm_d - D3'.N50:'knn_mm_d - D3'.N53 'knn_mm_d - D3'.A30:'knn_mm_d - D3'.A33 'knn_mm_d - D3'.B62:'knn_mm_d - D3'.B62 'knn_mm_d - D3'.N66:'knn_mm_d - D3'.N69 'knn_mm_d - D3'.A30:'knn_mm_d - D3'.A33 'knn_mm_d - D3'.B78:'knn_mm_d - D3'.B78 'knn_mm_d - D3'.N82:'knn_mm_d - D3'.N85 'knn_mm_d - D3'.A30:'knn_mm_d - D3'.A33 'knn_mm_d - D3'.B94:'knn_mm_d - D3'.B94 'knn_mm_d - D3'.N98:'knn_mm_d - D3'.N101 'knn_mm_d - D3'.A30:'knn_mm_d - D3'.A33 'knn_mm_d - D3'.B110:'knn_mm_d - D3'.B110 'knn_mm_d - D3'.N114:'knn_mm_d - D3'.N1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04085" calcext:value-type="float">
            <text:p>104085</text:p>
          </table:table-cell>
          <table:table-cell office:value-type="float" office:value="1" calcext:value-type="float">
            <text:p>1</text:p>
          </table:table-cell>
          <table:table-cell office:value-type="float" office:value="156.2" calcext:value-type="float">
            <text:p>156.2</text:p>
          </table:table-cell>
          <table:table-cell office:value-type="string" calcext:value-type="string">
            <text:p>k/s</text:p>
          </table:table-cell>
          <table:table-cell office:value-type="float" office:value="156.2" calcext:value-type="float">
            <text:p>156.2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; IF([.J30]=&quot;M/s&quot;; [.I30]*1000; [.I30]/1000))"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52321" calcext:value-type="float">
            <text:p>52321</text:p>
          </table:table-cell>
          <table:table-cell office:value-type="float" office:value="1" calcext:value-type="float">
            <text:p>1</text:p>
          </table:table-cell>
          <table:table-cell office:value-type="float" office:value="73.8555" calcext:value-type="float">
            <text:p>73.8555</text:p>
          </table:table-cell>
          <table:table-cell office:value-type="string" calcext:value-type="string">
            <text:p>k/s</text:p>
          </table:table-cell>
          <table:table-cell office:value-type="float" office:value="73.8555" calcext:value-type="float">
            <text:p>73.8555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; IF([.J31]=&quot;M/s&quot;; [.I31]*1000; [.I31]/1000))" office:value-type="float" office:value="73.8555" calcext:value-type="float">
            <text:p>73.855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1792" calcext:value-type="float">
            <text:p>31792</text:p>
          </table:table-cell>
          <table:table-cell office:value-type="float" office:value="1" calcext:value-type="float">
            <text:p>1</text:p>
          </table:table-cell>
          <table:table-cell office:value-type="float" office:value="45.1405" calcext:value-type="float">
            <text:p>45.1405</text:p>
          </table:table-cell>
          <table:table-cell office:value-type="string" calcext:value-type="string">
            <text:p>k/s</text:p>
          </table:table-cell>
          <table:table-cell office:value-type="float" office:value="45.1405" calcext:value-type="float">
            <text:p>45.1405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; IF([.J32]=&quot;M/s&quot;; [.I32]*1000; [.I32]/1000))" office:value-type="float" office:value="45.1405" calcext:value-type="float">
            <text:p>45.14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2006" calcext:value-type="float">
            <text:p>22006</text:p>
          </table:table-cell>
          <table:table-cell office:value-type="float" office:value="1" calcext:value-type="float">
            <text:p>1</text:p>
          </table:table-cell>
          <table:table-cell office:value-type="float" office:value="31.3302" calcext:value-type="float">
            <text:p>31.3302</text:p>
          </table:table-cell>
          <table:table-cell office:value-type="string" calcext:value-type="string">
            <text:p>k/s</text:p>
          </table:table-cell>
          <table:table-cell office:value-type="float" office:value="31.3302" calcext:value-type="float">
            <text:p>31.3302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; IF([.J33]=&quot;M/s&quot;; [.I33]*1000; [.I33]/1000))" office:value-type="float" office:value="31.3302" calcext:value-type="float">
            <text:p>31.3302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72837" calcext:value-type="float">
            <text:p>672837</text:p>
          </table:table-cell>
          <table:table-cell office:value-type="float" office:value="1" calcext:value-type="float">
            <text:p>1</text:p>
          </table:table-cell>
          <table:table-cell office:value-type="float" office:value="943.814" calcext:value-type="float">
            <text:p>943.814</text:p>
          </table:table-cell>
          <table:table-cell office:value-type="string" calcext:value-type="string">
            <text:p>k/s</text:p>
          </table:table-cell>
          <table:table-cell office:value-type="float" office:value="943.814" calcext:value-type="float">
            <text:p>943.814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k/s&quot;; [.I34]; IF([.J34]=&quot;M/s&quot;; [.I34]*1000; [.I34]/1000))" office:value-type="float" office:value="943.814" calcext:value-type="float">
            <text:p>943.814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5745" calcext:value-type="float">
            <text:p>275745</text:p>
          </table:table-cell>
          <table:table-cell office:value-type="float" office:value="1" calcext:value-type="float">
            <text:p>1</text:p>
          </table:table-cell>
          <table:table-cell office:value-type="float" office:value="394.128" calcext:value-type="float">
            <text:p>394.128</text:p>
          </table:table-cell>
          <table:table-cell office:value-type="string" calcext:value-type="string">
            <text:p>k/s</text:p>
          </table:table-cell>
          <table:table-cell office:value-type="float" office:value="394.128" calcext:value-type="float">
            <text:p>394.128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; IF([.J35]=&quot;M/s&quot;; [.I35]*1000; [.I35]/1000))" office:value-type="float" office:value="394.128" calcext:value-type="float">
            <text:p>394.128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74095" calcext:value-type="float">
            <text:p>74095</text:p>
          </table:table-cell>
          <table:table-cell office:value-type="float" office:value="1" calcext:value-type="float">
            <text:p>1</text:p>
          </table:table-cell>
          <table:table-cell office:value-type="float" office:value="105.863" calcext:value-type="float">
            <text:p>105.863</text:p>
          </table:table-cell>
          <table:table-cell office:value-type="string" calcext:value-type="string">
            <text:p>k/s</text:p>
          </table:table-cell>
          <table:table-cell office:value-type="float" office:value="105.863" calcext:value-type="float">
            <text:p>105.863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; IF([.J36]=&quot;M/s&quot;; [.I36]*1000; [.I36]/1000))" office:value-type="float" office:value="105.863" calcext:value-type="float">
            <text:p>105.863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797" calcext:value-type="float">
            <text:p>41797</text:p>
          </table:table-cell>
          <table:table-cell office:value-type="float" office:value="1" calcext:value-type="float">
            <text:p>1</text:p>
          </table:table-cell>
          <table:table-cell office:value-type="float" office:value="59.9999" calcext:value-type="float">
            <text:p>59.9999</text:p>
          </table:table-cell>
          <table:table-cell office:value-type="string" calcext:value-type="string">
            <text:p>k/s</text:p>
          </table:table-cell>
          <table:table-cell office:value-type="float" office:value="59.9999" calcext:value-type="float">
            <text:p>59.9999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; IF([.J37]=&quot;M/s&quot;; [.I37]*1000; [.I37]/1000))" office:value-type="float" office:value="59.9999" calcext:value-type="float">
            <text:p>59.9999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75489" calcext:value-type="float">
            <text:p>75489</text:p>
          </table:table-cell>
          <table:table-cell office:value-type="float" office:value="10" calcext:value-type="float">
            <text:p>10</text:p>
          </table:table-cell>
          <table:table-cell office:value-type="float" office:value="108.378" calcext:value-type="float">
            <text:p>108.378</text:p>
          </table:table-cell>
          <table:table-cell office:value-type="string" calcext:value-type="string">
            <text:p>k/s</text:p>
          </table:table-cell>
          <table:table-cell office:value-type="float" office:value="1083.78" calcext:value-type="float">
            <text:p>1083.78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; IF([.J38]=&quot;M/s&quot;; [.I38]*1000; [.I38]/1000))" office:value-type="float" office:value="108.378" calcext:value-type="float">
            <text:p>108.378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916" calcext:value-type="float">
            <text:p>37916</text:p>
          </table:table-cell>
          <table:table-cell office:value-type="float" office:value="10" calcext:value-type="float">
            <text:p>10</text:p>
          </table:table-cell>
          <table:table-cell office:value-type="float" office:value="53.8581" calcext:value-type="float">
            <text:p>53.8581</text:p>
          </table:table-cell>
          <table:table-cell office:value-type="string" calcext:value-type="string">
            <text:p>k/s</text:p>
          </table:table-cell>
          <table:table-cell office:value-type="float" office:value="538.581" calcext:value-type="float">
            <text:p>538.581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; IF([.J39]=&quot;M/s&quot;; [.I39]*1000; [.I39]/1000))" office:value-type="float" office:value="53.8581" calcext:value-type="float">
            <text:p>53.8581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453" calcext:value-type="float">
            <text:p>24453</text:p>
          </table:table-cell>
          <table:table-cell office:value-type="float" office:value="10" calcext:value-type="float">
            <text:p>10</text:p>
          </table:table-cell>
          <table:table-cell office:value-type="float" office:value="34.3037" calcext:value-type="float">
            <text:p>34.3037</text:p>
          </table:table-cell>
          <table:table-cell office:value-type="string" calcext:value-type="string">
            <text:p>k/s</text:p>
          </table:table-cell>
          <table:table-cell office:value-type="float" office:value="343.037" calcext:value-type="float">
            <text:p>343.037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; IF([.J40]=&quot;M/s&quot;; [.I40]*1000; [.I40]/1000))" office:value-type="float" office:value="34.3037" calcext:value-type="float">
            <text:p>34.3037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17625" calcext:value-type="float">
            <text:p>17625</text:p>
          </table:table-cell>
          <table:table-cell office:value-type="float" office:value="10" calcext:value-type="float">
            <text:p>10</text:p>
          </table:table-cell>
          <table:table-cell office:value-type="float" office:value="25.0448" calcext:value-type="float">
            <text:p>25.0448</text:p>
          </table:table-cell>
          <table:table-cell office:value-type="string" calcext:value-type="string">
            <text:p>k/s</text:p>
          </table:table-cell>
          <table:table-cell office:value-type="float" office:value="250.448" calcext:value-type="float">
            <text:p>250.448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; IF([.J41]=&quot;M/s&quot;; [.I41]*1000; [.I41]/1000))" office:value-type="float" office:value="25.0448" calcext:value-type="float">
            <text:p>25.0448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4402" calcext:value-type="float">
            <text:p>254402</text:p>
          </table:table-cell>
          <table:table-cell office:value-type="float" office:value="10" calcext:value-type="float">
            <text:p>10</text:p>
          </table:table-cell>
          <table:table-cell office:value-type="float" office:value="363.61" calcext:value-type="float">
            <text:p>363.61</text:p>
          </table:table-cell>
          <table:table-cell office:value-type="string" calcext:value-type="string">
            <text:p>k/s</text:p>
          </table:table-cell>
          <table:table-cell office:value-type="float" office:value="3.6361" calcext:value-type="float">
            <text:p>3.6361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; IF([.J42]=&quot;M/s&quot;; [.I42]*1000; [.I42]/1000))" office:value-type="float" office:value="363.61" calcext:value-type="float">
            <text:p>363.61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59095" calcext:value-type="float">
            <text:p>159095</text:p>
          </table:table-cell>
          <table:table-cell office:value-type="float" office:value="10" calcext:value-type="float">
            <text:p>10</text:p>
          </table:table-cell>
          <table:table-cell office:value-type="float" office:value="227.634" calcext:value-type="float">
            <text:p>227.634</text:p>
          </table:table-cell>
          <table:table-cell office:value-type="string" calcext:value-type="string">
            <text:p>k/s</text:p>
          </table:table-cell>
          <table:table-cell office:value-type="float" office:value="2.27634" calcext:value-type="float">
            <text:p>2.27634</text:p>
          </table:table-cell>
          <table:table-cell office:value-type="string" calcext:value-type="string">
            <text:p>M/s</text:p>
          </table:table-cell>
          <table:table-cell/>
          <table:table-cell table:formula="of:=IF([.J43]=&quot;k/s&quot;; [.I43]; IF([.J43]=&quot;M/s&quot;; [.I43]*1000; [.I43]/1000))" office:value-type="float" office:value="227.634" calcext:value-type="float">
            <text:p>227.634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686" calcext:value-type="float">
            <text:p>62686</text:p>
          </table:table-cell>
          <table:table-cell office:value-type="float" office:value="10" calcext:value-type="float">
            <text:p>10</text:p>
          </table:table-cell>
          <table:table-cell office:value-type="float" office:value="89.7475" calcext:value-type="float">
            <text:p>89.7475</text:p>
          </table:table-cell>
          <table:table-cell office:value-type="string" calcext:value-type="string">
            <text:p>k/s</text:p>
          </table:table-cell>
          <table:table-cell office:value-type="float" office:value="897.475" calcext:value-type="float">
            <text:p>897.475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; IF([.J44]=&quot;M/s&quot;; [.I44]*1000; [.I44]/1000))" office:value-type="float" office:value="89.7475" calcext:value-type="float">
            <text:p>89.7475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6799" calcext:value-type="float">
            <text:p>36799</text:p>
          </table:table-cell>
          <table:table-cell office:value-type="float" office:value="10" calcext:value-type="float">
            <text:p>10</text:p>
          </table:table-cell>
          <table:table-cell office:value-type="float" office:value="52.6455" calcext:value-type="float">
            <text:p>52.6455</text:p>
          </table:table-cell>
          <table:table-cell office:value-type="string" calcext:value-type="string">
            <text:p>k/s</text:p>
          </table:table-cell>
          <table:table-cell office:value-type="float" office:value="526.455" calcext:value-type="float">
            <text:p>526.455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; IF([.J45]=&quot;M/s&quot;; [.I45]*1000; [.I45]/1000))" office:value-type="float" office:value="52.6455" calcext:value-type="float">
            <text:p>52.6455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4814" calcext:value-type="float">
            <text:p>174814</text:p>
          </table:table-cell>
          <table:table-cell office:value-type="float" office:value="1" calcext:value-type="float">
            <text:p>1</text:p>
          </table:table-cell>
          <table:table-cell office:value-type="float" office:value="250.129" calcext:value-type="float">
            <text:p>250.129</text:p>
          </table:table-cell>
          <table:table-cell office:value-type="string" calcext:value-type="string">
            <text:p>k/s</text:p>
          </table:table-cell>
          <table:table-cell office:value-type="float" office:value="250.129" calcext:value-type="float">
            <text:p>250.129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; IF([.J46]=&quot;M/s&quot;; [.I46]*1000; [.I46]/1000))" office:value-type="float" office:value="250.129" calcext:value-type="float">
            <text:p>250.129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9785" calcext:value-type="float">
            <text:p>59785</text:p>
          </table:table-cell>
          <table:table-cell office:value-type="float" office:value="1" calcext:value-type="float">
            <text:p>1</text:p>
          </table:table-cell>
          <table:table-cell office:value-type="float" office:value="84.9571" calcext:value-type="float">
            <text:p>84.9571</text:p>
          </table:table-cell>
          <table:table-cell office:value-type="string" calcext:value-type="string">
            <text:p>k/s</text:p>
          </table:table-cell>
          <table:table-cell office:value-type="float" office:value="84.9571" calcext:value-type="float">
            <text:p>84.9571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; IF([.J47]=&quot;M/s&quot;; [.I47]*1000; [.I47]/1000))" office:value-type="float" office:value="84.9571" calcext:value-type="float">
            <text:p>84.9571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262" calcext:value-type="float">
            <text:p>35262</text:p>
          </table:table-cell>
          <table:table-cell office:value-type="float" office:value="1" calcext:value-type="float">
            <text:p>1</text:p>
          </table:table-cell>
          <table:table-cell office:value-type="float" office:value="49.9882" calcext:value-type="float">
            <text:p>49.9882</text:p>
          </table:table-cell>
          <table:table-cell office:value-type="string" calcext:value-type="string">
            <text:p>k/s</text:p>
          </table:table-cell>
          <table:table-cell office:value-type="float" office:value="49.9882" calcext:value-type="float">
            <text:p>49.9882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; IF([.J48]=&quot;M/s&quot;; [.I48]*1000; [.I48]/1000))" office:value-type="float" office:value="49.9882" calcext:value-type="float">
            <text:p>49.9882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23335" calcext:value-type="float">
            <text:p>23335</text:p>
          </table:table-cell>
          <table:table-cell office:value-type="float" office:value="1" calcext:value-type="float">
            <text:p>1</text:p>
          </table:table-cell>
          <table:table-cell office:value-type="float" office:value="33.3408" calcext:value-type="float">
            <text:p>33.3408</text:p>
          </table:table-cell>
          <table:table-cell office:value-type="string" calcext:value-type="string">
            <text:p>k/s</text:p>
          </table:table-cell>
          <table:table-cell office:value-type="float" office:value="33.3408" calcext:value-type="float">
            <text:p>33.3408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; IF([.J49]=&quot;M/s&quot;; [.I49]*1000; [.I49]/1000))" office:value-type="float" office:value="33.3408" calcext:value-type="float">
            <text:p>33.3408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12705" calcext:value-type="float">
            <text:p>812705</text:p>
          </table:table-cell>
          <table:table-cell office:value-type="float" office:value="1" calcext:value-type="float">
            <text:p>1</text:p>
          </table:table-cell>
          <table:table-cell office:value-type="float" office:value="1.16633" calcext:value-type="float">
            <text:p>1.16633</text:p>
          </table:table-cell>
          <table:table-cell office:value-type="string" calcext:value-type="string">
            <text:p>M/s</text:p>
          </table:table-cell>
          <table:table-cell office:value-type="float" office:value="1.16633" calcext:value-type="float">
            <text:p>1.16633</text:p>
          </table:table-cell>
          <table:table-cell office:value-type="string" calcext:value-type="string">
            <text:p>M/s</text:p>
          </table:table-cell>
          <table:table-cell/>
          <table:table-cell table:formula="of:=IF([.J50]=&quot;k/s&quot;; [.I50]; IF([.J50]=&quot;M/s&quot;; [.I50]*1000; [.I50]/1000))" office:value-type="float" office:value="1166.33" calcext:value-type="float">
            <text:p>1166.33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03783" calcext:value-type="float">
            <text:p>303783</text:p>
          </table:table-cell>
          <table:table-cell office:value-type="float" office:value="1" calcext:value-type="float">
            <text:p>1</text:p>
          </table:table-cell>
          <table:table-cell office:value-type="float" office:value="435.407" calcext:value-type="float">
            <text:p>435.407</text:p>
          </table:table-cell>
          <table:table-cell office:value-type="string" calcext:value-type="string">
            <text:p>k/s</text:p>
          </table:table-cell>
          <table:table-cell office:value-type="float" office:value="435.407" calcext:value-type="float">
            <text:p>435.407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; IF([.J51]=&quot;M/s&quot;; [.I51]*1000; [.I51]/1000))" office:value-type="float" office:value="435.407" calcext:value-type="float">
            <text:p>435.407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77627" calcext:value-type="float">
            <text:p>77627</text:p>
          </table:table-cell>
          <table:table-cell office:value-type="float" office:value="1" calcext:value-type="float">
            <text:p>1</text:p>
          </table:table-cell>
          <table:table-cell office:value-type="float" office:value="111.355" calcext:value-type="float">
            <text:p>111.355</text:p>
          </table:table-cell>
          <table:table-cell office:value-type="string" calcext:value-type="string">
            <text:p>k/s</text:p>
          </table:table-cell>
          <table:table-cell office:value-type="float" office:value="111.355" calcext:value-type="float">
            <text:p>111.355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; IF([.J52]=&quot;M/s&quot;; [.I52]*1000; [.I52]/1000))" office:value-type="float" office:value="111.355" calcext:value-type="float">
            <text:p>111.355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2939" calcext:value-type="float">
            <text:p>42939</text:p>
          </table:table-cell>
          <table:table-cell office:value-type="float" office:value="1" calcext:value-type="float">
            <text:p>1</text:p>
          </table:table-cell>
          <table:table-cell office:value-type="float" office:value="61.1573" calcext:value-type="float">
            <text:p>61.1573</text:p>
          </table:table-cell>
          <table:table-cell office:value-type="string" calcext:value-type="string">
            <text:p>k/s</text:p>
          </table:table-cell>
          <table:table-cell office:value-type="float" office:value="61.1573" calcext:value-type="float">
            <text:p>61.1573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; IF([.J53]=&quot;M/s&quot;; [.I53]*1000; [.I53]/1000))" office:value-type="float" office:value="61.1573" calcext:value-type="float">
            <text:p>61.1573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4434" calcext:value-type="float">
            <text:p>114434</text:p>
          </table:table-cell>
          <table:table-cell office:value-type="float" office:value="10" calcext:value-type="float">
            <text:p>10</text:p>
          </table:table-cell>
          <table:table-cell office:value-type="float" office:value="171.052" calcext:value-type="float">
            <text:p>171.052</text:p>
          </table:table-cell>
          <table:table-cell office:value-type="string" calcext:value-type="string">
            <text:p>k/s</text:p>
          </table:table-cell>
          <table:table-cell office:value-type="float" office:value="1.71052" calcext:value-type="float">
            <text:p>1.71052</text:p>
          </table:table-cell>
          <table:table-cell office:value-type="string" calcext:value-type="string">
            <text:p>M/s</text:p>
          </table:table-cell>
          <table:table-cell/>
          <table:table-cell table:formula="of:=IF([.J54]=&quot;k/s&quot;; [.I54]; IF([.J54]=&quot;M/s&quot;; [.I54]*1000; [.I54]/1000))" office:value-type="float" office:value="171.052" calcext:value-type="float">
            <text:p>171.052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3535" calcext:value-type="float">
            <text:p>43535</text:p>
          </table:table-cell>
          <table:table-cell office:value-type="float" office:value="10" calcext:value-type="float">
            <text:p>10</text:p>
          </table:table-cell>
          <table:table-cell office:value-type="float" office:value="61.6902" calcext:value-type="float">
            <text:p>61.6902</text:p>
          </table:table-cell>
          <table:table-cell office:value-type="string" calcext:value-type="string">
            <text:p>k/s</text:p>
          </table:table-cell>
          <table:table-cell office:value-type="float" office:value="616.902" calcext:value-type="float">
            <text:p>616.902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; IF([.J55]=&quot;M/s&quot;; [.I55]*1000; [.I55]/1000))" office:value-type="float" office:value="61.6902" calcext:value-type="float">
            <text:p>61.6902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27811" calcext:value-type="float">
            <text:p>27811</text:p>
          </table:table-cell>
          <table:table-cell office:value-type="float" office:value="10" calcext:value-type="float">
            <text:p>10</text:p>
          </table:table-cell>
          <table:table-cell office:value-type="float" office:value="39.5914" calcext:value-type="float">
            <text:p>39.5914</text:p>
          </table:table-cell>
          <table:table-cell office:value-type="string" calcext:value-type="string">
            <text:p>k/s</text:p>
          </table:table-cell>
          <table:table-cell office:value-type="float" office:value="395.914" calcext:value-type="float">
            <text:p>395.914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; IF([.J56]=&quot;M/s&quot;; [.I56]*1000; [.I56]/1000))" office:value-type="float" office:value="39.5914" calcext:value-type="float">
            <text:p>39.5914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19423" calcext:value-type="float">
            <text:p>19423</text:p>
          </table:table-cell>
          <table:table-cell office:value-type="float" office:value="10" calcext:value-type="float">
            <text:p>10</text:p>
          </table:table-cell>
          <table:table-cell office:value-type="float" office:value="27.7429" calcext:value-type="float">
            <text:p>27.7429</text:p>
          </table:table-cell>
          <table:table-cell office:value-type="string" calcext:value-type="string">
            <text:p>k/s</text:p>
          </table:table-cell>
          <table:table-cell office:value-type="float" office:value="277.429" calcext:value-type="float">
            <text:p>277.429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; IF([.J57]=&quot;M/s&quot;; [.I57]*1000; [.I57]/1000))" office:value-type="float" office:value="27.7429" calcext:value-type="float">
            <text:p>27.7429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2396" calcext:value-type="float">
            <text:p>352396</text:p>
          </table:table-cell>
          <table:table-cell office:value-type="float" office:value="10" calcext:value-type="float">
            <text:p>10</text:p>
          </table:table-cell>
          <table:table-cell office:value-type="float" office:value="505.074" calcext:value-type="float">
            <text:p>505.074</text:p>
          </table:table-cell>
          <table:table-cell office:value-type="string" calcext:value-type="string">
            <text:p>k/s</text:p>
          </table:table-cell>
          <table:table-cell office:value-type="float" office:value="5.05074" calcext:value-type="float">
            <text:p>5.05074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; IF([.J58]=&quot;M/s&quot;; [.I58]*1000; [.I58]/1000))" office:value-type="float" office:value="505.074" calcext:value-type="float">
            <text:p>505.074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7764" calcext:value-type="float">
            <text:p>207764</text:p>
          </table:table-cell>
          <table:table-cell office:value-type="float" office:value="10" calcext:value-type="float">
            <text:p>10</text:p>
          </table:table-cell>
          <table:table-cell office:value-type="float" office:value="296.311" calcext:value-type="float">
            <text:p>296.311</text:p>
          </table:table-cell>
          <table:table-cell office:value-type="string" calcext:value-type="string">
            <text:p>k/s</text:p>
          </table:table-cell>
          <table:table-cell office:value-type="float" office:value="2.96311" calcext:value-type="float">
            <text:p>2.96311</text:p>
          </table:table-cell>
          <table:table-cell office:value-type="string" calcext:value-type="string">
            <text:p>M/s</text:p>
          </table:table-cell>
          <table:table-cell/>
          <table:table-cell table:formula="of:=IF([.J59]=&quot;k/s&quot;; [.I59]; IF([.J59]=&quot;M/s&quot;; [.I59]*1000; [.I59]/1000))" office:value-type="float" office:value="296.311" calcext:value-type="float">
            <text:p>296.311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7000" calcext:value-type="float">
            <text:p>67000</text:p>
          </table:table-cell>
          <table:table-cell office:value-type="float" office:value="10" calcext:value-type="float">
            <text:p>10</text:p>
          </table:table-cell>
          <table:table-cell office:value-type="float" office:value="96.0019" calcext:value-type="float">
            <text:p>96.0019</text:p>
          </table:table-cell>
          <table:table-cell office:value-type="string" calcext:value-type="string">
            <text:p>k/s</text:p>
          </table:table-cell>
          <table:table-cell office:value-type="float" office:value="960.019" calcext:value-type="float">
            <text:p>960.019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; IF([.J60]=&quot;M/s&quot;; [.I60]*1000; [.I60]/1000))" office:value-type="float" office:value="96.0019" calcext:value-type="float">
            <text:p>96.0019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533" calcext:value-type="float">
            <text:p>37533</text:p>
          </table:table-cell>
          <table:table-cell office:value-type="float" office:value="10" calcext:value-type="float">
            <text:p>10</text:p>
          </table:table-cell>
          <table:table-cell office:value-type="float" office:value="53.2504" calcext:value-type="float">
            <text:p>53.2504</text:p>
          </table:table-cell>
          <table:table-cell office:value-type="string" calcext:value-type="string">
            <text:p>k/s</text:p>
          </table:table-cell>
          <table:table-cell office:value-type="float" office:value="532.504" calcext:value-type="float">
            <text:p>532.504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; IF([.J61]=&quot;M/s&quot;; [.I61]*1000; [.I61]/1000))" office:value-type="float" office:value="53.2504" calcext:value-type="float">
            <text:p>53.2504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101123" calcext:value-type="float">
            <text:p>101123</text:p>
          </table:table-cell>
          <table:table-cell office:value-type="float" office:value="1" calcext:value-type="float">
            <text:p>1</text:p>
          </table:table-cell>
          <table:table-cell office:value-type="float" office:value="145.553" calcext:value-type="float">
            <text:p>145.553</text:p>
          </table:table-cell>
          <table:table-cell office:value-type="string" calcext:value-type="string">
            <text:p>k/s</text:p>
          </table:table-cell>
          <table:table-cell office:value-type="float" office:value="145.553" calcext:value-type="float">
            <text:p>145.553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; IF([.J62]=&quot;M/s&quot;; [.I62]*1000; [.I62]/1000))" office:value-type="float" office:value="145.553" calcext:value-type="float">
            <text:p>145.553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19803" calcext:value-type="float">
            <text:p>19803</text:p>
          </table:table-cell>
          <table:table-cell office:value-type="float" office:value="1" calcext:value-type="float">
            <text:p>1</text:p>
          </table:table-cell>
          <table:table-cell office:value-type="float" office:value="28.1287" calcext:value-type="float">
            <text:p>28.1287</text:p>
          </table:table-cell>
          <table:table-cell office:value-type="string" calcext:value-type="string">
            <text:p>k/s</text:p>
          </table:table-cell>
          <table:table-cell office:value-type="float" office:value="28.1287" calcext:value-type="float">
            <text:p>28.1287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; IF([.J63]=&quot;M/s&quot;; [.I63]*1000; [.I63]/1000))" office:value-type="float" office:value="28.1287" calcext:value-type="float">
            <text:p>28.1287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<text:s/>ms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<text:s/>ms</text:p>
          </table:table-cell>
          <table:table-cell office:value-type="float" office:value="4255" calcext:value-type="float">
            <text:p>4255</text:p>
          </table:table-cell>
          <table:table-cell office:value-type="float" office:value="1" calcext:value-type="float">
            <text:p>1</text:p>
          </table:table-cell>
          <table:table-cell office:value-type="float" office:value="6.01954" calcext:value-type="float">
            <text:p>6.01954</text:p>
          </table:table-cell>
          <table:table-cell office:value-type="string" calcext:value-type="string">
            <text:p>k/s</text:p>
          </table:table-cell>
          <table:table-cell office:value-type="float" office:value="6.01954" calcext:value-type="float">
            <text:p>6.01954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; IF([.J64]=&quot;M/s&quot;; [.I64]*1000; [.I64]/1000))" office:value-type="float" office:value="6.01954" calcext:value-type="float">
            <text:p>6.01954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<text:s/>ms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<text:s/>ms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1.25349" calcext:value-type="float">
            <text:p>1.25349</text:p>
          </table:table-cell>
          <table:table-cell office:value-type="string" calcext:value-type="string">
            <text:p>k/s</text:p>
          </table:table-cell>
          <table:table-cell office:value-type="float" office:value="1.25349" calcext:value-type="float">
            <text:p>1.25349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; IF([.J65]=&quot;M/s&quot;; [.I65]*1000; [.I65]/1000))" office:value-type="float" office:value="1.25349" calcext:value-type="float">
            <text:p>1.25349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50175" calcext:value-type="float">
            <text:p>50175</text:p>
          </table:table-cell>
          <table:table-cell office:value-type="float" office:value="1" calcext:value-type="float">
            <text:p>1</text:p>
          </table:table-cell>
          <table:table-cell office:value-type="float" office:value="71.5943" calcext:value-type="float">
            <text:p>71.5943</text:p>
          </table:table-cell>
          <table:table-cell office:value-type="string" calcext:value-type="string">
            <text:p>k/s</text:p>
          </table:table-cell>
          <table:table-cell office:value-type="float" office:value="71.5943" calcext:value-type="float">
            <text:p>71.5943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k/s&quot;; [.I66]; IF([.J66]=&quot;M/s&quot;; [.I66]*1000; [.I66]/1000))" office:value-type="float" office:value="71.5943" calcext:value-type="float">
            <text:p>71.5943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12211" calcext:value-type="float">
            <text:p>12211</text:p>
          </table:table-cell>
          <table:table-cell office:value-type="float" office:value="1" calcext:value-type="float">
            <text:p>1</text:p>
          </table:table-cell>
          <table:table-cell office:value-type="float" office:value="17.5726" calcext:value-type="float">
            <text:p>17.5726</text:p>
          </table:table-cell>
          <table:table-cell office:value-type="string" calcext:value-type="string">
            <text:p>k/s</text:p>
          </table:table-cell>
          <table:table-cell office:value-type="float" office:value="17.5726" calcext:value-type="float">
            <text:p>17.5726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; IF([.J67]=&quot;M/s&quot;; [.I67]*1000; [.I67]/1000))" office:value-type="float" office:value="17.5726" calcext:value-type="float">
            <text:p>17.5726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676" calcext:value-type="float">
            <text:p>2676</text:p>
          </table:table-cell>
          <table:table-cell office:value-type="float" office:value="1" calcext:value-type="float">
            <text:p>1</text:p>
          </table:table-cell>
          <table:table-cell office:value-type="float" office:value="3.82429" calcext:value-type="float">
            <text:p>3.82429</text:p>
          </table:table-cell>
          <table:table-cell office:value-type="string" calcext:value-type="string">
            <text:p>k/s</text:p>
          </table:table-cell>
          <table:table-cell office:value-type="float" office:value="3.82429" calcext:value-type="float">
            <text:p>3.82429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; IF([.J68]=&quot;M/s&quot;; [.I68]*1000; [.I68]/1000))" office:value-type="float" office:value="3.82429" calcext:value-type="float">
            <text:p>3.82429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828.69" calcext:value-type="float">
            <text:p>828.69</text:p>
          </table:table-cell>
          <table:table-cell office:value-type="string" calcext:value-type="string">
            <text:p>3/s</text:p>
          </table:table-cell>
          <table:table-cell office:value-type="float" office:value="828.69" calcext:value-type="float">
            <text:p>828.69</text:p>
          </table:table-cell>
          <table:table-cell office:value-type="string" calcext:value-type="string">
            <text:p>3/s</text:p>
          </table:table-cell>
          <table:table-cell/>
          <table:table-cell table:formula="of:=IF([.J69]=&quot;k/s&quot;; [.I69]; IF([.J69]=&quot;M/s&quot;; [.I69]*1000; [.I69]/1000))" office:value-type="float" office:value="0.82869" calcext:value-type="float">
            <text:p>0.82869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82048" calcext:value-type="float">
            <text:p>82048</text:p>
          </table:table-cell>
          <table:table-cell office:value-type="float" office:value="10" calcext:value-type="float">
            <text:p>10</text:p>
          </table:table-cell>
          <table:table-cell office:value-type="float" office:value="117.455" calcext:value-type="float">
            <text:p>117.455</text:p>
          </table:table-cell>
          <table:table-cell office:value-type="string" calcext:value-type="string">
            <text:p>k/s</text:p>
          </table:table-cell>
          <table:table-cell office:value-type="float" office:value="1.17455" calcext:value-type="float">
            <text:p>1.17455</text:p>
          </table:table-cell>
          <table:table-cell office:value-type="string" calcext:value-type="string">
            <text:p>M/s</text:p>
          </table:table-cell>
          <table:table-cell/>
          <table:table-cell table:formula="of:=IF([.J70]=&quot;k/s&quot;; [.I70]; IF([.J70]=&quot;M/s&quot;; [.I70]*1000; [.I70]/1000))" office:value-type="float" office:value="117.455" calcext:value-type="float">
            <text:p>117.455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ms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ms</text:p>
          </table:table-cell>
          <table:table-cell office:value-type="float" office:value="17959" calcext:value-type="float">
            <text:p>17959</text:p>
          </table:table-cell>
          <table:table-cell office:value-type="float" office:value="10" calcext:value-type="float">
            <text:p>10</text:p>
          </table:table-cell>
          <table:table-cell office:value-type="float" office:value="25.9571" calcext:value-type="float">
            <text:p>25.9571</text:p>
          </table:table-cell>
          <table:table-cell office:value-type="string" calcext:value-type="string">
            <text:p>k/s</text:p>
          </table:table-cell>
          <table:table-cell office:value-type="float" office:value="259.571" calcext:value-type="float">
            <text:p>259.571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; IF([.J71]=&quot;M/s&quot;; [.I71]*1000; [.I71]/1000))" office:value-type="float" office:value="25.9571" calcext:value-type="float">
            <text:p>25.9571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4279" calcext:value-type="float">
            <text:p>4279</text:p>
          </table:table-cell>
          <table:table-cell office:value-type="float" office:value="10" calcext:value-type="float">
            <text:p>10</text:p>
          </table:table-cell>
          <table:table-cell office:value-type="float" office:value="6.11998" calcext:value-type="float">
            <text:p>6.11998</text:p>
          </table:table-cell>
          <table:table-cell office:value-type="string" calcext:value-type="string">
            <text:p>k/s</text:p>
          </table:table-cell>
          <table:table-cell office:value-type="float" office:value="61.1998" calcext:value-type="float">
            <text:p>61.1998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; IF([.J72]=&quot;M/s&quot;; [.I72]*1000; [.I72]/1000))" office:value-type="float" office:value="6.11998" calcext:value-type="float">
            <text:p>6.11998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<text:s/>ms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ms</text:p>
          </table:table-cell>
          <table:table-cell office:value-type="float" office:value="869" calcext:value-type="float">
            <text:p>869</text:p>
          </table:table-cell>
          <table:table-cell office:value-type="float" office:value="10" calcext:value-type="float">
            <text:p>10</text:p>
          </table:table-cell>
          <table:table-cell office:value-type="float" office:value="1.24293" calcext:value-type="float">
            <text:p>1.24293</text:p>
          </table:table-cell>
          <table:table-cell office:value-type="string" calcext:value-type="string">
            <text:p>k/s</text:p>
          </table:table-cell>
          <table:table-cell office:value-type="float" office:value="12.4293" calcext:value-type="float">
            <text:p>12.4293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; IF([.J73]=&quot;M/s&quot;; [.I73]*1000; [.I73]/1000))" office:value-type="float" office:value="1.24293" calcext:value-type="float">
            <text:p>1.24293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4007" calcext:value-type="float">
            <text:p>44007</text:p>
          </table:table-cell>
          <table:table-cell office:value-type="float" office:value="10" calcext:value-type="float">
            <text:p>10</text:p>
          </table:table-cell>
          <table:table-cell office:value-type="float" office:value="62.8285" calcext:value-type="float">
            <text:p>62.8285</text:p>
          </table:table-cell>
          <table:table-cell office:value-type="string" calcext:value-type="string">
            <text:p>k/s</text:p>
          </table:table-cell>
          <table:table-cell office:value-type="float" office:value="628.285" calcext:value-type="float">
            <text:p>628.285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; IF([.J74]=&quot;M/s&quot;; [.I74]*1000; [.I74]/1000))" office:value-type="float" office:value="62.8285" calcext:value-type="float">
            <text:p>62.8285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m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ms</text:p>
          </table:table-cell>
          <table:table-cell office:value-type="float" office:value="11489" calcext:value-type="float">
            <text:p>11489</text:p>
          </table:table-cell>
          <table:table-cell office:value-type="float" office:value="10" calcext:value-type="float">
            <text:p>10</text:p>
          </table:table-cell>
          <table:table-cell office:value-type="float" office:value="16.5845" calcext:value-type="float">
            <text:p>16.5845</text:p>
          </table:table-cell>
          <table:table-cell office:value-type="string" calcext:value-type="string">
            <text:p>k/s</text:p>
          </table:table-cell>
          <table:table-cell office:value-type="float" office:value="165.845" calcext:value-type="float">
            <text:p>165.845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; IF([.J75]=&quot;M/s&quot;; [.I75]*1000; [.I75]/1000))" office:value-type="float" office:value="16.5845" calcext:value-type="float">
            <text:p>16.5845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<text:s/>ms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<text:s/>ms</text:p>
          </table:table-cell>
          <table:table-cell office:value-type="float" office:value="2645" calcext:value-type="float">
            <text:p>2645</text:p>
          </table:table-cell>
          <table:table-cell office:value-type="float" office:value="10" calcext:value-type="float">
            <text:p>10</text:p>
          </table:table-cell>
          <table:table-cell office:value-type="float" office:value="3.7759" calcext:value-type="float">
            <text:p>3.7759</text:p>
          </table:table-cell>
          <table:table-cell office:value-type="string" calcext:value-type="string">
            <text:p>k/s</text:p>
          </table:table-cell>
          <table:table-cell office:value-type="float" office:value="37.759" calcext:value-type="float">
            <text:p>37.759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; IF([.J76]=&quot;M/s&quot;; [.I76]*1000; [.I76]/1000))" office:value-type="float" office:value="3.7759" calcext:value-type="float">
            <text:p>3.7759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m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ms</text:p>
          </table:table-cell>
          <table:table-cell office:value-type="float" office:value="541" calcext:value-type="float">
            <text:p>541</text:p>
          </table:table-cell>
          <table:table-cell office:value-type="float" office:value="10" calcext:value-type="float">
            <text:p>10</text:p>
          </table:table-cell>
          <table:table-cell office:value-type="float" office:value="767.2" calcext:value-type="float">
            <text:p>767.2</text:p>
          </table:table-cell>
          <table:table-cell office:value-type="string" calcext:value-type="string">
            <text:p>7/s</text:p>
          </table:table-cell>
          <table:table-cell office:value-type="float" office:value="7.6727" calcext:value-type="float">
            <text:p>7.6727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; IF([.J77]=&quot;M/s&quot;; [.I77]*1000; [.I77]/1000))" office:value-type="float" office:value="0.7672" calcext:value-type="float">
            <text:p>0.7672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06925" calcext:value-type="float">
            <text:p>706925</text:p>
          </table:table-cell>
          <table:table-cell office:value-type="float" office:value="1" calcext:value-type="float">
            <text:p>1</text:p>
          </table:table-cell>
          <table:table-cell office:value-type="float" office:value="1018.18" calcext:value-type="float">
            <text:p>1018.18</text:p>
          </table:table-cell>
          <table:table-cell office:value-type="string" calcext:value-type="string">
            <text:p>k/s</text:p>
          </table:table-cell>
          <table:table-cell office:value-type="float" office:value="1018.18" calcext:value-type="float">
            <text:p>1018.18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; IF([.J78]=&quot;M/s&quot;; [.I78]*1000; [.I78]/1000))" office:value-type="float" office:value="1018.18" calcext:value-type="float">
            <text:p>1018.18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00401" calcext:value-type="float">
            <text:p>300401</text:p>
          </table:table-cell>
          <table:table-cell office:value-type="float" office:value="1" calcext:value-type="float">
            <text:p>1</text:p>
          </table:table-cell>
          <table:table-cell office:value-type="float" office:value="442.62" calcext:value-type="float">
            <text:p>442.62</text:p>
          </table:table-cell>
          <table:table-cell office:value-type="string" calcext:value-type="string">
            <text:p>k/s</text:p>
          </table:table-cell>
          <table:table-cell office:value-type="float" office:value="442.62" calcext:value-type="float">
            <text:p>442.62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; IF([.J79]=&quot;M/s&quot;; [.I79]*1000; [.I79]/1000))" office:value-type="float" office:value="442.62" calcext:value-type="float">
            <text:p>442.62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13467" calcext:value-type="float">
            <text:p>213467</text:p>
          </table:table-cell>
          <table:table-cell office:value-type="float" office:value="1" calcext:value-type="float">
            <text:p>1</text:p>
          </table:table-cell>
          <table:table-cell office:value-type="float" office:value="306.237" calcext:value-type="float">
            <text:p>306.237</text:p>
          </table:table-cell>
          <table:table-cell office:value-type="string" calcext:value-type="string">
            <text:p>k/s</text:p>
          </table:table-cell>
          <table:table-cell office:value-type="float" office:value="306.237" calcext:value-type="float">
            <text:p>306.237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; IF([.J80]=&quot;M/s&quot;; [.I80]*1000; [.I80]/1000))" office:value-type="float" office:value="306.237" calcext:value-type="float">
            <text:p>306.237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26296" calcext:value-type="float">
            <text:p>126296</text:p>
          </table:table-cell>
          <table:table-cell office:value-type="float" office:value="1" calcext:value-type="float">
            <text:p>1</text:p>
          </table:table-cell>
          <table:table-cell office:value-type="float" office:value="194.014" calcext:value-type="float">
            <text:p>194.014</text:p>
          </table:table-cell>
          <table:table-cell office:value-type="string" calcext:value-type="string">
            <text:p>k/s</text:p>
          </table:table-cell>
          <table:table-cell office:value-type="float" office:value="194.014" calcext:value-type="float">
            <text:p>194.014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; IF([.J81]=&quot;M/s&quot;; [.I81]*1000; [.I81]/1000))" office:value-type="float" office:value="194.014" calcext:value-type="float">
            <text:p>194.014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80152" calcext:value-type="float">
            <text:p>680152</text:p>
          </table:table-cell>
          <table:table-cell office:value-type="float" office:value="1" calcext:value-type="float">
            <text:p>1</text:p>
          </table:table-cell>
          <table:table-cell office:value-type="float" office:value="984.594" calcext:value-type="float">
            <text:p>984.594</text:p>
          </table:table-cell>
          <table:table-cell office:value-type="string" calcext:value-type="string">
            <text:p>k/s</text:p>
          </table:table-cell>
          <table:table-cell office:value-type="float" office:value="984.594" calcext:value-type="float">
            <text:p>984.594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; IF([.J82]=&quot;M/s&quot;; [.I82]*1000; [.I82]/1000))" office:value-type="float" office:value="984.594" calcext:value-type="float">
            <text:p>984.594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9167" calcext:value-type="float">
            <text:p>359167</text:p>
          </table:table-cell>
          <table:table-cell office:value-type="float" office:value="1" calcext:value-type="float">
            <text:p>1</text:p>
          </table:table-cell>
          <table:table-cell office:value-type="float" office:value="510.335" calcext:value-type="float">
            <text:p>510.335</text:p>
          </table:table-cell>
          <table:table-cell office:value-type="string" calcext:value-type="string">
            <text:p>k/s</text:p>
          </table:table-cell>
          <table:table-cell office:value-type="float" office:value="510.335" calcext:value-type="float">
            <text:p>510.335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; IF([.J83]=&quot;M/s&quot;; [.I83]*1000; [.I83]/1000))" office:value-type="float" office:value="510.335" calcext:value-type="float">
            <text:p>510.335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8201" calcext:value-type="float">
            <text:p>178201</text:p>
          </table:table-cell>
          <table:table-cell office:value-type="float" office:value="1" calcext:value-type="float">
            <text:p>1</text:p>
          </table:table-cell>
          <table:table-cell office:value-type="float" office:value="254.494" calcext:value-type="float">
            <text:p>254.494</text:p>
          </table:table-cell>
          <table:table-cell office:value-type="string" calcext:value-type="string">
            <text:p>k/s</text:p>
          </table:table-cell>
          <table:table-cell office:value-type="float" office:value="254.494" calcext:value-type="float">
            <text:p>254.494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; IF([.J84]=&quot;M/s&quot;; [.I84]*1000; [.I84]/1000))" office:value-type="float" office:value="254.494" calcext:value-type="float">
            <text:p>254.494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1174" calcext:value-type="float">
            <text:p>141174</text:p>
          </table:table-cell>
          <table:table-cell office:value-type="float" office:value="1" calcext:value-type="float">
            <text:p>1</text:p>
          </table:table-cell>
          <table:table-cell office:value-type="float" office:value="202.076" calcext:value-type="float">
            <text:p>202.076</text:p>
          </table:table-cell>
          <table:table-cell office:value-type="string" calcext:value-type="string">
            <text:p>k/s</text:p>
          </table:table-cell>
          <table:table-cell office:value-type="float" office:value="202.076" calcext:value-type="float">
            <text:p>202.076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; IF([.J85]=&quot;M/s&quot;; [.I85]*1000; [.I85]/1000))" office:value-type="float" office:value="202.076" calcext:value-type="float">
            <text:p>202.076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1868" calcext:value-type="float">
            <text:p>331868</text:p>
          </table:table-cell>
          <table:table-cell office:value-type="float" office:value="10" calcext:value-type="float">
            <text:p>10</text:p>
          </table:table-cell>
          <table:table-cell office:value-type="float" office:value="474.147" calcext:value-type="float">
            <text:p>474.147</text:p>
          </table:table-cell>
          <table:table-cell office:value-type="string" calcext:value-type="string">
            <text:p>k/s</text:p>
          </table:table-cell>
          <table:table-cell office:value-type="float" office:value="4.74147" calcext:value-type="float">
            <text:p>4.74147</text:p>
          </table:table-cell>
          <table:table-cell office:value-type="string" calcext:value-type="string">
            <text:p>M/s</text:p>
          </table:table-cell>
          <table:table-cell/>
          <table:table-cell table:formula="of:=IF([.J86]=&quot;k/s&quot;; [.I86]; IF([.J86]=&quot;M/s&quot;; [.I86]*1000; [.I86]/1000))" office:value-type="float" office:value="474.147" calcext:value-type="float">
            <text:p>474.147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6006" calcext:value-type="float">
            <text:p>176006</text:p>
          </table:table-cell>
          <table:table-cell office:value-type="float" office:value="10" calcext:value-type="float">
            <text:p>10</text:p>
          </table:table-cell>
          <table:table-cell office:value-type="float" office:value="248.281" calcext:value-type="float">
            <text:p>248.281</text:p>
          </table:table-cell>
          <table:table-cell office:value-type="string" calcext:value-type="string">
            <text:p>k/s</text:p>
          </table:table-cell>
          <table:table-cell office:value-type="float" office:value="2.48281" calcext:value-type="float">
            <text:p>2.48281</text:p>
          </table:table-cell>
          <table:table-cell office:value-type="string" calcext:value-type="string">
            <text:p>M/s</text:p>
          </table:table-cell>
          <table:table-cell/>
          <table:table-cell table:formula="of:=IF([.J87]=&quot;k/s&quot;; [.I87]; IF([.J87]=&quot;M/s&quot;; [.I87]*1000; [.I87]/1000))" office:value-type="float" office:value="248.281" calcext:value-type="float">
            <text:p>248.281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1896" calcext:value-type="float">
            <text:p>141896</text:p>
          </table:table-cell>
          <table:table-cell office:value-type="float" office:value="10" calcext:value-type="float">
            <text:p>10</text:p>
          </table:table-cell>
          <table:table-cell office:value-type="float" office:value="203.42" calcext:value-type="float">
            <text:p>203.42</text:p>
          </table:table-cell>
          <table:table-cell office:value-type="string" calcext:value-type="string">
            <text:p>k/s</text:p>
          </table:table-cell>
          <table:table-cell office:value-type="float" office:value="2.0342" calcext:value-type="float">
            <text:p>2.0342</text:p>
          </table:table-cell>
          <table:table-cell office:value-type="string" calcext:value-type="string">
            <text:p>M/s</text:p>
          </table:table-cell>
          <table:table-cell/>
          <table:table-cell table:formula="of:=IF([.J88]=&quot;k/s&quot;; [.I88]; IF([.J88]=&quot;M/s&quot;; [.I88]*1000; [.I88]/1000))" office:value-type="float" office:value="203.42" calcext:value-type="float">
            <text:p>203.42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0276" calcext:value-type="float">
            <text:p>90276</text:p>
          </table:table-cell>
          <table:table-cell office:value-type="float" office:value="10" calcext:value-type="float">
            <text:p>10</text:p>
          </table:table-cell>
          <table:table-cell office:value-type="float" office:value="135.797" calcext:value-type="float">
            <text:p>135.797</text:p>
          </table:table-cell>
          <table:table-cell office:value-type="string" calcext:value-type="string">
            <text:p>k/s</text:p>
          </table:table-cell>
          <table:table-cell office:value-type="float" office:value="1.35797" calcext:value-type="float">
            <text:p>1.35797</text:p>
          </table:table-cell>
          <table:table-cell office:value-type="string" calcext:value-type="string">
            <text:p>M/s</text:p>
          </table:table-cell>
          <table:table-cell/>
          <table:table-cell table:formula="of:=IF([.J89]=&quot;k/s&quot;; [.I89]; IF([.J89]=&quot;M/s&quot;; [.I89]*1000; [.I89]/1000))" office:value-type="float" office:value="135.797" calcext:value-type="float">
            <text:p>135.797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3151" calcext:value-type="float">
            <text:p>363151</text:p>
          </table:table-cell>
          <table:table-cell office:value-type="float" office:value="10" calcext:value-type="float">
            <text:p>10</text:p>
          </table:table-cell>
          <table:table-cell office:value-type="float" office:value="518.129" calcext:value-type="float">
            <text:p>518.129</text:p>
          </table:table-cell>
          <table:table-cell office:value-type="string" calcext:value-type="string">
            <text:p>k/s</text:p>
          </table:table-cell>
          <table:table-cell office:value-type="float" office:value="5.18129" calcext:value-type="float">
            <text:p>5.18129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k/s&quot;; [.I90]; IF([.J90]=&quot;M/s&quot;; [.I90]*1000; [.I90]/1000))" office:value-type="float" office:value="518.129" calcext:value-type="float">
            <text:p>518.129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27764" calcext:value-type="float">
            <text:p>227764</text:p>
          </table:table-cell>
          <table:table-cell office:value-type="float" office:value="10" calcext:value-type="float">
            <text:p>10</text:p>
          </table:table-cell>
          <table:table-cell office:value-type="float" office:value="325.469" calcext:value-type="float">
            <text:p>325.469</text:p>
          </table:table-cell>
          <table:table-cell office:value-type="string" calcext:value-type="string">
            <text:p>k/s</text:p>
          </table:table-cell>
          <table:table-cell office:value-type="float" office:value="3.25469" calcext:value-type="float">
            <text:p>3.25469</text:p>
          </table:table-cell>
          <table:table-cell office:value-type="string" calcext:value-type="string">
            <text:p>M/s</text:p>
          </table:table-cell>
          <table:table-cell/>
          <table:table-cell table:formula="of:=IF([.J91]=&quot;k/s&quot;; [.I91]; IF([.J91]=&quot;M/s&quot;; [.I91]*1000; [.I91]/1000))" office:value-type="float" office:value="325.469" calcext:value-type="float">
            <text:p>325.469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1173" calcext:value-type="float">
            <text:p>141173</text:p>
          </table:table-cell>
          <table:table-cell office:value-type="float" office:value="10" calcext:value-type="float">
            <text:p>10</text:p>
          </table:table-cell>
          <table:table-cell office:value-type="float" office:value="201.158" calcext:value-type="float">
            <text:p>201.158</text:p>
          </table:table-cell>
          <table:table-cell office:value-type="string" calcext:value-type="string">
            <text:p>k/s</text:p>
          </table:table-cell>
          <table:table-cell office:value-type="float" office:value="2.01158" calcext:value-type="float">
            <text:p>2.01158</text:p>
          </table:table-cell>
          <table:table-cell office:value-type="string" calcext:value-type="string">
            <text:p>M/s</text:p>
          </table:table-cell>
          <table:table-cell/>
          <table:table-cell table:formula="of:=IF([.J92]=&quot;k/s&quot;; [.I92]; IF([.J92]=&quot;M/s&quot;; [.I92]*1000; [.I92]/1000))" office:value-type="float" office:value="201.158" calcext:value-type="float">
            <text:p>201.158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3559" calcext:value-type="float">
            <text:p>113559</text:p>
          </table:table-cell>
          <table:table-cell office:value-type="float" office:value="10" calcext:value-type="float">
            <text:p>10</text:p>
          </table:table-cell>
          <table:table-cell office:value-type="float" office:value="161.734" calcext:value-type="float">
            <text:p>161.734</text:p>
          </table:table-cell>
          <table:table-cell office:value-type="string" calcext:value-type="string">
            <text:p>k/s</text:p>
          </table:table-cell>
          <table:table-cell office:value-type="float" office:value="1.61734" calcext:value-type="float">
            <text:p>1.61734</text:p>
          </table:table-cell>
          <table:table-cell office:value-type="string" calcext:value-type="string">
            <text:p>M/s</text:p>
          </table:table-cell>
          <table:table-cell/>
          <table:table-cell table:formula="of:=IF([.J93]=&quot;k/s&quot;; [.I93]; IF([.J93]=&quot;M/s&quot;; [.I93]*1000; [.I93]/1000))" office:value-type="float" office:value="161.734" calcext:value-type="float">
            <text:p>161.734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0370" calcext:value-type="float">
            <text:p>1120370</text:p>
          </table:table-cell>
          <table:table-cell office:value-type="float" office:value="1" calcext:value-type="float">
            <text:p>1</text:p>
          </table:table-cell>
          <table:table-cell office:value-type="float" office:value="1.61155" calcext:value-type="float">
            <text:p>1.61155</text:p>
          </table:table-cell>
          <table:table-cell office:value-type="string" calcext:value-type="string">
            <text:p>M/s</text:p>
          </table:table-cell>
          <table:table-cell office:value-type="float" office:value="1.61155" calcext:value-type="float">
            <text:p>1.61155</text:p>
          </table:table-cell>
          <table:table-cell office:value-type="string" calcext:value-type="string">
            <text:p>M/s</text:p>
          </table:table-cell>
          <table:table-cell/>
          <table:table-cell table:formula="of:=IF([.J94]=&quot;k/s&quot;; [.I94]; IF([.J94]=&quot;M/s&quot;; [.I94]*1000; [.I94]/1000))" office:value-type="float" office:value="1611.55" calcext:value-type="float">
            <text:p>1611.55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03886" calcext:value-type="float">
            <text:p>903886</text:p>
          </table:table-cell>
          <table:table-cell office:value-type="float" office:value="1" calcext:value-type="float">
            <text:p>1</text:p>
          </table:table-cell>
          <table:table-cell office:value-type="float" office:value="1.29925" calcext:value-type="float">
            <text:p>1.29925</text:p>
          </table:table-cell>
          <table:table-cell office:value-type="string" calcext:value-type="string">
            <text:p>M/s</text:p>
          </table:table-cell>
          <table:table-cell office:value-type="float" office:value="1.29925" calcext:value-type="float">
            <text:p>1.29925</text:p>
          </table:table-cell>
          <table:table-cell office:value-type="string" calcext:value-type="string">
            <text:p>M/s</text:p>
          </table:table-cell>
          <table:table-cell/>
          <table:table-cell table:formula="of:=IF([.J95]=&quot;k/s&quot;; [.I95]; IF([.J95]=&quot;M/s&quot;; [.I95]*1000; [.I95]/1000))" office:value-type="float" office:value="1299.25" calcext:value-type="float">
            <text:p>1299.25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34106" calcext:value-type="float">
            <text:p>734106</text:p>
          </table:table-cell>
          <table:table-cell office:value-type="float" office:value="1" calcext:value-type="float">
            <text:p>1</text:p>
          </table:table-cell>
          <table:table-cell office:value-type="float" office:value="1044.5" calcext:value-type="float">
            <text:p>1044.5</text:p>
          </table:table-cell>
          <table:table-cell office:value-type="string" calcext:value-type="string">
            <text:p>k/s</text:p>
          </table:table-cell>
          <table:table-cell office:value-type="float" office:value="1044.5" calcext:value-type="float">
            <text:p>1044.5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k/s&quot;; [.I96]; IF([.J96]=&quot;M/s&quot;; [.I96]*1000; [.I96]/1000))" office:value-type="float" office:value="1044.5" calcext:value-type="float">
            <text:p>1044.5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29074" calcext:value-type="float">
            <text:p>529074</text:p>
          </table:table-cell>
          <table:table-cell office:value-type="float" office:value="1" calcext:value-type="float">
            <text:p>1</text:p>
          </table:table-cell>
          <table:table-cell office:value-type="float" office:value="735.681" calcext:value-type="float">
            <text:p>735.681</text:p>
          </table:table-cell>
          <table:table-cell office:value-type="string" calcext:value-type="string">
            <text:p>k/s</text:p>
          </table:table-cell>
          <table:table-cell office:value-type="float" office:value="735.681" calcext:value-type="float">
            <text:p>735.681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k/s&quot;; [.I97]; IF([.J97]=&quot;M/s&quot;; [.I97]*1000; [.I97]/1000))" office:value-type="float" office:value="735.681" calcext:value-type="float">
            <text:p>735.681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52139" calcext:value-type="float">
            <text:p>1052139</text:p>
          </table:table-cell>
          <table:table-cell office:value-type="float" office:value="1" calcext:value-type="float">
            <text:p>1</text:p>
          </table:table-cell>
          <table:table-cell office:value-type="float" office:value="1.51003" calcext:value-type="float">
            <text:p>1.51003</text:p>
          </table:table-cell>
          <table:table-cell office:value-type="string" calcext:value-type="string">
            <text:p>M/s</text:p>
          </table:table-cell>
          <table:table-cell office:value-type="float" office:value="1.51003" calcext:value-type="float">
            <text:p>1.51003</text:p>
          </table:table-cell>
          <table:table-cell office:value-type="string" calcext:value-type="string">
            <text:p>M/s</text:p>
          </table:table-cell>
          <table:table-cell/>
          <table:table-cell table:formula="of:=IF([.J98]=&quot;k/s&quot;; [.I98]; IF([.J98]=&quot;M/s&quot;; [.I98]*1000; [.I98]/1000))" office:value-type="float" office:value="1510.03" calcext:value-type="float">
            <text:p>1510.03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32234" calcext:value-type="float">
            <text:p>832234</text:p>
          </table:table-cell>
          <table:table-cell office:value-type="float" office:value="1" calcext:value-type="float">
            <text:p>1</text:p>
          </table:table-cell>
          <table:table-cell office:value-type="float" office:value="1.193" calcext:value-type="float">
            <text:p>1.193</text:p>
          </table:table-cell>
          <table:table-cell office:value-type="string" calcext:value-type="string">
            <text:p>M/s</text:p>
          </table:table-cell>
          <table:table-cell office:value-type="float" office:value="1.193" calcext:value-type="float">
            <text:p>1.193</text:p>
          </table:table-cell>
          <table:table-cell office:value-type="string" calcext:value-type="string">
            <text:p>M/s</text:p>
          </table:table-cell>
          <table:table-cell/>
          <table:table-cell table:formula="of:=IF([.J99]=&quot;k/s&quot;; [.I99]; IF([.J99]=&quot;M/s&quot;; [.I99]*1000; [.I99]/1000))"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90403" calcext:value-type="float">
            <text:p>490403</text:p>
          </table:table-cell>
          <table:table-cell office:value-type="float" office:value="1" calcext:value-type="float">
            <text:p>1</text:p>
          </table:table-cell>
          <table:table-cell office:value-type="float" office:value="696.642" calcext:value-type="float">
            <text:p>696.642</text:p>
          </table:table-cell>
          <table:table-cell office:value-type="string" calcext:value-type="string">
            <text:p>k/s</text:p>
          </table:table-cell>
          <table:table-cell office:value-type="float" office:value="696.642" calcext:value-type="float">
            <text:p>696.642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k/s&quot;; [.I100]; IF([.J100]=&quot;M/s&quot;; [.I100]*1000; [.I100]/1000))" office:value-type="float" office:value="696.642" calcext:value-type="float">
            <text:p>696.642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4976" calcext:value-type="float">
            <text:p>514976</text:p>
          </table:table-cell>
          <table:table-cell office:value-type="float" office:value="1" calcext:value-type="float">
            <text:p>1</text:p>
          </table:table-cell>
          <table:table-cell office:value-type="float" office:value="741.116" calcext:value-type="float">
            <text:p>741.116</text:p>
          </table:table-cell>
          <table:table-cell office:value-type="string" calcext:value-type="string">
            <text:p>k/s</text:p>
          </table:table-cell>
          <table:table-cell office:value-type="float" office:value="741.116" calcext:value-type="float">
            <text:p>741.116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k/s&quot;; [.I101]; IF([.J101]=&quot;M/s&quot;; [.I101]*1000; [.I101]/1000))" office:value-type="float" office:value="741.116" calcext:value-type="float">
            <text:p>741.116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82828" calcext:value-type="float">
            <text:p>482828</text:p>
          </table:table-cell>
          <table:table-cell office:value-type="float" office:value="10" calcext:value-type="float">
            <text:p>10</text:p>
          </table:table-cell>
          <table:table-cell office:value-type="float" office:value="689.402" calcext:value-type="float">
            <text:p>689.402</text:p>
          </table:table-cell>
          <table:table-cell office:value-type="string" calcext:value-type="string">
            <text:p>k/s</text:p>
          </table:table-cell>
          <table:table-cell office:value-type="float" office:value="6.89402" calcext:value-type="float">
            <text:p>6.89402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k/s&quot;; [.I102]; IF([.J102]=&quot;M/s&quot;; [.I102]*1000; [.I102]/1000))" office:value-type="float" office:value="689.402" calcext:value-type="float">
            <text:p>689.402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9928" calcext:value-type="float">
            <text:p>369928</text:p>
          </table:table-cell>
          <table:table-cell office:value-type="float" office:value="10" calcext:value-type="float">
            <text:p>10</text:p>
          </table:table-cell>
          <table:table-cell office:value-type="float" office:value="529.816" calcext:value-type="float">
            <text:p>529.816</text:p>
          </table:table-cell>
          <table:table-cell office:value-type="string" calcext:value-type="string">
            <text:p>k/s</text:p>
          </table:table-cell>
          <table:table-cell office:value-type="float" office:value="5.29816" calcext:value-type="float">
            <text:p>5.29816</text:p>
          </table:table-cell>
          <table:table-cell office:value-type="string" calcext:value-type="string">
            <text:p>M/s</text:p>
          </table:table-cell>
          <table:table-cell/>
          <table:table-cell table:formula="of:=IF([.J103]=&quot;k/s&quot;; [.I103]; IF([.J103]=&quot;M/s&quot;; [.I103]*1000; [.I103]/1000))" office:value-type="float" office:value="529.816" calcext:value-type="float">
            <text:p>529.816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5071" calcext:value-type="float">
            <text:p>325071</text:p>
          </table:table-cell>
          <table:table-cell office:value-type="float" office:value="10" calcext:value-type="float">
            <text:p>10</text:p>
          </table:table-cell>
          <table:table-cell office:value-type="float" office:value="467.801" calcext:value-type="float">
            <text:p>467.801</text:p>
          </table:table-cell>
          <table:table-cell office:value-type="string" calcext:value-type="string">
            <text:p>k/s</text:p>
          </table:table-cell>
          <table:table-cell office:value-type="float" office:value="4.67801" calcext:value-type="float">
            <text:p>4.67801</text:p>
          </table:table-cell>
          <table:table-cell office:value-type="string" calcext:value-type="string">
            <text:p>M/s</text:p>
          </table:table-cell>
          <table:table-cell/>
          <table:table-cell table:formula="of:=IF([.J104]=&quot;k/s&quot;; [.I104]; IF([.J104]=&quot;M/s&quot;; [.I104]*1000; [.I104]/1000))" office:value-type="float" office:value="467.801" calcext:value-type="float">
            <text:p>467.801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0118" calcext:value-type="float">
            <text:p>260118</text:p>
          </table:table-cell>
          <table:table-cell office:value-type="float" office:value="10" calcext:value-type="float">
            <text:p>10</text:p>
          </table:table-cell>
          <table:table-cell office:value-type="float" office:value="368.811" calcext:value-type="float">
            <text:p>368.811</text:p>
          </table:table-cell>
          <table:table-cell office:value-type="string" calcext:value-type="string">
            <text:p>k/s</text:p>
          </table:table-cell>
          <table:table-cell office:value-type="float" office:value="3.68811" calcext:value-type="float">
            <text:p>3.68811</text:p>
          </table:table-cell>
          <table:table-cell office:value-type="string" calcext:value-type="string">
            <text:p>M/s</text:p>
          </table:table-cell>
          <table:table-cell/>
          <table:table-cell table:formula="of:=IF([.J105]=&quot;k/s&quot;; [.I105]; IF([.J105]=&quot;M/s&quot;; [.I105]*1000; [.I105]/1000))" office:value-type="float" office:value="368.811" calcext:value-type="float">
            <text:p>368.811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3388" calcext:value-type="float">
            <text:p>533388</text:p>
          </table:table-cell>
          <table:table-cell office:value-type="float" office:value="10" calcext:value-type="float">
            <text:p>10</text:p>
          </table:table-cell>
          <table:table-cell office:value-type="float" office:value="764.107" calcext:value-type="float">
            <text:p>764.107</text:p>
          </table:table-cell>
          <table:table-cell office:value-type="string" calcext:value-type="string">
            <text:p>k/s</text:p>
          </table:table-cell>
          <table:table-cell office:value-type="float" office:value="7.64107" calcext:value-type="float">
            <text:p>7.64107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k/s&quot;; [.I106]; IF([.J106]=&quot;M/s&quot;; [.I106]*1000; [.I106]/1000))" office:value-type="float" office:value="764.107" calcext:value-type="float">
            <text:p>764.107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1590" calcext:value-type="float">
            <text:p>441590</text:p>
          </table:table-cell>
          <table:table-cell office:value-type="float" office:value="10" calcext:value-type="float">
            <text:p>10</text:p>
          </table:table-cell>
          <table:table-cell office:value-type="float" office:value="621.447" calcext:value-type="float">
            <text:p>621.447</text:p>
          </table:table-cell>
          <table:table-cell office:value-type="string" calcext:value-type="string">
            <text:p>k/s</text:p>
          </table:table-cell>
          <table:table-cell office:value-type="float" office:value="6.21447" calcext:value-type="float">
            <text:p>6.21447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k/s&quot;; [.I107]; IF([.J107]=&quot;M/s&quot;; [.I107]*1000; [.I107]/1000))" office:value-type="float" office:value="621.447" calcext:value-type="float">
            <text:p>621.447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3716" calcext:value-type="float">
            <text:p>333716</text:p>
          </table:table-cell>
          <table:table-cell office:value-type="float" office:value="10" calcext:value-type="float">
            <text:p>10</text:p>
          </table:table-cell>
          <table:table-cell office:value-type="float" office:value="474.528" calcext:value-type="float">
            <text:p>474.528</text:p>
          </table:table-cell>
          <table:table-cell office:value-type="string" calcext:value-type="string">
            <text:p>k/s</text:p>
          </table:table-cell>
          <table:table-cell office:value-type="float" office:value="4.74528" calcext:value-type="float">
            <text:p>4.74528</text:p>
          </table:table-cell>
          <table:table-cell office:value-type="string" calcext:value-type="string">
            <text:p>M/s</text:p>
          </table:table-cell>
          <table:table-cell/>
          <table:table-cell table:formula="of:=IF([.J108]=&quot;k/s&quot;; [.I108]; IF([.J108]=&quot;M/s&quot;; [.I108]*1000; [.I108]/1000))" office:value-type="float" office:value="474.528" calcext:value-type="float">
            <text:p>474.528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7986" calcext:value-type="float">
            <text:p>337986</text:p>
          </table:table-cell>
          <table:table-cell office:value-type="float" office:value="10" calcext:value-type="float">
            <text:p>10</text:p>
          </table:table-cell>
          <table:table-cell office:value-type="float" office:value="481.932" calcext:value-type="float">
            <text:p>481.932</text:p>
          </table:table-cell>
          <table:table-cell office:value-type="string" calcext:value-type="string">
            <text:p>k/s</text:p>
          </table:table-cell>
          <table:table-cell office:value-type="float" office:value="4.81932" calcext:value-type="float">
            <text:p>4.81932</text:p>
          </table:table-cell>
          <table:table-cell office:value-type="string" calcext:value-type="string">
            <text:p>M/s</text:p>
          </table:table-cell>
          <table:table-cell/>
          <table:table-cell table:formula="of:=IF([.J109]=&quot;k/s&quot;; [.I109]; IF([.J109]=&quot;M/s&quot;; [.I109]*1000; [.I109]/1000))" office:value-type="float" office:value="481.932" calcext:value-type="float">
            <text:p>481.932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45463" calcext:value-type="float">
            <text:p>1345463</text:p>
          </table:table-cell>
          <table:table-cell office:value-type="float" office:value="1" calcext:value-type="float">
            <text:p>1</text:p>
          </table:table-cell>
          <table:table-cell office:value-type="float" office:value="1.90307" calcext:value-type="float">
            <text:p>1.90307</text:p>
          </table:table-cell>
          <table:table-cell office:value-type="string" calcext:value-type="string">
            <text:p>M/s</text:p>
          </table:table-cell>
          <table:table-cell office:value-type="float" office:value="1.90307" calcext:value-type="float">
            <text:p>1.90307</text:p>
          </table:table-cell>
          <table:table-cell office:value-type="string" calcext:value-type="string">
            <text:p>M/s</text:p>
          </table:table-cell>
          <table:table-cell/>
          <table:table-cell table:formula="of:=IF([.J110]=&quot;k/s&quot;; [.I110]; IF([.J110]=&quot;M/s&quot;; [.I110]*1000; [.I110]/1000))" office:value-type="float" office:value="1903.07" calcext:value-type="float">
            <text:p>1903.07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50713" calcext:value-type="float">
            <text:p>1150713</text:p>
          </table:table-cell>
          <table:table-cell office:value-type="float" office:value="1" calcext:value-type="float">
            <text:p>1</text:p>
          </table:table-cell>
          <table:table-cell office:value-type="float" office:value="1.69778" calcext:value-type="float">
            <text:p>1.69778</text:p>
          </table:table-cell>
          <table:table-cell office:value-type="string" calcext:value-type="string">
            <text:p>M/s</text:p>
          </table:table-cell>
          <table:table-cell office:value-type="float" office:value="1.69778" calcext:value-type="float">
            <text:p>1.69778</text:p>
          </table:table-cell>
          <table:table-cell office:value-type="string" calcext:value-type="string">
            <text:p>M/s</text:p>
          </table:table-cell>
          <table:table-cell/>
          <table:table-cell table:formula="of:=IF([.J111]=&quot;k/s&quot;; [.I111]; IF([.J111]=&quot;M/s&quot;; [.I111]*1000; [.I111]/1000))" office:value-type="float" office:value="1697.78" calcext:value-type="float">
            <text:p>1697.78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05042" calcext:value-type="float">
            <text:p>1105042</text:p>
          </table:table-cell>
          <table:table-cell office:value-type="float" office:value="1" calcext:value-type="float">
            <text:p>1</text:p>
          </table:table-cell>
          <table:table-cell office:value-type="float" office:value="1.58226" calcext:value-type="float">
            <text:p>1.58226</text:p>
          </table:table-cell>
          <table:table-cell office:value-type="string" calcext:value-type="string">
            <text:p>M/s</text:p>
          </table:table-cell>
          <table:table-cell office:value-type="float" office:value="1.58226" calcext:value-type="float">
            <text:p>1.58226</text:p>
          </table:table-cell>
          <table:table-cell office:value-type="string" calcext:value-type="string">
            <text:p>M/s</text:p>
          </table:table-cell>
          <table:table-cell/>
          <table:table-cell table:formula="of:=IF([.J112]=&quot;k/s&quot;; [.I112]; IF([.J112]=&quot;M/s&quot;; [.I112]*1000; [.I112]/1000))" office:value-type="float" office:value="1582.26" calcext:value-type="float">
            <text:p>1582.26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86025" calcext:value-type="float">
            <text:p>986025</text:p>
          </table:table-cell>
          <table:table-cell office:value-type="float" office:value="1" calcext:value-type="float">
            <text:p>1</text:p>
          </table:table-cell>
          <table:table-cell office:value-type="float" office:value="1.40817" calcext:value-type="float">
            <text:p>1.40817</text:p>
          </table:table-cell>
          <table:table-cell office:value-type="string" calcext:value-type="string">
            <text:p>M/s</text:p>
          </table:table-cell>
          <table:table-cell office:value-type="float" office:value="1.40817" calcext:value-type="float">
            <text:p>1.40817</text:p>
          </table:table-cell>
          <table:table-cell office:value-type="string" calcext:value-type="string">
            <text:p>M/s</text:p>
          </table:table-cell>
          <table:table-cell/>
          <table:table-cell table:formula="of:=IF([.J113]=&quot;k/s&quot;; [.I113]; IF([.J113]=&quot;M/s&quot;; [.I113]*1000; [.I113]/1000))" office:value-type="float" office:value="1408.17" calcext:value-type="float">
            <text:p>1408.17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6664" calcext:value-type="float">
            <text:p>556664</text:p>
          </table:table-cell>
          <table:table-cell office:value-type="float" office:value="1" calcext:value-type="float">
            <text:p>1</text:p>
          </table:table-cell>
          <table:table-cell office:value-type="float" office:value="792.993" calcext:value-type="float">
            <text:p>792.993</text:p>
          </table:table-cell>
          <table:table-cell office:value-type="string" calcext:value-type="string">
            <text:p>k/s</text:p>
          </table:table-cell>
          <table:table-cell office:value-type="float" office:value="792.993" calcext:value-type="float">
            <text:p>792.993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k/s&quot;; [.I114]; IF([.J114]=&quot;M/s&quot;; [.I114]*1000; [.I114]/1000))" office:value-type="float" office:value="792.993" calcext:value-type="float">
            <text:p>792.993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50591" calcext:value-type="float">
            <text:p>450591</text:p>
          </table:table-cell>
          <table:table-cell office:value-type="float" office:value="1" calcext:value-type="float">
            <text:p>1</text:p>
          </table:table-cell>
          <table:table-cell office:value-type="float" office:value="645.501" calcext:value-type="float">
            <text:p>645.501</text:p>
          </table:table-cell>
          <table:table-cell office:value-type="string" calcext:value-type="string">
            <text:p>k/s</text:p>
          </table:table-cell>
          <table:table-cell office:value-type="float" office:value="645.501" calcext:value-type="float">
            <text:p>645.501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k/s&quot;; [.I115]; IF([.J115]=&quot;M/s&quot;; [.I115]*1000; [.I115]/1000))" office:value-type="float" office:value="645.501" calcext:value-type="float">
            <text:p>645.501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8167" calcext:value-type="float">
            <text:p>288167</text:p>
          </table:table-cell>
          <table:table-cell office:value-type="float" office:value="1" calcext:value-type="float">
            <text:p>1</text:p>
          </table:table-cell>
          <table:table-cell office:value-type="float" office:value="410.848" calcext:value-type="float">
            <text:p>410.848</text:p>
          </table:table-cell>
          <table:table-cell office:value-type="string" calcext:value-type="string">
            <text:p>k/s</text:p>
          </table:table-cell>
          <table:table-cell office:value-type="float" office:value="410.848" calcext:value-type="float">
            <text:p>410.848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k/s&quot;; [.I116]; IF([.J116]=&quot;M/s&quot;; [.I116]*1000; [.I116]/1000))" office:value-type="float" office:value="410.848" calcext:value-type="float">
            <text:p>410.848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1640" calcext:value-type="float">
            <text:p>411640</text:p>
          </table:table-cell>
          <table:table-cell office:value-type="float" office:value="1" calcext:value-type="float">
            <text:p>1</text:p>
          </table:table-cell>
          <table:table-cell office:value-type="float" office:value="585.618" calcext:value-type="float">
            <text:p>585.618</text:p>
          </table:table-cell>
          <table:table-cell office:value-type="string" calcext:value-type="string">
            <text:p>k/s</text:p>
          </table:table-cell>
          <table:table-cell office:value-type="float" office:value="585.618" calcext:value-type="float">
            <text:p>585.618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k/s&quot;; [.I117]; IF([.J117]=&quot;M/s&quot;; [.I117]*1000; [.I117]/1000))" office:value-type="float" office:value="585.618" calcext:value-type="float">
            <text:p>585.618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45657" calcext:value-type="float">
            <text:p>745657</text:p>
          </table:table-cell>
          <table:table-cell office:value-type="float" office:value="10" calcext:value-type="float">
            <text:p>10</text:p>
          </table:table-cell>
          <table:table-cell office:value-type="float" office:value="1070.28" calcext:value-type="float">
            <text:p>1070.28</text:p>
          </table:table-cell>
          <table:table-cell office:value-type="string" calcext:value-type="string">
            <text:p>k/s</text:p>
          </table:table-cell>
          <table:table-cell office:value-type="float" office:value="10.7028" calcext:value-type="float">
            <text:p>10.7028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k/s&quot;; [.I118]; IF([.J118]=&quot;M/s&quot;; [.I118]*1000; [.I118]/1000))" office:value-type="float" office:value="1070.28" calcext:value-type="float">
            <text:p>1070.28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7648" calcext:value-type="float">
            <text:p>587648</text:p>
          </table:table-cell>
          <table:table-cell office:value-type="float" office:value="10" calcext:value-type="float">
            <text:p>10</text:p>
          </table:table-cell>
          <table:table-cell office:value-type="float" office:value="839.599" calcext:value-type="float">
            <text:p>839.599</text:p>
          </table:table-cell>
          <table:table-cell office:value-type="string" calcext:value-type="string">
            <text:p>k/s</text:p>
          </table:table-cell>
          <table:table-cell office:value-type="float" office:value="8.39599" calcext:value-type="float">
            <text:p>8.39599</text:p>
          </table:table-cell>
          <table:table-cell office:value-type="string" calcext:value-type="string">
            <text:p>M/s</text:p>
          </table:table-cell>
          <table:table-cell/>
          <table:table-cell table:formula="of:=IF([.J119]=&quot;k/s&quot;; [.I119]; IF([.J119]=&quot;M/s&quot;; [.I119]*1000; [.I119]/1000))" office:value-type="float" office:value="839.599" calcext:value-type="float">
            <text:p>839.599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6938" calcext:value-type="float">
            <text:p>536938</text:p>
          </table:table-cell>
          <table:table-cell office:value-type="float" office:value="10" calcext:value-type="float">
            <text:p>10</text:p>
          </table:table-cell>
          <table:table-cell office:value-type="float" office:value="772.341" calcext:value-type="float">
            <text:p>772.341</text:p>
          </table:table-cell>
          <table:table-cell office:value-type="string" calcext:value-type="string">
            <text:p>k/s</text:p>
          </table:table-cell>
          <table:table-cell office:value-type="float" office:value="7.72341" calcext:value-type="float">
            <text:p>7.72341</text:p>
          </table:table-cell>
          <table:table-cell office:value-type="string" calcext:value-type="string">
            <text:p>M/s</text:p>
          </table:table-cell>
          <table:table-cell/>
          <table:table-cell table:formula="of:=IF([.J120]=&quot;k/s&quot;; [.I120]; IF([.J120]=&quot;M/s&quot;; [.I120]*1000; [.I120]/1000))" office:value-type="float" office:value="772.341" calcext:value-type="float">
            <text:p>772.341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0090" calcext:value-type="float">
            <text:p>510090</text:p>
          </table:table-cell>
          <table:table-cell office:value-type="float" office:value="10" calcext:value-type="float">
            <text:p>10</text:p>
          </table:table-cell>
          <table:table-cell office:value-type="float" office:value="732.674" calcext:value-type="float">
            <text:p>732.674</text:p>
          </table:table-cell>
          <table:table-cell office:value-type="string" calcext:value-type="string">
            <text:p>k/s</text:p>
          </table:table-cell>
          <table:table-cell office:value-type="float" office:value="7.32674" calcext:value-type="float">
            <text:p>7.32674</text:p>
          </table:table-cell>
          <table:table-cell office:value-type="string" calcext:value-type="string">
            <text:p>M/s</text:p>
          </table:table-cell>
          <table:table-cell/>
          <table:table-cell table:formula="of:=IF([.J121]=&quot;k/s&quot;; [.I121]; IF([.J121]=&quot;M/s&quot;; [.I121]*1000; [.I121]/1000))" office:value-type="float" office:value="732.674" calcext:value-type="float">
            <text:p>732.674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828" calcext:value-type="float">
            <text:p>365828</text:p>
          </table:table-cell>
          <table:table-cell office:value-type="float" office:value="10" calcext:value-type="float">
            <text:p>10</text:p>
          </table:table-cell>
          <table:table-cell office:value-type="float" office:value="517.093" calcext:value-type="float">
            <text:p>517.093</text:p>
          </table:table-cell>
          <table:table-cell office:value-type="string" calcext:value-type="string">
            <text:p>k/s</text:p>
          </table:table-cell>
          <table:table-cell office:value-type="float" office:value="5.17093" calcext:value-type="float">
            <text:p>5.17093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k/s&quot;; [.I122]; IF([.J122]=&quot;M/s&quot;; [.I122]*1000; [.I122]/1000))" office:value-type="float" office:value="517.093" calcext:value-type="float">
            <text:p>517.093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49422" calcext:value-type="float">
            <text:p>349422</text:p>
          </table:table-cell>
          <table:table-cell office:value-type="float" office:value="10" calcext:value-type="float">
            <text:p>10</text:p>
          </table:table-cell>
          <table:table-cell office:value-type="float" office:value="501.004" calcext:value-type="float">
            <text:p>501.004</text:p>
          </table:table-cell>
          <table:table-cell office:value-type="string" calcext:value-type="string">
            <text:p>k/s</text:p>
          </table:table-cell>
          <table:table-cell office:value-type="float" office:value="5.01004" calcext:value-type="float">
            <text:p>5.01004</text:p>
          </table:table-cell>
          <table:table-cell office:value-type="string" calcext:value-type="string">
            <text:p>M/s</text:p>
          </table:table-cell>
          <table:table-cell/>
          <table:table-cell table:formula="of:=IF([.J123]=&quot;k/s&quot;; [.I123]; IF([.J123]=&quot;M/s&quot;; [.I123]*1000; [.I123]/1000))" office:value-type="float" office:value="501.004" calcext:value-type="float">
            <text:p>501.004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23375" calcext:value-type="float">
            <text:p>223375</text:p>
          </table:table-cell>
          <table:table-cell office:value-type="float" office:value="10" calcext:value-type="float">
            <text:p>10</text:p>
          </table:table-cell>
          <table:table-cell office:value-type="float" office:value="319.976" calcext:value-type="float">
            <text:p>319.976</text:p>
          </table:table-cell>
          <table:table-cell office:value-type="string" calcext:value-type="string">
            <text:p>k/s</text:p>
          </table:table-cell>
          <table:table-cell office:value-type="float" office:value="3.19976" calcext:value-type="float">
            <text:p>3.19976</text:p>
          </table:table-cell>
          <table:table-cell office:value-type="string" calcext:value-type="string">
            <text:p>M/s</text:p>
          </table:table-cell>
          <table:table-cell/>
          <table:table-cell table:formula="of:=IF([.J124]=&quot;k/s&quot;; [.I124]; IF([.J124]=&quot;M/s&quot;; [.I124]*1000; [.I124]/1000))" office:value-type="float" office:value="319.976" calcext:value-type="float">
            <text:p>319.976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4392" calcext:value-type="float">
            <text:p>324392</text:p>
          </table:table-cell>
          <table:table-cell office:value-type="float" office:value="10" calcext:value-type="float">
            <text:p>10</text:p>
          </table:table-cell>
          <table:table-cell office:value-type="float" office:value="463.532" calcext:value-type="float">
            <text:p>463.532</text:p>
          </table:table-cell>
          <table:table-cell office:value-type="string" calcext:value-type="string">
            <text:p>k/s</text:p>
          </table:table-cell>
          <table:table-cell office:value-type="float" office:value="4.63532" calcext:value-type="float">
            <text:p>4.63532</text:p>
          </table:table-cell>
          <table:table-cell office:value-type="string" calcext:value-type="string">
            <text:p>M/s</text:p>
          </table:table-cell>
          <table:table-cell/>
          <table:table-cell table:formula="of:=IF([.J125]=&quot;k/s&quot;; [.I125]; IF([.J125]=&quot;M/s&quot;; [.I125]*1000; [.I125]/1000))" office:value-type="float" office:value="463.532" calcext:value-type="float">
            <text:p>463.532</text:p>
          </table:table-cell>
        </table:table-row>
        <table:table-row table:style-name="ro1">
          <table:table-cell/>
          <table:table-cell office:value-type="string" calcext:value-type="string">
            <text:p>PhTree3D/KNN_1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8396" calcext:value-type="float">
            <text:p>98396</text:p>
          </table:table-cell>
          <table:table-cell office:value-type="float" office:value="1" calcext:value-type="float">
            <text:p>1</text:p>
          </table:table-cell>
          <table:table-cell office:value-type="float" office:value="143.804" calcext:value-type="float">
            <text:p>143.804</text:p>
          </table:table-cell>
          <table:table-cell office:value-type="string" calcext:value-type="string">
            <text:p>k/s</text:p>
          </table:table-cell>
          <table:table-cell office:value-type="float" office:value="143.804" calcext:value-type="float">
            <text:p>143.80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/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47246" calcext:value-type="float">
            <text:p>47246</text:p>
          </table:table-cell>
          <table:table-cell office:value-type="float" office:value="1" calcext:value-type="float">
            <text:p>1</text:p>
          </table:table-cell>
          <table:table-cell office:value-type="float" office:value="67.3628" calcext:value-type="float">
            <text:p>67.3628</text:p>
          </table:table-cell>
          <table:table-cell office:value-type="string" calcext:value-type="string">
            <text:p>k/s</text:p>
          </table:table-cell>
          <table:table-cell office:value-type="float" office:value="67.3628" calcext:value-type="float">
            <text:p>67.3628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/4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s/>m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28598" calcext:value-type="float">
            <text:p>28598</text:p>
          </table:table-cell>
          <table:table-cell office:value-type="float" office:value="1" calcext:value-type="float">
            <text:p>1</text:p>
          </table:table-cell>
          <table:table-cell office:value-type="float" office:value="40.7939" calcext:value-type="float">
            <text:p>40.7939</text:p>
          </table:table-cell>
          <table:table-cell office:value-type="string" calcext:value-type="string">
            <text:p>k/s</text:p>
          </table:table-cell>
          <table:table-cell office:value-type="float" office:value="40.7939" calcext:value-type="float">
            <text:p>40.793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0/4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<text:s/>ms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<text:s/>ms</text:p>
          </table:table-cell>
          <table:table-cell office:value-type="float" office:value="19881" calcext:value-type="float">
            <text:p>19881</text:p>
          </table:table-cell>
          <table:table-cell office:value-type="float" office:value="1" calcext:value-type="float">
            <text:p>1</text:p>
          </table:table-cell>
          <table:table-cell office:value-type="float" office:value="28.4479" calcext:value-type="float">
            <text:p>28.4479</text:p>
          </table:table-cell>
          <table:table-cell office:value-type="string" calcext:value-type="string">
            <text:p>k/s</text:p>
          </table:table-cell>
          <table:table-cell office:value-type="float" office:value="28.4479" calcext:value-type="float">
            <text:p>28.447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0254" calcext:value-type="float">
            <text:p>620254</text:p>
          </table:table-cell>
          <table:table-cell office:value-type="float" office:value="1" calcext:value-type="float">
            <text:p>1</text:p>
          </table:table-cell>
          <table:table-cell office:value-type="float" office:value="893.954" calcext:value-type="float">
            <text:p>893.954</text:p>
          </table:table-cell>
          <table:table-cell office:value-type="string" calcext:value-type="string">
            <text:p>k/s</text:p>
          </table:table-cell>
          <table:table-cell office:value-type="float" office:value="893.954" calcext:value-type="float">
            <text:p>893.95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5018" calcext:value-type="float">
            <text:p>255018</text:p>
          </table:table-cell>
          <table:table-cell office:value-type="float" office:value="1" calcext:value-type="float">
            <text:p>1</text:p>
          </table:table-cell>
          <table:table-cell office:value-type="float" office:value="362.26" calcext:value-type="float">
            <text:p>362.26</text:p>
          </table:table-cell>
          <table:table-cell office:value-type="string" calcext:value-type="string">
            <text:p>k/s</text:p>
          </table:table-cell>
          <table:table-cell office:value-type="float" office:value="362.26" calcext:value-type="float">
            <text:p>362.26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8184" calcext:value-type="float">
            <text:p>68184</text:p>
          </table:table-cell>
          <table:table-cell office:value-type="float" office:value="1" calcext:value-type="float">
            <text:p>1</text:p>
          </table:table-cell>
          <table:table-cell office:value-type="float" office:value="96.8068" calcext:value-type="float">
            <text:p>96.8068</text:p>
          </table:table-cell>
          <table:table-cell office:value-type="string" calcext:value-type="string">
            <text:p>k/s</text:p>
          </table:table-cell>
          <table:table-cell office:value-type="float" office:value="96.8068" calcext:value-type="float">
            <text:p>96.8068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667" calcext:value-type="float">
            <text:p>38667</text:p>
          </table:table-cell>
          <table:table-cell office:value-type="float" office:value="1" calcext:value-type="float">
            <text:p>1</text:p>
          </table:table-cell>
          <table:table-cell office:value-type="float" office:value="54.9314" calcext:value-type="float">
            <text:p>54.9314</text:p>
          </table:table-cell>
          <table:table-cell office:value-type="string" calcext:value-type="string">
            <text:p>k/s</text:p>
          </table:table-cell>
          <table:table-cell office:value-type="float" office:value="54.9314" calcext:value-type="float">
            <text:p>54.931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0572" calcext:value-type="float">
            <text:p>70572</text:p>
          </table:table-cell>
          <table:table-cell office:value-type="float" office:value="10" calcext:value-type="float">
            <text:p>10</text:p>
          </table:table-cell>
          <table:table-cell office:value-type="float" office:value="101.322" calcext:value-type="float">
            <text:p>101.322</text:p>
          </table:table-cell>
          <table:table-cell office:value-type="string" calcext:value-type="string">
            <text:p>k/s</text:p>
          </table:table-cell>
          <table:table-cell office:value-type="float" office:value="1013.22" calcext:value-type="float">
            <text:p>1013.2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/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4723" calcext:value-type="float">
            <text:p>34723</text:p>
          </table:table-cell>
          <table:table-cell office:value-type="float" office:value="10" calcext:value-type="float">
            <text:p>10</text:p>
          </table:table-cell>
          <table:table-cell office:value-type="float" office:value="49.5014" calcext:value-type="float">
            <text:p>49.5014</text:p>
          </table:table-cell>
          <table:table-cell office:value-type="string" calcext:value-type="string">
            <text:p>k/s</text:p>
          </table:table-cell>
          <table:table-cell office:value-type="float" office:value="495.014" calcext:value-type="float">
            <text:p>495.01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/4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22441" calcext:value-type="float">
            <text:p>22441</text:p>
          </table:table-cell>
          <table:table-cell office:value-type="float" office:value="10" calcext:value-type="float">
            <text:p>10</text:p>
          </table:table-cell>
          <table:table-cell office:value-type="float" office:value="31.8914" calcext:value-type="float">
            <text:p>31.8914</text:p>
          </table:table-cell>
          <table:table-cell office:value-type="string" calcext:value-type="string">
            <text:p>k/s</text:p>
          </table:table-cell>
          <table:table-cell office:value-type="float" office:value="318.914" calcext:value-type="float">
            <text:p>318.91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0/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16122" calcext:value-type="float">
            <text:p>16122</text:p>
          </table:table-cell>
          <table:table-cell office:value-type="float" office:value="10" calcext:value-type="float">
            <text:p>10</text:p>
          </table:table-cell>
          <table:table-cell office:value-type="float" office:value="22.9495" calcext:value-type="float">
            <text:p>22.9495</text:p>
          </table:table-cell>
          <table:table-cell office:value-type="string" calcext:value-type="string">
            <text:p>k/s</text:p>
          </table:table-cell>
          <table:table-cell office:value-type="float" office:value="229.495" calcext:value-type="float">
            <text:p>229.495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7160" calcext:value-type="float">
            <text:p>247160</text:p>
          </table:table-cell>
          <table:table-cell office:value-type="float" office:value="10" calcext:value-type="float">
            <text:p>10</text:p>
          </table:table-cell>
          <table:table-cell office:value-type="float" office:value="353.662" calcext:value-type="float">
            <text:p>353.662</text:p>
          </table:table-cell>
          <table:table-cell office:value-type="string" calcext:value-type="string">
            <text:p>k/s</text:p>
          </table:table-cell>
          <table:table-cell office:value-type="float" office:value="3.53662" calcext:value-type="float">
            <text:p>3.53662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51078" calcext:value-type="float">
            <text:p>151078</text:p>
          </table:table-cell>
          <table:table-cell office:value-type="float" office:value="10" calcext:value-type="float">
            <text:p>10</text:p>
          </table:table-cell>
          <table:table-cell office:value-type="float" office:value="215.746" calcext:value-type="float">
            <text:p>215.746</text:p>
          </table:table-cell>
          <table:table-cell office:value-type="string" calcext:value-type="string">
            <text:p>k/s</text:p>
          </table:table-cell>
          <table:table-cell office:value-type="float" office:value="2.15746" calcext:value-type="float">
            <text:p>2.15746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/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7950" calcext:value-type="float">
            <text:p>57950</text:p>
          </table:table-cell>
          <table:table-cell office:value-type="float" office:value="10" calcext:value-type="float">
            <text:p>10</text:p>
          </table:table-cell>
          <table:table-cell office:value-type="float" office:value="82.6225" calcext:value-type="float">
            <text:p>82.6225</text:p>
          </table:table-cell>
          <table:table-cell office:value-type="string" calcext:value-type="string">
            <text:p>k/s</text:p>
          </table:table-cell>
          <table:table-cell office:value-type="float" office:value="826.225" calcext:value-type="float">
            <text:p>826.225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0/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3710" calcext:value-type="float">
            <text:p>33710</text:p>
          </table:table-cell>
          <table:table-cell office:value-type="float" office:value="10" calcext:value-type="float">
            <text:p>10</text:p>
          </table:table-cell>
          <table:table-cell office:value-type="float" office:value="48.4072" calcext:value-type="float">
            <text:p>48.4072</text:p>
          </table:table-cell>
          <table:table-cell office:value-type="string" calcext:value-type="string">
            <text:p>k/s</text:p>
          </table:table-cell>
          <table:table-cell office:value-type="float" office:value="484.072" calcext:value-type="float">
            <text:p>484.07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09670" calcext:value-type="float">
            <text:p>109670</text:p>
          </table:table-cell>
          <table:table-cell office:value-type="float" office:value="1" calcext:value-type="float">
            <text:p>1</text:p>
          </table:table-cell>
          <table:table-cell office:value-type="float" office:value="163.131" calcext:value-type="float">
            <text:p>163.131</text:p>
          </table:table-cell>
          <table:table-cell office:value-type="string" calcext:value-type="string">
            <text:p>k/s</text:p>
          </table:table-cell>
          <table:table-cell office:value-type="float" office:value="163.131" calcext:value-type="float">
            <text:p>163.131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/4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ms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ms</text:p>
          </table:table-cell>
          <table:table-cell office:value-type="float" office:value="18041" calcext:value-type="float">
            <text:p>18041</text:p>
          </table:table-cell>
          <table:table-cell office:value-type="float" office:value="1" calcext:value-type="float">
            <text:p>1</text:p>
          </table:table-cell>
          <table:table-cell office:value-type="float" office:value="25.8179" calcext:value-type="float">
            <text:p>25.8179</text:p>
          </table:table-cell>
          <table:table-cell office:value-type="string" calcext:value-type="string">
            <text:p>k/s</text:p>
          </table:table-cell>
          <table:table-cell office:value-type="float" office:value="25.8179" calcext:value-type="float">
            <text:p>25.817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/4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23" calcext:value-type="float">
            <text:p>4223</text:p>
          </table:table-cell>
          <table:table-cell office:value-type="float" office:value="1" calcext:value-type="float">
            <text:p>1</text:p>
          </table:table-cell>
          <table:table-cell office:value-type="float" office:value="5.92934" calcext:value-type="float">
            <text:p>5.92934</text:p>
          </table:table-cell>
          <table:table-cell office:value-type="string" calcext:value-type="string">
            <text:p>k/s</text:p>
          </table:table-cell>
          <table:table-cell office:value-type="float" office:value="5.92934" calcext:value-type="float">
            <text:p>5.9293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0/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<text:s/>ms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<text:s/>m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571.63" calcext:value-type="float">
            <text:p>571.63</text:p>
          </table:table-cell>
          <table:table-cell office:value-type="string" calcext:value-type="string">
            <text:p>5/s</text:p>
          </table:table-cell>
          <table:table-cell office:value-type="float" office:value="571.63" calcext:value-type="float">
            <text:p>571.63</text:p>
          </table:table-cell>
          <table:table-cell office:value-type="string" calcext:value-type="string">
            <text:p>5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17941" calcext:value-type="float">
            <text:p>117941</text:p>
          </table:table-cell>
          <table:table-cell office:value-type="float" office:value="1" calcext:value-type="float">
            <text:p>1</text:p>
          </table:table-cell>
          <table:table-cell office:value-type="float" office:value="184.336" calcext:value-type="float">
            <text:p>184.336</text:p>
          </table:table-cell>
          <table:table-cell office:value-type="string" calcext:value-type="string">
            <text:p>k/s</text:p>
          </table:table-cell>
          <table:table-cell office:value-type="float" office:value="184.336" calcext:value-type="float">
            <text:p>184.336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/7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<text:s/>ms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<text:s/>ms</text:p>
          </table:table-cell>
          <table:table-cell office:value-type="float" office:value="18846" calcext:value-type="float">
            <text:p>18846</text:p>
          </table:table-cell>
          <table:table-cell office:value-type="float" office:value="1" calcext:value-type="float">
            <text:p>1</text:p>
          </table:table-cell>
          <table:table-cell office:value-type="float" office:value="28.9565" calcext:value-type="float">
            <text:p>28.9565</text:p>
          </table:table-cell>
          <table:table-cell office:value-type="string" calcext:value-type="string">
            <text:p>k/s</text:p>
          </table:table-cell>
          <table:table-cell office:value-type="float" office:value="28.9565" calcext:value-type="float">
            <text:p>28.9565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/7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<text:s/>ms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<text:s/>ms</text:p>
          </table:table-cell>
          <table:table-cell office:value-type="float" office:value="4164" calcext:value-type="float">
            <text:p>4164</text:p>
          </table:table-cell>
          <table:table-cell office:value-type="float" office:value="1" calcext:value-type="float">
            <text:p>1</text:p>
          </table:table-cell>
          <table:table-cell office:value-type="float" office:value="6.30357" calcext:value-type="float">
            <text:p>6.30357</text:p>
          </table:table-cell>
          <table:table-cell office:value-type="string" calcext:value-type="string">
            <text:p>k/s</text:p>
          </table:table-cell>
          <table:table-cell office:value-type="float" office:value="6.30357" calcext:value-type="float">
            <text:p>6.30357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829.29" calcext:value-type="float">
            <text:p>829.29</text:p>
          </table:table-cell>
          <table:table-cell office:value-type="string" calcext:value-type="string">
            <text:p>7/s</text:p>
          </table:table-cell>
          <table:table-cell office:value-type="float" office:value="829.29" calcext:value-type="float">
            <text:p>829.29</text:p>
          </table:table-cell>
          <table:table-cell office:value-type="string" calcext:value-type="string">
            <text:p>7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02353" calcext:value-type="float">
            <text:p>102353</text:p>
          </table:table-cell>
          <table:table-cell office:value-type="float" office:value="10" calcext:value-type="float">
            <text:p>10</text:p>
          </table:table-cell>
          <table:table-cell office:value-type="float" office:value="173.937" calcext:value-type="float">
            <text:p>173.937</text:p>
          </table:table-cell>
          <table:table-cell office:value-type="string" calcext:value-type="string">
            <text:p>k/s</text:p>
          </table:table-cell>
          <table:table-cell office:value-type="float" office:value="1.73937" calcext:value-type="float">
            <text:p>1.73937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/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16657" calcext:value-type="float">
            <text:p>16657</text:p>
          </table:table-cell>
          <table:table-cell office:value-type="float" office:value="10" calcext:value-type="float">
            <text:p>10</text:p>
          </table:table-cell>
          <table:table-cell office:value-type="float" office:value="24.5807" calcext:value-type="float">
            <text:p>24.5807</text:p>
          </table:table-cell>
          <table:table-cell office:value-type="string" calcext:value-type="string">
            <text:p>k/s</text:p>
          </table:table-cell>
          <table:table-cell office:value-type="float" office:value="245.807" calcext:value-type="float">
            <text:p>245.807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/4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3866" calcext:value-type="float">
            <text:p>3866</text:p>
          </table:table-cell>
          <table:table-cell office:value-type="float" office:value="10" calcext:value-type="float">
            <text:p>10</text:p>
          </table:table-cell>
          <table:table-cell office:value-type="float" office:value="6.12829" calcext:value-type="float">
            <text:p>6.12829</text:p>
          </table:table-cell>
          <table:table-cell office:value-type="string" calcext:value-type="string">
            <text:p>k/s</text:p>
          </table:table-cell>
          <table:table-cell office:value-type="float" office:value="61.2829" calcext:value-type="float">
            <text:p>61.282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0/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/>m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/>ms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556.26" calcext:value-type="float">
            <text:p>556.26</text:p>
          </table:table-cell>
          <table:table-cell office:value-type="string" calcext:value-type="string">
            <text:p>9/s</text:p>
          </table:table-cell>
          <table:table-cell office:value-type="float" office:value="5.56269" calcext:value-type="float">
            <text:p>5.5626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4962" calcext:value-type="float">
            <text:p>124962</text:p>
          </table:table-cell>
          <table:table-cell office:value-type="float" office:value="10" calcext:value-type="float">
            <text:p>10</text:p>
          </table:table-cell>
          <table:table-cell office:value-type="float" office:value="175.48" calcext:value-type="float">
            <text:p>175.48</text:p>
          </table:table-cell>
          <table:table-cell office:value-type="string" calcext:value-type="string">
            <text:p>k/s</text:p>
          </table:table-cell>
          <table:table-cell office:value-type="float" office:value="1.7548" calcext:value-type="float">
            <text:p>1.7548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/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22568" calcext:value-type="float">
            <text:p>22568</text:p>
          </table:table-cell>
          <table:table-cell office:value-type="float" office:value="10" calcext:value-type="float">
            <text:p>10</text:p>
          </table:table-cell>
          <table:table-cell office:value-type="float" office:value="25.194" calcext:value-type="float">
            <text:p>25.194</text:p>
          </table:table-cell>
          <table:table-cell office:value-type="string" calcext:value-type="string">
            <text:p>k/s</text:p>
          </table:table-cell>
          <table:table-cell office:value-type="float" office:value="251.94" calcext:value-type="float">
            <text:p>251.9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/7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<text:s/>ms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<text:s/>ms</text:p>
          </table:table-cell>
          <table:table-cell office:value-type="float" office:value="4639" calcext:value-type="float">
            <text:p>4639</text:p>
          </table:table-cell>
          <table:table-cell office:value-type="float" office:value="10" calcext:value-type="float">
            <text:p>10</text:p>
          </table:table-cell>
          <table:table-cell office:value-type="float" office:value="7.27902" calcext:value-type="float">
            <text:p>7.27902</text:p>
          </table:table-cell>
          <table:table-cell office:value-type="string" calcext:value-type="string">
            <text:p>k/s</text:p>
          </table:table-cell>
          <table:table-cell office:value-type="float" office:value="72.7902" calcext:value-type="float">
            <text:p>72.790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0/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<text:s/>ms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<text:s/>ms</text:p>
          </table:table-cell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951.44" calcext:value-type="float">
            <text:p>951.44</text:p>
          </table:table-cell>
          <table:table-cell office:value-type="string" calcext:value-type="string">
            <text:p>4/s</text:p>
          </table:table-cell>
          <table:table-cell office:value-type="float" office:value="9.51444" calcext:value-type="float">
            <text:p>9.5144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 table:number-rows-repeated="10484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knn_mm_d - D10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10'.A30:'knn_mm_d - D10'.A33 'knn_mm_d - D10'.B30:'knn_mm_d - D10'.B30 'knn_mm_d - D10'.N30:'knn_mm_d - D10'.N33 'knn_mm_d - D10'.A30:'knn_mm_d - D10'.A33 'knn_mm_d - D10'.B46:'knn_mm_d - D10'.B46 'knn_mm_d - D10'.N46:'knn_mm_d - D10'.N49 'knn_mm_d - D10'.A30:'knn_mm_d - D10'.A33 'knn_mm_d - D10'.B62:'knn_mm_d - D10'.B62 'knn_mm_d - D10'.N62:'knn_mm_d - D10'.N65 'knn_mm_d - D10'.A30:'knn_mm_d - D10'.A33 'knn_mm_d - D10'.B78:'knn_mm_d - D10'.B78 'knn_mm_d - D10'.N78:'knn_mm_d - D10'.N81 'knn_mm_d - D10'.A30:'knn_mm_d - D10'.A33 'knn_mm_d - D10'.B94:'knn_mm_d - D10'.B94 'knn_mm_d - D10'.N94:'knn_mm_d - D10'.N97 'knn_mm_d - D10'.A30:'knn_mm_d - D10'.A33 'knn_mm_d - D10'.B110:'knn_mm_d - D10'.B110 'knn_mm_d - D10'.N110:'knn_mm_d - D10'.N1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10'.A30:'knn_mm_d - D10'.A33 'knn_mm_d - D10'.B30:'knn_mm_d - D10'.B30 'knn_mm_d - D10'.N34:'knn_mm_d - D10'.N37 'knn_mm_d - D10'.A30:'knn_mm_d - D10'.A33 'knn_mm_d - D10'.B46:'knn_mm_d - D10'.B46 'knn_mm_d - D10'.N50:'knn_mm_d - D10'.N53 'knn_mm_d - D10'.A30:'knn_mm_d - D10'.A33 'knn_mm_d - D10'.B62:'knn_mm_d - D10'.B62 'knn_mm_d - D10'.N66:'knn_mm_d - D10'.N69 'knn_mm_d - D10'.A30:'knn_mm_d - D10'.A33 'knn_mm_d - D10'.B78:'knn_mm_d - D10'.B78 'knn_mm_d - D10'.N82:'knn_mm_d - D10'.N85 'knn_mm_d - D10'.A30:'knn_mm_d - D10'.A33 'knn_mm_d - D10'.B94:'knn_mm_d - D10'.B94 'knn_mm_d - D10'.N98:'knn_mm_d - D10'.N101 'knn_mm_d - D10'.A30:'knn_mm_d - D10'.A33 'knn_mm_d - D10'.B110:'knn_mm_d - D10'.B110 'knn_mm_d - D10'.N114:'knn_mm_d - D10'.N1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2641" calcext:value-type="float">
            <text:p>32641</text:p>
          </table:table-cell>
          <table:table-cell office:value-type="float" office:value="1" calcext:value-type="float">
            <text:p>1</text:p>
          </table:table-cell>
          <table:table-cell office:value-type="float" office:value="47.6282" calcext:value-type="float">
            <text:p>47.6282</text:p>
          </table:table-cell>
          <table:table-cell office:value-type="string" calcext:value-type="string">
            <text:p>k/s</text:p>
          </table:table-cell>
          <table:table-cell office:value-type="float" office:value="47.6282" calcext:value-type="float">
            <text:p>47.6282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; IF([.J30]=&quot;M/s&quot;; [.I30]*1000; [.I30]/1000))" office:value-type="float" office:value="47.6282" calcext:value-type="float">
            <text:p>47.62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<text:s/>ms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<text:s/>ms</text:p>
          </table:table-cell>
          <table:table-cell office:value-type="float" office:value="2902" calcext:value-type="float">
            <text:p>2902</text:p>
          </table:table-cell>
          <table:table-cell office:value-type="float" office:value="1" calcext:value-type="float">
            <text:p>1</text:p>
          </table:table-cell>
          <table:table-cell office:value-type="float" office:value="4.13127" calcext:value-type="float">
            <text:p>4.13127</text:p>
          </table:table-cell>
          <table:table-cell office:value-type="string" calcext:value-type="string">
            <text:p>k/s</text:p>
          </table:table-cell>
          <table:table-cell office:value-type="float" office:value="4.13127" calcext:value-type="float">
            <text:p>4.13127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; IF([.J31]=&quot;M/s&quot;; [.I31]*1000; [.I31]/1000))" office:value-type="float" office:value="4.13127" calcext:value-type="float">
            <text:p>4.131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<text:s/>ms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<text:s/>m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13.81" calcext:value-type="float">
            <text:p>213.81</text:p>
          </table:table-cell>
          <table:table-cell office:value-type="string" calcext:value-type="string">
            <text:p>3/s</text:p>
          </table:table-cell>
          <table:table-cell office:value-type="float" office:value="213.81" calcext:value-type="float">
            <text:p>213.81</text:p>
          </table:table-cell>
          <table:table-cell office:value-type="string" calcext:value-type="string">
            <text:p>3/s</text:p>
          </table:table-cell>
          <table:table-cell/>
          <table:table-cell table:formula="of:=IF([.J32]=&quot;k/s&quot;; [.I32]; IF([.J32]=&quot;M/s&quot;; [.I32]*1000; [.I32]/1000))" office:value-type="float" office:value="0.21381" calcext:value-type="float">
            <text:p>0.2138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.207" calcext:value-type="float">
            <text:p>22.207</text:p>
          </table:table-cell>
          <table:table-cell office:value-type="string" calcext:value-type="string">
            <text:p>3/s</text:p>
          </table:table-cell>
          <table:table-cell office:value-type="float" office:value="22.207" calcext:value-type="float">
            <text:p>22.207</text:p>
          </table:table-cell>
          <table:table-cell office:value-type="string" calcext:value-type="string">
            <text:p>3/s</text:p>
          </table:table-cell>
          <table:table-cell/>
          <table:table-cell table:formula="of:=IF([.J33]=&quot;k/s&quot;; [.I33]; IF([.J33]=&quot;M/s&quot;; [.I33]*1000; [.I33]/1000))" office:value-type="float" office:value="0.022207" calcext:value-type="float">
            <text:p>0.022207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534" calcext:value-type="float">
            <text:p>177534</text:p>
          </table:table-cell>
          <table:table-cell office:value-type="float" office:value="1" calcext:value-type="float">
            <text:p>1</text:p>
          </table:table-cell>
          <table:table-cell office:value-type="float" office:value="253.871" calcext:value-type="float">
            <text:p>253.871</text:p>
          </table:table-cell>
          <table:table-cell office:value-type="string" calcext:value-type="string">
            <text:p>k/s</text:p>
          </table:table-cell>
          <table:table-cell office:value-type="float" office:value="253.871" calcext:value-type="float">
            <text:p>253.871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k/s&quot;; [.I34]; IF([.J34]=&quot;M/s&quot;; [.I34]*1000; [.I34]/1000))" office:value-type="float" office:value="253.871" calcext:value-type="float">
            <text:p>253.871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82371" calcext:value-type="float">
            <text:p>82371</text:p>
          </table:table-cell>
          <table:table-cell office:value-type="float" office:value="1" calcext:value-type="float">
            <text:p>1</text:p>
          </table:table-cell>
          <table:table-cell office:value-type="float" office:value="117.037" calcext:value-type="float">
            <text:p>117.037</text:p>
          </table:table-cell>
          <table:table-cell office:value-type="string" calcext:value-type="string">
            <text:p>k/s</text:p>
          </table:table-cell>
          <table:table-cell office:value-type="float" office:value="117.037" calcext:value-type="float">
            <text:p>117.037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; IF([.J35]=&quot;M/s&quot;; [.I35]*1000; [.I35]/1000))" office:value-type="float" office:value="117.037" calcext:value-type="float">
            <text:p>117.037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<text:s/>ms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<text:s/>ms</text:p>
          </table:table-cell>
          <table:table-cell office:value-type="float" office:value="13182" calcext:value-type="float">
            <text:p>13182</text:p>
          </table:table-cell>
          <table:table-cell office:value-type="float" office:value="1" calcext:value-type="float">
            <text:p>1</text:p>
          </table:table-cell>
          <table:table-cell office:value-type="float" office:value="18.8604" calcext:value-type="float">
            <text:p>18.8604</text:p>
          </table:table-cell>
          <table:table-cell office:value-type="string" calcext:value-type="string">
            <text:p>k/s</text:p>
          </table:table-cell>
          <table:table-cell office:value-type="float" office:value="18.8604" calcext:value-type="float">
            <text:p>18.8604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; IF([.J36]=&quot;M/s&quot;; [.I36]*1000; [.I36]/1000))" office:value-type="float" office:value="18.8604" calcext:value-type="float">
            <text:p>18.8604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<text:s/>ms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<text:s/>ms</text:p>
          </table:table-cell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float" office:value="2.18767" calcext:value-type="float">
            <text:p>2.18767</text:p>
          </table:table-cell>
          <table:table-cell office:value-type="string" calcext:value-type="string">
            <text:p>k/s</text:p>
          </table:table-cell>
          <table:table-cell office:value-type="float" office:value="2.18767" calcext:value-type="float">
            <text:p>2.18767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; IF([.J37]=&quot;M/s&quot;; [.I37]*1000; [.I37]/1000))" office:value-type="float" office:value="2.18767" calcext:value-type="float">
            <text:p>2.18767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s/>m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s/>ms</text:p>
          </table:table-cell>
          <table:table-cell office:value-type="float" office:value="28863" calcext:value-type="float">
            <text:p>28863</text:p>
          </table:table-cell>
          <table:table-cell office:value-type="float" office:value="10" calcext:value-type="float">
            <text:p>10</text:p>
          </table:table-cell>
          <table:table-cell office:value-type="float" office:value="41.419" calcext:value-type="float">
            <text:p>41.419</text:p>
          </table:table-cell>
          <table:table-cell office:value-type="string" calcext:value-type="string">
            <text:p>k/s</text:p>
          </table:table-cell>
          <table:table-cell office:value-type="float" office:value="414.19" calcext:value-type="float">
            <text:p>414.19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; IF([.J38]=&quot;M/s&quot;; [.I38]*1000; [.I38]/1000))" office:value-type="float" office:value="41.419" calcext:value-type="float">
            <text:p>41.419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<text:s/>ms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<text:s/>ms</text:p>
          </table:table-cell>
          <table:table-cell office:value-type="float" office:value="2767" calcext:value-type="float">
            <text:p>2767</text:p>
          </table:table-cell>
          <table:table-cell office:value-type="float" office:value="10" calcext:value-type="float">
            <text:p>10</text:p>
          </table:table-cell>
          <table:table-cell office:value-type="float" office:value="3.94748" calcext:value-type="float">
            <text:p>3.94748</text:p>
          </table:table-cell>
          <table:table-cell office:value-type="string" calcext:value-type="string">
            <text:p>k/s</text:p>
          </table:table-cell>
          <table:table-cell office:value-type="float" office:value="39.4748" calcext:value-type="float">
            <text:p>39.4748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; IF([.J39]=&quot;M/s&quot;; [.I39]*1000; [.I39]/1000))" office:value-type="float" office:value="3.94748" calcext:value-type="float">
            <text:p>3.94748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<text:s/>m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<text:s/>ms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203.93" calcext:value-type="float">
            <text:p>203.93</text:p>
          </table:table-cell>
          <table:table-cell office:value-type="string" calcext:value-type="string">
            <text:p>7/s</text:p>
          </table:table-cell>
          <table:table-cell office:value-type="float" office:value="2.03937" calcext:value-type="float">
            <text:p>2.03937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; IF([.J40]=&quot;M/s&quot;; [.I40]*1000; [.I40]/1000))" office:value-type="float" office:value="0.20393" calcext:value-type="float">
            <text:p>0.20393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<text:s/>ms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<text:s/>m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511" calcext:value-type="float">
            <text:p>20.511</text:p>
          </table:table-cell>
          <table:table-cell office:value-type="string" calcext:value-type="string">
            <text:p>2/s</text:p>
          </table:table-cell>
          <table:table-cell office:value-type="float" office:value="205.11" calcext:value-type="float">
            <text:p>205.11</text:p>
          </table:table-cell>
          <table:table-cell office:value-type="string" calcext:value-type="string">
            <text:p>2/s</text:p>
          </table:table-cell>
          <table:table-cell/>
          <table:table-cell table:formula="of:=IF([.J41]=&quot;k/s&quot;; [.I41]; IF([.J41]=&quot;M/s&quot;; [.I41]*1000; [.I41]/1000))" office:value-type="float" office:value="0.020511" calcext:value-type="float">
            <text:p>0.020511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8130" calcext:value-type="float">
            <text:p>138130</text:p>
          </table:table-cell>
          <table:table-cell office:value-type="float" office:value="10" calcext:value-type="float">
            <text:p>10</text:p>
          </table:table-cell>
          <table:table-cell office:value-type="float" office:value="196.574" calcext:value-type="float">
            <text:p>196.574</text:p>
          </table:table-cell>
          <table:table-cell office:value-type="string" calcext:value-type="string">
            <text:p>k/s</text:p>
          </table:table-cell>
          <table:table-cell office:value-type="float" office:value="1.96574" calcext:value-type="float">
            <text:p>1.96574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; IF([.J42]=&quot;M/s&quot;; [.I42]*1000; [.I42]/1000))" office:value-type="float" office:value="196.574" calcext:value-type="float">
            <text:p>196.574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1448" calcext:value-type="float">
            <text:p>71448</text:p>
          </table:table-cell>
          <table:table-cell office:value-type="float" office:value="10" calcext:value-type="float">
            <text:p>10</text:p>
          </table:table-cell>
          <table:table-cell office:value-type="float" office:value="102.445" calcext:value-type="float">
            <text:p>102.445</text:p>
          </table:table-cell>
          <table:table-cell office:value-type="string" calcext:value-type="string">
            <text:p>k/s</text:p>
          </table:table-cell>
          <table:table-cell office:value-type="float" office:value="1024.45" calcext:value-type="float">
            <text:p>1024.45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; IF([.J43]=&quot;M/s&quot;; [.I43]*1000; [.I43]/1000))" office:value-type="float" office:value="102.445" calcext:value-type="float">
            <text:p>102.445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12149" calcext:value-type="float">
            <text:p>12149</text:p>
          </table:table-cell>
          <table:table-cell office:value-type="float" office:value="10" calcext:value-type="float">
            <text:p>10</text:p>
          </table:table-cell>
          <table:table-cell office:value-type="float" office:value="17.4931" calcext:value-type="float">
            <text:p>17.4931</text:p>
          </table:table-cell>
          <table:table-cell office:value-type="string" calcext:value-type="string">
            <text:p>k/s</text:p>
          </table:table-cell>
          <table:table-cell office:value-type="float" office:value="174.931" calcext:value-type="float">
            <text:p>174.931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; IF([.J44]=&quot;M/s&quot;; [.I44]*1000; [.I44]/1000))" office:value-type="float" office:value="17.4931" calcext:value-type="float">
            <text:p>17.4931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<text:s/>m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ms</text:p>
          </table:table-cell>
          <table:table-cell office:value-type="float" office:value="1337" calcext:value-type="float">
            <text:p>1337</text:p>
          </table:table-cell>
          <table:table-cell office:value-type="float" office:value="10" calcext:value-type="float">
            <text:p>10</text:p>
          </table:table-cell>
          <table:table-cell office:value-type="float" office:value="1.9624" calcext:value-type="float">
            <text:p>1.9624</text:p>
          </table:table-cell>
          <table:table-cell office:value-type="string" calcext:value-type="string">
            <text:p>k/s</text:p>
          </table:table-cell>
          <table:table-cell office:value-type="float" office:value="19.624" calcext:value-type="float">
            <text:p>19.624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; IF([.J45]=&quot;M/s&quot;; [.I45]*1000; [.I45]/1000))" office:value-type="float" office:value="1.9624" calcext:value-type="float">
            <text:p>1.9624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8072" calcext:value-type="float">
            <text:p>88072</text:p>
          </table:table-cell>
          <table:table-cell office:value-type="float" office:value="1" calcext:value-type="float">
            <text:p>1</text:p>
          </table:table-cell>
          <table:table-cell office:value-type="float" office:value="127.382" calcext:value-type="float">
            <text:p>127.382</text:p>
          </table:table-cell>
          <table:table-cell office:value-type="string" calcext:value-type="string">
            <text:p>k/s</text:p>
          </table:table-cell>
          <table:table-cell office:value-type="float" office:value="127.382" calcext:value-type="float">
            <text:p>127.382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; IF([.J46]=&quot;M/s&quot;; [.I46]*1000; [.I46]/1000))" office:value-type="float" office:value="127.382" calcext:value-type="float">
            <text:p>127.382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<text:s/>ms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<text:s/>ms</text:p>
          </table:table-cell>
          <table:table-cell office:value-type="float" office:value="6847" calcext:value-type="float">
            <text:p>6847</text:p>
          </table:table-cell>
          <table:table-cell office:value-type="float" office:value="1" calcext:value-type="float">
            <text:p>1</text:p>
          </table:table-cell>
          <table:table-cell office:value-type="float" office:value="9.86952" calcext:value-type="float">
            <text:p>9.86952</text:p>
          </table:table-cell>
          <table:table-cell office:value-type="string" calcext:value-type="string">
            <text:p>k/s</text:p>
          </table:table-cell>
          <table:table-cell office:value-type="float" office:value="9.86952" calcext:value-type="float">
            <text:p>9.86952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; IF([.J47]=&quot;M/s&quot;; [.I47]*1000; [.I47]/1000))" office:value-type="float" office:value="9.86952" calcext:value-type="float">
            <text:p>9.86952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628.72" calcext:value-type="float">
            <text:p>628.72</text:p>
          </table:table-cell>
          <table:table-cell office:value-type="string" calcext:value-type="string">
            <text:p>2/s</text:p>
          </table:table-cell>
          <table:table-cell office:value-type="float" office:value="628.72" calcext:value-type="float">
            <text:p>628.72</text:p>
          </table:table-cell>
          <table:table-cell office:value-type="string" calcext:value-type="string">
            <text:p>2/s</text:p>
          </table:table-cell>
          <table:table-cell/>
          <table:table-cell table:formula="of:=IF([.J48]=&quot;k/s&quot;; [.I48]; IF([.J48]=&quot;M/s&quot;; [.I48]*1000; [.I48]/1000))" office:value-type="float" office:value="0.62872" calcext:value-type="float">
            <text:p>0.62872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<text:s/>ms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8/s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8/s</text:p>
          </table:table-cell>
          <table:table-cell/>
          <table:table-cell table:formula="of:=IF([.J49]=&quot;k/s&quot;; [.I49]; IF([.J49]=&quot;M/s&quot;; [.I49]*1000; [.I49]/1000))" office:value-type="float" office:value="0.04285" calcext:value-type="float">
            <text:p>0.04285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6481" calcext:value-type="float">
            <text:p>86481</text:p>
          </table:table-cell>
          <table:table-cell office:value-type="float" office:value="1" calcext:value-type="float">
            <text:p>1</text:p>
          </table:table-cell>
          <table:table-cell office:value-type="float" office:value="124.527" calcext:value-type="float">
            <text:p>124.527</text:p>
          </table:table-cell>
          <table:table-cell office:value-type="string" calcext:value-type="string">
            <text:p>k/s</text:p>
          </table:table-cell>
          <table:table-cell office:value-type="float" office:value="124.527" calcext:value-type="float">
            <text:p>124.527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; IF([.J50]=&quot;M/s&quot;; [.I50]*1000; [.I50]/1000))" office:value-type="float" office:value="124.527" calcext:value-type="float">
            <text:p>124.527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m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ms</text:p>
          </table:table-cell>
          <table:table-cell office:value-type="float" office:value="13806" calcext:value-type="float">
            <text:p>13806</text:p>
          </table:table-cell>
          <table:table-cell office:value-type="float" office:value="1" calcext:value-type="float">
            <text:p>1</text:p>
          </table:table-cell>
          <table:table-cell office:value-type="float" office:value="19.8986" calcext:value-type="float">
            <text:p>19.8986</text:p>
          </table:table-cell>
          <table:table-cell office:value-type="string" calcext:value-type="string">
            <text:p>k/s</text:p>
          </table:table-cell>
          <table:table-cell office:value-type="float" office:value="19.8986" calcext:value-type="float">
            <text:p>19.8986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; IF([.J51]=&quot;M/s&quot;; [.I51]*1000; [.I51]/1000))" office:value-type="float" office:value="19.8986" calcext:value-type="float">
            <text:p>19.8986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<text:s/>ms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<text:s/>m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1.91368" calcext:value-type="float">
            <text:p>1.91368</text:p>
          </table:table-cell>
          <table:table-cell office:value-type="string" calcext:value-type="string">
            <text:p>k/s</text:p>
          </table:table-cell>
          <table:table-cell office:value-type="float" office:value="1.91368" calcext:value-type="float">
            <text:p>1.91368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; IF([.J52]=&quot;M/s&quot;; [.I52]*1000; [.I52]/1000))" office:value-type="float" office:value="1.91368" calcext:value-type="float">
            <text:p>1.91368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0.352" calcext:value-type="float">
            <text:p>90.352</text:p>
          </table:table-cell>
          <table:table-cell office:value-type="string" calcext:value-type="string">
            <text:p>9/s</text:p>
          </table:table-cell>
          <table:table-cell office:value-type="float" office:value="90.352" calcext:value-type="float">
            <text:p>90.352</text:p>
          </table:table-cell>
          <table:table-cell office:value-type="string" calcext:value-type="string">
            <text:p>9/s</text:p>
          </table:table-cell>
          <table:table-cell/>
          <table:table-cell table:formula="of:=IF([.J53]=&quot;k/s&quot;; [.I53]; IF([.J53]=&quot;M/s&quot;; [.I53]*1000; [.I53]/1000))" office:value-type="float" office:value="0.090352" calcext:value-type="float">
            <text:p>0.090352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1644" calcext:value-type="float">
            <text:p>71644</text:p>
          </table:table-cell>
          <table:table-cell office:value-type="float" office:value="10" calcext:value-type="float">
            <text:p>10</text:p>
          </table:table-cell>
          <table:table-cell office:value-type="float" office:value="102.616" calcext:value-type="float">
            <text:p>102.616</text:p>
          </table:table-cell>
          <table:table-cell office:value-type="string" calcext:value-type="string">
            <text:p>k/s</text:p>
          </table:table-cell>
          <table:table-cell office:value-type="float" office:value="1026.16" calcext:value-type="float">
            <text:p>1026.16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; IF([.J54]=&quot;M/s&quot;; [.I54]*1000; [.I54]/1000))" office:value-type="float" office:value="102.616" calcext:value-type="float">
            <text:p>102.616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<text:s/>ms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<text:s/>ms</text:p>
          </table:table-cell>
          <table:table-cell office:value-type="float" office:value="6293" calcext:value-type="float">
            <text:p>6293</text:p>
          </table:table-cell>
          <table:table-cell office:value-type="float" office:value="10" calcext:value-type="float">
            <text:p>10</text:p>
          </table:table-cell>
          <table:table-cell office:value-type="float" office:value="9.03" calcext:value-type="float">
            <text:p>9.03</text:p>
          </table:table-cell>
          <table:table-cell office:value-type="string" calcext:value-type="string">
            <text:p>k/s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; IF([.J55]=&quot;M/s&quot;; [.I55]*1000; [.I55]/1000))" office:value-type="float" office:value="9.03" calcext:value-type="float">
            <text:p>9.03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628.14" calcext:value-type="float">
            <text:p>628.14</text:p>
          </table:table-cell>
          <table:table-cell office:value-type="string" calcext:value-type="string">
            <text:p>4/s</text:p>
          </table:table-cell>
          <table:table-cell office:value-type="float" office:value="6.28144" calcext:value-type="float">
            <text:p>6.28144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; IF([.J56]=&quot;M/s&quot;; [.I56]*1000; [.I56]/1000))" office:value-type="float" office:value="0.62814" calcext:value-type="float">
            <text:p>0.62814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<text:s/>ms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1.943" calcext:value-type="float">
            <text:p>41.943</text:p>
          </table:table-cell>
          <table:table-cell office:value-type="string" calcext:value-type="string">
            <text:p>2/s</text:p>
          </table:table-cell>
          <table:table-cell office:value-type="float" office:value="419.43" calcext:value-type="float">
            <text:p>419.43</text:p>
          </table:table-cell>
          <table:table-cell office:value-type="string" calcext:value-type="string">
            <text:p>2/s</text:p>
          </table:table-cell>
          <table:table-cell/>
          <table:table-cell table:formula="of:=IF([.J57]=&quot;k/s&quot;; [.I57]; IF([.J57]=&quot;M/s&quot;; [.I57]*1000; [.I57]/1000))" office:value-type="float" office:value="0.041943" calcext:value-type="float">
            <text:p>0.041943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4832" calcext:value-type="float">
            <text:p>54832</text:p>
          </table:table-cell>
          <table:table-cell office:value-type="float" office:value="10" calcext:value-type="float">
            <text:p>10</text:p>
          </table:table-cell>
          <table:table-cell office:value-type="float" office:value="78.4573" calcext:value-type="float">
            <text:p>78.4573</text:p>
          </table:table-cell>
          <table:table-cell office:value-type="string" calcext:value-type="string">
            <text:p>k/s</text:p>
          </table:table-cell>
          <table:table-cell office:value-type="float" office:value="784.573" calcext:value-type="float">
            <text:p>784.573</text:p>
          </table:table-cell>
          <table:table-cell office:value-type="string" calcext:value-type="string">
            <text:p>k/s</text:p>
          </table:table-cell>
          <table:table-cell/>
          <table:table-cell table:formula="of:=IF([.J58]=&quot;k/s&quot;; [.I58]; IF([.J58]=&quot;M/s&quot;; [.I58]*1000; [.I58]/1000))" office:value-type="float" office:value="78.4573" calcext:value-type="float">
            <text:p>78.4573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<text:s/>ms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<text:s/>ms</text:p>
          </table:table-cell>
          <table:table-cell office:value-type="float" office:value="12590" calcext:value-type="float">
            <text:p>12590</text:p>
          </table:table-cell>
          <table:table-cell office:value-type="float" office:value="10" calcext:value-type="float">
            <text:p>10</text:p>
          </table:table-cell>
          <table:table-cell office:value-type="float" office:value="18.0421" calcext:value-type="float">
            <text:p>18.0421</text:p>
          </table:table-cell>
          <table:table-cell office:value-type="string" calcext:value-type="string">
            <text:p>k/s</text:p>
          </table:table-cell>
          <table:table-cell office:value-type="float" office:value="180.421" calcext:value-type="float">
            <text:p>180.421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; IF([.J59]=&quot;M/s&quot;; [.I59]*1000; [.I59]/1000))" office:value-type="float" office:value="18.0421" calcext:value-type="float">
            <text:p>18.0421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<text:s/>ms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<text:s/>ms</text:p>
          </table:table-cell>
          <table:table-cell office:value-type="float" office:value="1298" calcext:value-type="float">
            <text:p>1298</text:p>
          </table:table-cell>
          <table:table-cell office:value-type="float" office:value="10" calcext:value-type="float">
            <text:p>10</text:p>
          </table:table-cell>
          <table:table-cell office:value-type="float" office:value="1.86434" calcext:value-type="float">
            <text:p>1.86434</text:p>
          </table:table-cell>
          <table:table-cell office:value-type="string" calcext:value-type="string">
            <text:p>k/s</text:p>
          </table:table-cell>
          <table:table-cell office:value-type="float" office:value="18.6434" calcext:value-type="float">
            <text:p>18.6434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; IF([.J60]=&quot;M/s&quot;; [.I60]*1000; [.I60]/1000))" office:value-type="float" office:value="1.86434" calcext:value-type="float">
            <text:p>1.86434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0.317" calcext:value-type="float">
            <text:p>90.317</text:p>
          </table:table-cell>
          <table:table-cell office:value-type="string" calcext:value-type="string">
            <text:p>2/s</text:p>
          </table:table-cell>
          <table:table-cell office:value-type="float" office:value="903.17" calcext:value-type="float">
            <text:p>903.17</text:p>
          </table:table-cell>
          <table:table-cell office:value-type="string" calcext:value-type="string">
            <text:p>2/s</text:p>
          </table:table-cell>
          <table:table-cell/>
          <table:table-cell table:formula="of:=IF([.J61]=&quot;k/s&quot;; [.I61]; IF([.J61]=&quot;M/s&quot;; [.I61]*1000; [.I61]/1000))" office:value-type="float" office:value="0.090317" calcext:value-type="float">
            <text:p>0.090317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float" office:value="12.8295" calcext:value-type="float">
            <text:p>12.8295</text:p>
          </table:table-cell>
          <table:table-cell office:value-type="string" calcext:value-type="string">
            <text:p>k/s</text:p>
          </table:table-cell>
          <table:table-cell office:value-type="float" office:value="12.8295" calcext:value-type="float">
            <text:p>12.8295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; IF([.J62]=&quot;M/s&quot;; [.I62]*1000; [.I62]/1000))" office:value-type="float" office:value="12.8295" calcext:value-type="float">
            <text:p>12.8295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<text:s/>ms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<text:s/>m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1051.1" calcext:value-type="float">
            <text:p>1051.1</text:p>
          </table:table-cell>
          <table:table-cell office:value-type="string" calcext:value-type="string">
            <text:p>6/s</text:p>
          </table:table-cell>
          <table:table-cell office:value-type="float" office:value="1051.1" calcext:value-type="float">
            <text:p>1051.1</text:p>
          </table:table-cell>
          <table:table-cell office:value-type="string" calcext:value-type="string">
            <text:p>6/s</text:p>
          </table:table-cell>
          <table:table-cell/>
          <table:table-cell table:formula="of:=IF([.J63]=&quot;k/s&quot;; [.I63]; IF([.J63]=&quot;M/s&quot;; [.I63]*1000; [.I63]/1000))" office:value-type="float" office:value="1.0511" calcext:value-type="float">
            <text:p>1.0511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<text:s/>ms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<text:s/>ms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0.299" calcext:value-type="float">
            <text:p>70.299</text:p>
          </table:table-cell>
          <table:table-cell office:value-type="string" calcext:value-type="string">
            <text:p>9/s</text:p>
          </table:table-cell>
          <table:table-cell office:value-type="float" office:value="70.299" calcext:value-type="float">
            <text:p>70.299</text:p>
          </table:table-cell>
          <table:table-cell office:value-type="string" calcext:value-type="string">
            <text:p>9/s</text:p>
          </table:table-cell>
          <table:table-cell/>
          <table:table-cell table:formula="of:=IF([.J64]=&quot;k/s&quot;; [.I64]; IF([.J64]=&quot;M/s&quot;; [.I64]*1000; [.I64]/1000))" office:value-type="float" office:value="0.070299" calcext:value-type="float">
            <text:p>0.070299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m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471" calcext:value-type="float">
            <text:p>5.471</text:p>
          </table:table-cell>
          <table:table-cell office:value-type="string" calcext:value-type="string">
            <text:p>6/s</text:p>
          </table:table-cell>
          <table:table-cell office:value-type="float" office:value="5.471" calcext:value-type="float">
            <text:p>5.471</text:p>
          </table:table-cell>
          <table:table-cell office:value-type="string" calcext:value-type="string">
            <text:p>6/s</text:p>
          </table:table-cell>
          <table:table-cell/>
          <table:table-cell table:formula="of:=IF([.J65]=&quot;k/s&quot;; [.I65]; IF([.J65]=&quot;M/s&quot;; [.I65]*1000; [.I65]/1000))" office:value-type="float" office:value="0.005471" calcext:value-type="float">
            <text:p>0.005471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<text:s/>ms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<text:s/>ms</text:p>
          </table:table-cell>
          <table:table-cell office:value-type="float" office:value="9108" calcext:value-type="float">
            <text:p>9108</text:p>
          </table:table-cell>
          <table:table-cell office:value-type="float" office:value="1" calcext:value-type="float">
            <text:p>1</text:p>
          </table:table-cell>
          <table:table-cell office:value-type="float" office:value="13.0316" calcext:value-type="float">
            <text:p>13.0316</text:p>
          </table:table-cell>
          <table:table-cell office:value-type="string" calcext:value-type="string">
            <text:p>k/s</text:p>
          </table:table-cell>
          <table:table-cell office:value-type="float" office:value="13.0316" calcext:value-type="float">
            <text:p>13.0316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k/s&quot;; [.I66]; IF([.J66]=&quot;M/s&quot;; [.I66]*1000; [.I66]/1000))" office:value-type="float" office:value="13.0316" calcext:value-type="float">
            <text:p>13.0316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<text:s/>ms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<text:s/>m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1.13231" calcext:value-type="float">
            <text:p>1.13231</text:p>
          </table:table-cell>
          <table:table-cell office:value-type="string" calcext:value-type="string">
            <text:p>k/s</text:p>
          </table:table-cell>
          <table:table-cell office:value-type="float" office:value="1.13231" calcext:value-type="float">
            <text:p>1.13231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; IF([.J67]=&quot;M/s&quot;; [.I67]*1000; [.I67]/1000))" office:value-type="float" office:value="1.13231" calcext:value-type="float">
            <text:p>1.13231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ms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ms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2.109" calcext:value-type="float">
            <text:p>92.109</text:p>
          </table:table-cell>
          <table:table-cell office:value-type="string" calcext:value-type="string">
            <text:p>3/s</text:p>
          </table:table-cell>
          <table:table-cell office:value-type="float" office:value="92.109" calcext:value-type="float">
            <text:p>92.109</text:p>
          </table:table-cell>
          <table:table-cell office:value-type="string" calcext:value-type="string">
            <text:p>3/s</text:p>
          </table:table-cell>
          <table:table-cell/>
          <table:table-cell table:formula="of:=IF([.J68]=&quot;k/s&quot;; [.I68]; IF([.J68]=&quot;M/s&quot;; [.I68]*1000; [.I68]/1000))" office:value-type="float" office:value="0.092109" calcext:value-type="float">
            <text:p>0.092109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m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3674" calcext:value-type="float">
            <text:p>7.3674</text:p>
          </table:table-cell>
          <table:table-cell office:value-type="string" calcext:value-type="string">
            <text:p>1/s</text:p>
          </table:table-cell>
          <table:table-cell office:value-type="float" office:value="7.3674" calcext:value-type="float">
            <text:p>7.3674</text:p>
          </table:table-cell>
          <table:table-cell office:value-type="string" calcext:value-type="string">
            <text:p>1/s</text:p>
          </table:table-cell>
          <table:table-cell/>
          <table:table-cell table:formula="of:=IF([.J69]=&quot;k/s&quot;; [.I69]; IF([.J69]=&quot;M/s&quot;; [.I69]*1000; [.I69]/1000))" office:value-type="float" office:value="0.0073674" calcext:value-type="float">
            <text:p>0.0073674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772" calcext:value-type="float">
            <text:p>8772</text:p>
          </table:table-cell>
          <table:table-cell office:value-type="float" office:value="10" calcext:value-type="float">
            <text:p>10</text:p>
          </table:table-cell>
          <table:table-cell office:value-type="float" office:value="12.5854" calcext:value-type="float">
            <text:p>12.5854</text:p>
          </table:table-cell>
          <table:table-cell office:value-type="string" calcext:value-type="string">
            <text:p>k/s</text:p>
          </table:table-cell>
          <table:table-cell office:value-type="float" office:value="125.854" calcext:value-type="float">
            <text:p>125.854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; IF([.J70]=&quot;M/s&quot;; [.I70]*1000; [.I70]/1000))" office:value-type="float" office:value="12.5854" calcext:value-type="float">
            <text:p>12.5854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<text:s/>ms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<text:s/>ms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1048.3" calcext:value-type="float">
            <text:p>1048.3</text:p>
          </table:table-cell>
          <table:table-cell office:value-type="string" calcext:value-type="string">
            <text:p>3/s</text:p>
          </table:table-cell>
          <table:table-cell office:value-type="float" office:value="10.4833" calcext:value-type="float">
            <text:p>10.4833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; IF([.J71]=&quot;M/s&quot;; [.I71]*1000; [.I71]/1000))" office:value-type="float" office:value="1.0483" calcext:value-type="float">
            <text:p>1.0483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<text:s/>ms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<text:s/>m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.626" calcext:value-type="float">
            <text:p>70.626</text:p>
          </table:table-cell>
          <table:table-cell office:value-type="string" calcext:value-type="string">
            <text:p>4/s</text:p>
          </table:table-cell>
          <table:table-cell office:value-type="float" office:value="706.26" calcext:value-type="float">
            <text:p>706.26</text:p>
          </table:table-cell>
          <table:table-cell office:value-type="string" calcext:value-type="string">
            <text:p>4/s</text:p>
          </table:table-cell>
          <table:table-cell/>
          <table:table-cell table:formula="of:=IF([.J72]=&quot;k/s&quot;; [.I72]; IF([.J72]=&quot;M/s&quot;; [.I72]*1000; [.I72]/1000))" office:value-type="float" office:value="0.070626" calcext:value-type="float">
            <text:p>0.070626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m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.4773" calcext:value-type="float">
            <text:p>5.4773</text:p>
          </table:table-cell>
          <table:table-cell office:value-type="string" calcext:value-type="string">
            <text:p>9/s</text:p>
          </table:table-cell>
          <table:table-cell office:value-type="float" office:value="54.773" calcext:value-type="float">
            <text:p>54.773</text:p>
          </table:table-cell>
          <table:table-cell office:value-type="string" calcext:value-type="string">
            <text:p>9/s</text:p>
          </table:table-cell>
          <table:table-cell/>
          <table:table-cell table:formula="of:=IF([.J73]=&quot;k/s&quot;; [.I73]; IF([.J73]=&quot;M/s&quot;; [.I73]*1000; [.I73]/1000))" office:value-type="float" office:value="0.0054773" calcext:value-type="float">
            <text:p>0.0054773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92" calcext:value-type="float">
            <text:p>8892</text:p>
          </table:table-cell>
          <table:table-cell office:value-type="float" office:value="10" calcext:value-type="float">
            <text:p>10</text:p>
          </table:table-cell>
          <table:table-cell office:value-type="float" office:value="12.7196" calcext:value-type="float">
            <text:p>12.7196</text:p>
          </table:table-cell>
          <table:table-cell office:value-type="string" calcext:value-type="string">
            <text:p>k/s</text:p>
          </table:table-cell>
          <table:table-cell office:value-type="float" office:value="127.196" calcext:value-type="float">
            <text:p>127.196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; IF([.J74]=&quot;M/s&quot;; [.I74]*1000; [.I74]/1000))" office:value-type="float" office:value="12.7196" calcext:value-type="float">
            <text:p>12.7196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<text:s/>ms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<text:s/>ms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1.13067" calcext:value-type="float">
            <text:p>1.13067</text:p>
          </table:table-cell>
          <table:table-cell office:value-type="string" calcext:value-type="string">
            <text:p>k/s</text:p>
          </table:table-cell>
          <table:table-cell office:value-type="float" office:value="11.3067" calcext:value-type="float">
            <text:p>11.3067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; IF([.J75]=&quot;M/s&quot;; [.I75]*1000; [.I75]/1000))" office:value-type="float" office:value="1.13067" calcext:value-type="float">
            <text:p>1.13067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ms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ms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.059" calcext:value-type="float">
            <text:p>92.059</text:p>
          </table:table-cell>
          <table:table-cell office:value-type="string" calcext:value-type="string">
            <text:p>7/s</text:p>
          </table:table-cell>
          <table:table-cell office:value-type="float" office:value="920.59" calcext:value-type="float">
            <text:p>920.59</text:p>
          </table:table-cell>
          <table:table-cell office:value-type="string" calcext:value-type="string">
            <text:p>7/s</text:p>
          </table:table-cell>
          <table:table-cell/>
          <table:table-cell table:formula="of:=IF([.J76]=&quot;k/s&quot;; [.I76]; IF([.J76]=&quot;M/s&quot;; [.I76]*1000; [.I76]/1000))" office:value-type="float" office:value="0.092059" calcext:value-type="float">
            <text:p>0.092059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m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.371" calcext:value-type="float">
            <text:p>7.371</text:p>
          </table:table-cell>
          <table:table-cell office:value-type="string" calcext:value-type="string">
            <text:p>5/s</text:p>
          </table:table-cell>
          <table:table-cell office:value-type="float" office:value="73.71" calcext:value-type="float">
            <text:p>73.71</text:p>
          </table:table-cell>
          <table:table-cell office:value-type="string" calcext:value-type="string">
            <text:p>5/s</text:p>
          </table:table-cell>
          <table:table-cell/>
          <table:table-cell table:formula="of:=IF([.J77]=&quot;k/s&quot;; [.I77]; IF([.J77]=&quot;M/s&quot;; [.I77]*1000; [.I77]/1000))" office:value-type="float" office:value="0.007371" calcext:value-type="float">
            <text:p>0.007371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26554" calcext:value-type="float">
            <text:p>26554</text:p>
          </table:table-cell>
          <table:table-cell office:value-type="float" office:value="1" calcext:value-type="float">
            <text:p>1</text:p>
          </table:table-cell>
          <table:table-cell office:value-type="float" office:value="37.8757" calcext:value-type="float">
            <text:p>37.8757</text:p>
          </table:table-cell>
          <table:table-cell office:value-type="string" calcext:value-type="string">
            <text:p>k/s</text:p>
          </table:table-cell>
          <table:table-cell office:value-type="float" office:value="37.8757" calcext:value-type="float">
            <text:p>37.8757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; IF([.J78]=&quot;M/s&quot;; [.I78]*1000; [.I78]/1000))" office:value-type="float" office:value="37.8757" calcext:value-type="float">
            <text:p>37.8757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<text:s/>ms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<text:s/>ms</text:p>
          </table:table-cell>
          <table:table-cell office:value-type="float" office:value="4507" calcext:value-type="float">
            <text:p>4507</text:p>
          </table:table-cell>
          <table:table-cell office:value-type="float" office:value="1" calcext:value-type="float">
            <text:p>1</text:p>
          </table:table-cell>
          <table:table-cell office:value-type="float" office:value="6.40179" calcext:value-type="float">
            <text:p>6.40179</text:p>
          </table:table-cell>
          <table:table-cell office:value-type="string" calcext:value-type="string">
            <text:p>k/s</text:p>
          </table:table-cell>
          <table:table-cell office:value-type="float" office:value="6.40179" calcext:value-type="float">
            <text:p>6.40179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; IF([.J79]=&quot;M/s&quot;; [.I79]*1000; [.I79]/1000))" office:value-type="float" office:value="6.40179" calcext:value-type="float">
            <text:p>6.40179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<text:s/>ms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<text:s/>ms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1083.9" calcext:value-type="float">
            <text:p>1083.9</text:p>
          </table:table-cell>
          <table:table-cell office:value-type="string" calcext:value-type="string">
            <text:p>6/s</text:p>
          </table:table-cell>
          <table:table-cell office:value-type="float" office:value="1083.9" calcext:value-type="float">
            <text:p>1083.9</text:p>
          </table:table-cell>
          <table:table-cell office:value-type="string" calcext:value-type="string">
            <text:p>6/s</text:p>
          </table:table-cell>
          <table:table-cell/>
          <table:table-cell table:formula="of:=IF([.J80]=&quot;k/s&quot;; [.I80]; IF([.J80]=&quot;M/s&quot;; [.I80]*1000; [.I80]/1000))" office:value-type="float" office:value="1.0839" calcext:value-type="float">
            <text:p>1.0839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<text:s/>ms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<text:s/>ms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59.64" calcext:value-type="float">
            <text:p>159.64</text:p>
          </table:table-cell>
          <table:table-cell office:value-type="string" calcext:value-type="string">
            <text:p>1/s</text:p>
          </table:table-cell>
          <table:table-cell office:value-type="float" office:value="159.64" calcext:value-type="float">
            <text:p>159.64</text:p>
          </table:table-cell>
          <table:table-cell office:value-type="string" calcext:value-type="string">
            <text:p>1/s</text:p>
          </table:table-cell>
          <table:table-cell/>
          <table:table-cell table:formula="of:=IF([.J81]=&quot;k/s&quot;; [.I81]; IF([.J81]=&quot;M/s&quot;; [.I81]*1000; [.I81]/1000))" office:value-type="float" office:value="0.15964" calcext:value-type="float">
            <text:p>0.15964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8152" calcext:value-type="float">
            <text:p>148152</text:p>
          </table:table-cell>
          <table:table-cell office:value-type="float" office:value="1" calcext:value-type="float">
            <text:p>1</text:p>
          </table:table-cell>
          <table:table-cell office:value-type="float" office:value="212.284" calcext:value-type="float">
            <text:p>212.284</text:p>
          </table:table-cell>
          <table:table-cell office:value-type="string" calcext:value-type="string">
            <text:p>k/s</text:p>
          </table:table-cell>
          <table:table-cell office:value-type="float" office:value="212.284" calcext:value-type="float">
            <text:p>212.284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; IF([.J82]=&quot;M/s&quot;; [.I82]*1000; [.I82]/1000))" office:value-type="float" office:value="212.284" calcext:value-type="float">
            <text:p>212.284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47542" calcext:value-type="float">
            <text:p>47542</text:p>
          </table:table-cell>
          <table:table-cell office:value-type="float" office:value="1" calcext:value-type="float">
            <text:p>1</text:p>
          </table:table-cell>
          <table:table-cell office:value-type="float" office:value="67.5541" calcext:value-type="float">
            <text:p>67.5541</text:p>
          </table:table-cell>
          <table:table-cell office:value-type="string" calcext:value-type="string">
            <text:p>k/s</text:p>
          </table:table-cell>
          <table:table-cell office:value-type="float" office:value="67.5541" calcext:value-type="float">
            <text:p>67.554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; IF([.J83]=&quot;M/s&quot;; [.I83]*1000; [.I83]/1000))" office:value-type="float" office:value="67.5541" calcext:value-type="float">
            <text:p>67.5541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<text:s/>ms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<text:s/>ms</text:p>
          </table:table-cell>
          <table:table-cell office:value-type="float" office:value="7966" calcext:value-type="float">
            <text:p>7966</text:p>
          </table:table-cell>
          <table:table-cell office:value-type="float" office:value="1" calcext:value-type="float">
            <text:p>1</text:p>
          </table:table-cell>
          <table:table-cell office:value-type="float" office:value="11.6575" calcext:value-type="float">
            <text:p>11.6575</text:p>
          </table:table-cell>
          <table:table-cell office:value-type="string" calcext:value-type="string">
            <text:p>k/s</text:p>
          </table:table-cell>
          <table:table-cell office:value-type="float" office:value="11.6575" calcext:value-type="float">
            <text:p>11.6575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; IF([.J84]=&quot;M/s&quot;; [.I84]*1000; [.I84]/1000))" office:value-type="float" office:value="11.6575" calcext:value-type="float">
            <text:p>11.6575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<text:s/>ms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<text:s/>ms</text:p>
          </table:table-cell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  <table:table-cell office:value-type="float" office:value="2.44381" calcext:value-type="float">
            <text:p>2.44381</text:p>
          </table:table-cell>
          <table:table-cell office:value-type="string" calcext:value-type="string">
            <text:p>k/s</text:p>
          </table:table-cell>
          <table:table-cell office:value-type="float" office:value="2.44381" calcext:value-type="float">
            <text:p>2.44381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; IF([.J85]=&quot;M/s&quot;; [.I85]*1000; [.I85]/1000))" office:value-type="float" office:value="2.44381" calcext:value-type="float">
            <text:p>2.44381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23370" calcext:value-type="float">
            <text:p>23370</text:p>
          </table:table-cell>
          <table:table-cell office:value-type="float" office:value="10" calcext:value-type="float">
            <text:p>10</text:p>
          </table:table-cell>
          <table:table-cell office:value-type="float" office:value="32.323" calcext:value-type="float">
            <text:p>32.323</text:p>
          </table:table-cell>
          <table:table-cell office:value-type="string" calcext:value-type="string">
            <text:p>k/s</text:p>
          </table:table-cell>
          <table:table-cell office:value-type="float" office:value="323.23" calcext:value-type="float">
            <text:p>323.23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; IF([.J86]=&quot;M/s&quot;; [.I86]*1000; [.I86]/1000))" office:value-type="float" office:value="32.323" calcext:value-type="float">
            <text:p>32.323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<text:s/>ms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<text:s/>ms</text:p>
          </table:table-cell>
          <table:table-cell office:value-type="float" office:value="3409" calcext:value-type="float">
            <text:p>3409</text:p>
          </table:table-cell>
          <table:table-cell office:value-type="float" office:value="10" calcext:value-type="float">
            <text:p>10</text:p>
          </table:table-cell>
          <table:table-cell office:value-type="float" office:value="4.86586" calcext:value-type="float">
            <text:p>4.86586</text:p>
          </table:table-cell>
          <table:table-cell office:value-type="string" calcext:value-type="string">
            <text:p>k/s</text:p>
          </table:table-cell>
          <table:table-cell office:value-type="float" office:value="48.6586" calcext:value-type="float">
            <text:p>48.6586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; IF([.J87]=&quot;M/s&quot;; [.I87]*1000; [.I87]/1000))" office:value-type="float" office:value="4.86586" calcext:value-type="float">
            <text:p>4.86586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<text:s/>ms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<text:s/>ms</text:p>
          </table:table-cell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780.89" calcext:value-type="float">
            <text:p>780.89</text:p>
          </table:table-cell>
          <table:table-cell office:value-type="string" calcext:value-type="string">
            <text:p>9/s</text:p>
          </table:table-cell>
          <table:table-cell office:value-type="float" office:value="7.80899" calcext:value-type="float">
            <text:p>7.80899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; IF([.J88]=&quot;M/s&quot;; [.I88]*1000; [.I88]/1000))" office:value-type="float" office:value="0.78089" calcext:value-type="float">
            <text:p>0.78089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<text:s/>m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<text:s/>ms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8.149" calcext:value-type="float">
            <text:p>98.149</text:p>
          </table:table-cell>
          <table:table-cell office:value-type="string" calcext:value-type="string">
            <text:p>4/s</text:p>
          </table:table-cell>
          <table:table-cell office:value-type="float" office:value="981.49" calcext:value-type="float">
            <text:p>981.49</text:p>
          </table:table-cell>
          <table:table-cell office:value-type="string" calcext:value-type="string">
            <text:p>4/s</text:p>
          </table:table-cell>
          <table:table-cell/>
          <table:table-cell table:formula="of:=IF([.J89]=&quot;k/s&quot;; [.I89]; IF([.J89]=&quot;M/s&quot;; [.I89]*1000; [.I89]/1000))" office:value-type="float" office:value="0.098149" calcext:value-type="float">
            <text:p>0.098149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2647" calcext:value-type="float">
            <text:p>122647</text:p>
          </table:table-cell>
          <table:table-cell office:value-type="float" office:value="10" calcext:value-type="float">
            <text:p>10</text:p>
          </table:table-cell>
          <table:table-cell office:value-type="float" office:value="177.009" calcext:value-type="float">
            <text:p>177.009</text:p>
          </table:table-cell>
          <table:table-cell office:value-type="string" calcext:value-type="string">
            <text:p>k/s</text:p>
          </table:table-cell>
          <table:table-cell office:value-type="float" office:value="1.77009" calcext:value-type="float">
            <text:p>1.77009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k/s&quot;; [.I90]; IF([.J90]=&quot;M/s&quot;; [.I90]*1000; [.I90]/1000))" office:value-type="float" office:value="177.009" calcext:value-type="float">
            <text:p>177.009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4864" calcext:value-type="float">
            <text:p>44864</text:p>
          </table:table-cell>
          <table:table-cell office:value-type="float" office:value="10" calcext:value-type="float">
            <text:p>10</text:p>
          </table:table-cell>
          <table:table-cell office:value-type="float" office:value="63.0275" calcext:value-type="float">
            <text:p>63.0275</text:p>
          </table:table-cell>
          <table:table-cell office:value-type="string" calcext:value-type="string">
            <text:p>k/s</text:p>
          </table:table-cell>
          <table:table-cell office:value-type="float" office:value="630.275" calcext:value-type="float">
            <text:p>630.275</text:p>
          </table:table-cell>
          <table:table-cell office:value-type="string" calcext:value-type="string">
            <text:p>k/s</text:p>
          </table:table-cell>
          <table:table-cell/>
          <table:table-cell table:formula="of:=IF([.J91]=&quot;k/s&quot;; [.I91]; IF([.J91]=&quot;M/s&quot;; [.I91]*1000; [.I91]/1000))" office:value-type="float" office:value="63.0275" calcext:value-type="float">
            <text:p>63.0275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<text:s/>ms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<text:s/>ms</text:p>
          </table:table-cell>
          <table:table-cell office:value-type="float" office:value="7981" calcext:value-type="float">
            <text:p>7981</text:p>
          </table:table-cell>
          <table:table-cell office:value-type="float" office:value="10" calcext:value-type="float">
            <text:p>10</text:p>
          </table:table-cell>
          <table:table-cell office:value-type="float" office:value="11.4983" calcext:value-type="float">
            <text:p>11.4983</text:p>
          </table:table-cell>
          <table:table-cell office:value-type="string" calcext:value-type="string">
            <text:p>k/s</text:p>
          </table:table-cell>
          <table:table-cell office:value-type="float" office:value="114.983" calcext:value-type="float">
            <text:p>114.983</text:p>
          </table:table-cell>
          <table:table-cell office:value-type="string" calcext:value-type="string">
            <text:p>k/s</text:p>
          </table:table-cell>
          <table:table-cell/>
          <table:table-cell table:formula="of:=IF([.J92]=&quot;k/s&quot;; [.I92]; IF([.J92]=&quot;M/s&quot;; [.I92]*1000; [.I92]/1000))" office:value-type="float" office:value="11.4983" calcext:value-type="float">
            <text:p>11.4983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<text:s/>ms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<text:s/>ms</text:p>
          </table:table-cell>
          <table:table-cell office:value-type="float" office:value="1696" calcext:value-type="float">
            <text:p>1696</text:p>
          </table:table-cell>
          <table:table-cell office:value-type="float" office:value="10" calcext:value-type="float">
            <text:p>10</text:p>
          </table:table-cell>
          <table:table-cell office:value-type="float" office:value="2.40698" calcext:value-type="float">
            <text:p>2.40698</text:p>
          </table:table-cell>
          <table:table-cell office:value-type="string" calcext:value-type="string">
            <text:p>k/s</text:p>
          </table:table-cell>
          <table:table-cell office:value-type="float" office:value="24.0698" calcext:value-type="float">
            <text:p>24.0698</text:p>
          </table:table-cell>
          <table:table-cell office:value-type="string" calcext:value-type="string">
            <text:p>k/s</text:p>
          </table:table-cell>
          <table:table-cell/>
          <table:table-cell table:formula="of:=IF([.J93]=&quot;k/s&quot;; [.I93]; IF([.J93]=&quot;M/s&quot;; [.I93]*1000; [.I93]/1000))" office:value-type="float" office:value="2.40698" calcext:value-type="float">
            <text:p>2.40698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9495" calcext:value-type="float">
            <text:p>139495</text:p>
          </table:table-cell>
          <table:table-cell office:value-type="float" office:value="1" calcext:value-type="float">
            <text:p>1</text:p>
          </table:table-cell>
          <table:table-cell office:value-type="float" office:value="198.695" calcext:value-type="float">
            <text:p>198.695</text:p>
          </table:table-cell>
          <table:table-cell office:value-type="string" calcext:value-type="string">
            <text:p>k/s</text:p>
          </table:table-cell>
          <table:table-cell office:value-type="float" office:value="198.695" calcext:value-type="float">
            <text:p>198.695</text:p>
          </table:table-cell>
          <table:table-cell office:value-type="string" calcext:value-type="string">
            <text:p>k/s</text:p>
          </table:table-cell>
          <table:table-cell/>
          <table:table-cell table:formula="of:=IF([.J94]=&quot;k/s&quot;; [.I94]; IF([.J94]=&quot;M/s&quot;; [.I94]*1000; [.I94]/1000))" office:value-type="float" office:value="198.695" calcext:value-type="float">
            <text:p>198.695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48139" calcext:value-type="float">
            <text:p>48139</text:p>
          </table:table-cell>
          <table:table-cell office:value-type="float" office:value="1" calcext:value-type="float">
            <text:p>1</text:p>
          </table:table-cell>
          <table:table-cell office:value-type="float" office:value="68.7353" calcext:value-type="float">
            <text:p>68.7353</text:p>
          </table:table-cell>
          <table:table-cell office:value-type="string" calcext:value-type="string">
            <text:p>k/s</text:p>
          </table:table-cell>
          <table:table-cell office:value-type="float" office:value="68.7353" calcext:value-type="float">
            <text:p>68.7353</text:p>
          </table:table-cell>
          <table:table-cell office:value-type="string" calcext:value-type="string">
            <text:p>k/s</text:p>
          </table:table-cell>
          <table:table-cell/>
          <table:table-cell table:formula="of:=IF([.J95]=&quot;k/s&quot;; [.I95]; IF([.J95]=&quot;M/s&quot;; [.I95]*1000; [.I95]/1000))" office:value-type="float" office:value="68.7353" calcext:value-type="float">
            <text:p>68.7353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ms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ms</text:p>
          </table:table-cell>
          <table:table-cell office:value-type="float" office:value="17924" calcext:value-type="float">
            <text:p>17924</text:p>
          </table:table-cell>
          <table:table-cell office:value-type="float" office:value="1" calcext:value-type="float">
            <text:p>1</text:p>
          </table:table-cell>
          <table:table-cell office:value-type="float" office:value="25.7799" calcext:value-type="float">
            <text:p>25.7799</text:p>
          </table:table-cell>
          <table:table-cell office:value-type="string" calcext:value-type="string">
            <text:p>k/s</text:p>
          </table:table-cell>
          <table:table-cell office:value-type="float" office:value="25.7799" calcext:value-type="float">
            <text:p>25.7799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k/s&quot;; [.I96]; IF([.J96]=&quot;M/s&quot;; [.I96]*1000; [.I96]/1000))" office:value-type="float" office:value="25.7799" calcext:value-type="float">
            <text:p>25.7799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<text:s/>ms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<text:s/>ms</text:p>
          </table:table-cell>
          <table:table-cell office:value-type="float" office:value="13222" calcext:value-type="float">
            <text:p>13222</text:p>
          </table:table-cell>
          <table:table-cell office:value-type="float" office:value="1" calcext:value-type="float">
            <text:p>1</text:p>
          </table:table-cell>
          <table:table-cell office:value-type="float" office:value="19.1444" calcext:value-type="float">
            <text:p>19.1444</text:p>
          </table:table-cell>
          <table:table-cell office:value-type="string" calcext:value-type="string">
            <text:p>k/s</text:p>
          </table:table-cell>
          <table:table-cell office:value-type="float" office:value="19.1444" calcext:value-type="float">
            <text:p>19.1444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k/s&quot;; [.I97]; IF([.J97]=&quot;M/s&quot;; [.I97]*1000; [.I97]/1000))" office:value-type="float" office:value="19.1444" calcext:value-type="float">
            <text:p>19.1444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9840" calcext:value-type="float">
            <text:p>449840</text:p>
          </table:table-cell>
          <table:table-cell office:value-type="float" office:value="1" calcext:value-type="float">
            <text:p>1</text:p>
          </table:table-cell>
          <table:table-cell office:value-type="float" office:value="644.714" calcext:value-type="float">
            <text:p>644.714</text:p>
          </table:table-cell>
          <table:table-cell office:value-type="string" calcext:value-type="string">
            <text:p>k/s</text:p>
          </table:table-cell>
          <table:table-cell office:value-type="float" office:value="644.714" calcext:value-type="float">
            <text:p>644.714</text:p>
          </table:table-cell>
          <table:table-cell office:value-type="string" calcext:value-type="string">
            <text:p>k/s</text:p>
          </table:table-cell>
          <table:table-cell/>
          <table:table-cell table:formula="of:=IF([.J98]=&quot;k/s&quot;; [.I98]; IF([.J98]=&quot;M/s&quot;; [.I98]*1000; [.I98]/1000))" office:value-type="float" office:value="644.714" calcext:value-type="float">
            <text:p>644.714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3941" calcext:value-type="float">
            <text:p>163941</text:p>
          </table:table-cell>
          <table:table-cell office:value-type="float" office:value="1" calcext:value-type="float">
            <text:p>1</text:p>
          </table:table-cell>
          <table:table-cell office:value-type="float" office:value="234.218" calcext:value-type="float">
            <text:p>234.218</text:p>
          </table:table-cell>
          <table:table-cell office:value-type="string" calcext:value-type="string">
            <text:p>k/s</text:p>
          </table:table-cell>
          <table:table-cell office:value-type="float" office:value="234.218" calcext:value-type="float">
            <text:p>234.218</text:p>
          </table:table-cell>
          <table:table-cell office:value-type="string" calcext:value-type="string">
            <text:p>k/s</text:p>
          </table:table-cell>
          <table:table-cell/>
          <table:table-cell table:formula="of:=IF([.J99]=&quot;k/s&quot;; [.I99]; IF([.J99]=&quot;M/s&quot;; [.I99]*1000; [.I99]/1000))" office:value-type="float" office:value="234.218" calcext:value-type="float">
            <text:p>234.218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3732" calcext:value-type="float">
            <text:p>33732</text:p>
          </table:table-cell>
          <table:table-cell office:value-type="float" office:value="1" calcext:value-type="float">
            <text:p>1</text:p>
          </table:table-cell>
          <table:table-cell office:value-type="float" office:value="48.1987" calcext:value-type="float">
            <text:p>48.1987</text:p>
          </table:table-cell>
          <table:table-cell office:value-type="string" calcext:value-type="string">
            <text:p>k/s</text:p>
          </table:table-cell>
          <table:table-cell office:value-type="float" office:value="48.1987" calcext:value-type="float">
            <text:p>48.1987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k/s&quot;; [.I100]; IF([.J100]=&quot;M/s&quot;; [.I100]*1000; [.I100]/1000))" office:value-type="float" office:value="48.1987" calcext:value-type="float">
            <text:p>48.1987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8938" calcext:value-type="float">
            <text:p>8938</text:p>
          </table:table-cell>
          <table:table-cell office:value-type="float" office:value="1" calcext:value-type="float">
            <text:p>1</text:p>
          </table:table-cell>
          <table:table-cell office:value-type="float" office:value="12.8811" calcext:value-type="float">
            <text:p>12.8811</text:p>
          </table:table-cell>
          <table:table-cell office:value-type="string" calcext:value-type="string">
            <text:p>k/s</text:p>
          </table:table-cell>
          <table:table-cell office:value-type="float" office:value="12.8811" calcext:value-type="float">
            <text:p>12.8811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k/s&quot;; [.I101]; IF([.J101]=&quot;M/s&quot;; [.I101]*1000; [.I101]/1000))" office:value-type="float" office:value="12.8811" calcext:value-type="float">
            <text:p>12.8811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77035" calcext:value-type="float">
            <text:p>77035</text:p>
          </table:table-cell>
          <table:table-cell office:value-type="float" office:value="10" calcext:value-type="float">
            <text:p>10</text:p>
          </table:table-cell>
          <table:table-cell office:value-type="float" office:value="110.758" calcext:value-type="float">
            <text:p>110.758</text:p>
          </table:table-cell>
          <table:table-cell office:value-type="string" calcext:value-type="string">
            <text:p>k/s</text:p>
          </table:table-cell>
          <table:table-cell office:value-type="float" office:value="1.10758" calcext:value-type="float">
            <text:p>1.10758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k/s&quot;; [.I102]; IF([.J102]=&quot;M/s&quot;; [.I102]*1000; [.I102]/1000))" office:value-type="float" office:value="110.758" calcext:value-type="float">
            <text:p>110.758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2069" calcext:value-type="float">
            <text:p>22069</text:p>
          </table:table-cell>
          <table:table-cell office:value-type="float" office:value="10" calcext:value-type="float">
            <text:p>10</text:p>
          </table:table-cell>
          <table:table-cell office:value-type="float" office:value="31.3497" calcext:value-type="float">
            <text:p>31.3497</text:p>
          </table:table-cell>
          <table:table-cell office:value-type="string" calcext:value-type="string">
            <text:p>k/s</text:p>
          </table:table-cell>
          <table:table-cell office:value-type="float" office:value="313.497" calcext:value-type="float">
            <text:p>313.497</text:p>
          </table:table-cell>
          <table:table-cell office:value-type="string" calcext:value-type="string">
            <text:p>k/s</text:p>
          </table:table-cell>
          <table:table-cell/>
          <table:table-cell table:formula="of:=IF([.J103]=&quot;k/s&quot;; [.I103]; IF([.J103]=&quot;M/s&quot;; [.I103]*1000; [.I103]/1000))" office:value-type="float" office:value="31.3497" calcext:value-type="float">
            <text:p>31.3497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<text:s/>ms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<text:s/>ms</text:p>
          </table:table-cell>
          <table:table-cell office:value-type="float" office:value="8067" calcext:value-type="float">
            <text:p>8067</text:p>
          </table:table-cell>
          <table:table-cell office:value-type="float" office:value="10" calcext:value-type="float">
            <text:p>10</text:p>
          </table:table-cell>
          <table:table-cell office:value-type="float" office:value="11.6016" calcext:value-type="float">
            <text:p>11.6016</text:p>
          </table:table-cell>
          <table:table-cell office:value-type="string" calcext:value-type="string">
            <text:p>k/s</text:p>
          </table:table-cell>
          <table:table-cell office:value-type="float" office:value="116.016" calcext:value-type="float">
            <text:p>116.016</text:p>
          </table:table-cell>
          <table:table-cell office:value-type="string" calcext:value-type="string">
            <text:p>k/s</text:p>
          </table:table-cell>
          <table:table-cell/>
          <table:table-cell table:formula="of:=IF([.J104]=&quot;k/s&quot;; [.I104]; IF([.J104]=&quot;M/s&quot;; [.I104]*1000; [.I104]/1000))" office:value-type="float" office:value="11.6016" calcext:value-type="float">
            <text:p>11.6016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<text:s/>ms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<text:s/>ms</text:p>
          </table:table-cell>
          <table:table-cell office:value-type="float" office:value="3784" calcext:value-type="float">
            <text:p>3784</text:p>
          </table:table-cell>
          <table:table-cell office:value-type="float" office:value="10" calcext:value-type="float">
            <text:p>10</text:p>
          </table:table-cell>
          <table:table-cell office:value-type="float" office:value="5.51943" calcext:value-type="float">
            <text:p>5.51943</text:p>
          </table:table-cell>
          <table:table-cell office:value-type="string" calcext:value-type="string">
            <text:p>k/s</text:p>
          </table:table-cell>
          <table:table-cell office:value-type="float" office:value="55.1943" calcext:value-type="float">
            <text:p>55.1943</text:p>
          </table:table-cell>
          <table:table-cell office:value-type="string" calcext:value-type="string">
            <text:p>k/s</text:p>
          </table:table-cell>
          <table:table-cell/>
          <table:table-cell table:formula="of:=IF([.J105]=&quot;k/s&quot;; [.I105]; IF([.J105]=&quot;M/s&quot;; [.I105]*1000; [.I105]/1000))" office:value-type="float" office:value="5.51943" calcext:value-type="float">
            <text:p>5.51943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3001" calcext:value-type="float">
            <text:p>263001</text:p>
          </table:table-cell>
          <table:table-cell office:value-type="float" office:value="10" calcext:value-type="float">
            <text:p>10</text:p>
          </table:table-cell>
          <table:table-cell office:value-type="float" office:value="375.272" calcext:value-type="float">
            <text:p>375.272</text:p>
          </table:table-cell>
          <table:table-cell office:value-type="string" calcext:value-type="string">
            <text:p>k/s</text:p>
          </table:table-cell>
          <table:table-cell office:value-type="float" office:value="3.75272" calcext:value-type="float">
            <text:p>3.75272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k/s&quot;; [.I106]; IF([.J106]=&quot;M/s&quot;; [.I106]*1000; [.I106]/1000))" office:value-type="float" office:value="375.272" calcext:value-type="float">
            <text:p>375.272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4278" calcext:value-type="float">
            <text:p>124278</text:p>
          </table:table-cell>
          <table:table-cell office:value-type="float" office:value="10" calcext:value-type="float">
            <text:p>10</text:p>
          </table:table-cell>
          <table:table-cell office:value-type="float" office:value="179.103" calcext:value-type="float">
            <text:p>179.103</text:p>
          </table:table-cell>
          <table:table-cell office:value-type="string" calcext:value-type="string">
            <text:p>k/s</text:p>
          </table:table-cell>
          <table:table-cell office:value-type="float" office:value="1.79103" calcext:value-type="float">
            <text:p>1.79103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k/s&quot;; [.I107]; IF([.J107]=&quot;M/s&quot;; [.I107]*1000; [.I107]/1000))" office:value-type="float" office:value="179.103" calcext:value-type="float">
            <text:p>179.103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1459" calcext:value-type="float">
            <text:p>31459</text:p>
          </table:table-cell>
          <table:table-cell office:value-type="float" office:value="10" calcext:value-type="float">
            <text:p>10</text:p>
          </table:table-cell>
          <table:table-cell office:value-type="float" office:value="44.8377" calcext:value-type="float">
            <text:p>44.8377</text:p>
          </table:table-cell>
          <table:table-cell office:value-type="string" calcext:value-type="string">
            <text:p>k/s</text:p>
          </table:table-cell>
          <table:table-cell office:value-type="float" office:value="448.377" calcext:value-type="float">
            <text:p>448.377</text:p>
          </table:table-cell>
          <table:table-cell office:value-type="string" calcext:value-type="string">
            <text:p>k/s</text:p>
          </table:table-cell>
          <table:table-cell/>
          <table:table-cell table:formula="of:=IF([.J108]=&quot;k/s&quot;; [.I108]; IF([.J108]=&quot;M/s&quot;; [.I108]*1000; [.I108]/1000))" office:value-type="float" office:value="44.8377" calcext:value-type="float">
            <text:p>44.8377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<text:s/>ms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<text:s/>ms</text:p>
          </table:table-cell>
          <table:table-cell office:value-type="float" office:value="8291" calcext:value-type="float">
            <text:p>8291</text:p>
          </table:table-cell>
          <table:table-cell office:value-type="float" office:value="10" calcext:value-type="float">
            <text:p>10</text:p>
          </table:table-cell>
          <table:table-cell office:value-type="float" office:value="11.8211" calcext:value-type="float">
            <text:p>11.8211</text:p>
          </table:table-cell>
          <table:table-cell office:value-type="string" calcext:value-type="string">
            <text:p>k/s</text:p>
          </table:table-cell>
          <table:table-cell office:value-type="float" office:value="118.211" calcext:value-type="float">
            <text:p>118.211</text:p>
          </table:table-cell>
          <table:table-cell office:value-type="string" calcext:value-type="string">
            <text:p>k/s</text:p>
          </table:table-cell>
          <table:table-cell/>
          <table:table-cell table:formula="of:=IF([.J109]=&quot;k/s&quot;; [.I109]; IF([.J109]=&quot;M/s&quot;; [.I109]*1000; [.I109]/1000))" office:value-type="float" office:value="11.8211" calcext:value-type="float">
            <text:p>11.8211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55076" calcext:value-type="float">
            <text:p>155076</text:p>
          </table:table-cell>
          <table:table-cell office:value-type="float" office:value="1" calcext:value-type="float">
            <text:p>1</text:p>
          </table:table-cell>
          <table:table-cell office:value-type="float" office:value="223.268" calcext:value-type="float">
            <text:p>223.268</text:p>
          </table:table-cell>
          <table:table-cell office:value-type="string" calcext:value-type="string">
            <text:p>k/s</text:p>
          </table:table-cell>
          <table:table-cell office:value-type="float" office:value="223.268" calcext:value-type="float">
            <text:p>223.268</text:p>
          </table:table-cell>
          <table:table-cell office:value-type="string" calcext:value-type="string">
            <text:p>k/s</text:p>
          </table:table-cell>
          <table:table-cell/>
          <table:table-cell table:formula="of:=IF([.J110]=&quot;k/s&quot;; [.I110]; IF([.J110]=&quot;M/s&quot;; [.I110]*1000; [.I110]/1000))" office:value-type="float" office:value="223.268" calcext:value-type="float">
            <text:p>223.268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4450" calcext:value-type="float">
            <text:p>54450</text:p>
          </table:table-cell>
          <table:table-cell office:value-type="float" office:value="1" calcext:value-type="float">
            <text:p>1</text:p>
          </table:table-cell>
          <table:table-cell office:value-type="float" office:value="78.1097" calcext:value-type="float">
            <text:p>78.1097</text:p>
          </table:table-cell>
          <table:table-cell office:value-type="string" calcext:value-type="string">
            <text:p>k/s</text:p>
          </table:table-cell>
          <table:table-cell office:value-type="float" office:value="78.1097" calcext:value-type="float">
            <text:p>78.1097</text:p>
          </table:table-cell>
          <table:table-cell office:value-type="string" calcext:value-type="string">
            <text:p>k/s</text:p>
          </table:table-cell>
          <table:table-cell/>
          <table:table-cell table:formula="of:=IF([.J111]=&quot;k/s&quot;; [.I111]; IF([.J111]=&quot;M/s&quot;; [.I111]*1000; [.I111]/1000))" office:value-type="float" office:value="78.1097" calcext:value-type="float">
            <text:p>78.1097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<text:s/>ms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<text:s/>ms</text:p>
          </table:table-cell>
          <table:table-cell office:value-type="float" office:value="18319" calcext:value-type="float">
            <text:p>18319</text:p>
          </table:table-cell>
          <table:table-cell office:value-type="float" office:value="1" calcext:value-type="float">
            <text:p>1</text:p>
          </table:table-cell>
          <table:table-cell office:value-type="float" office:value="26.4173" calcext:value-type="float">
            <text:p>26.4173</text:p>
          </table:table-cell>
          <table:table-cell office:value-type="string" calcext:value-type="string">
            <text:p>k/s</text:p>
          </table:table-cell>
          <table:table-cell office:value-type="float" office:value="26.4173" calcext:value-type="float">
            <text:p>26.4173</text:p>
          </table:table-cell>
          <table:table-cell office:value-type="string" calcext:value-type="string">
            <text:p>k/s</text:p>
          </table:table-cell>
          <table:table-cell/>
          <table:table-cell table:formula="of:=IF([.J112]=&quot;k/s&quot;; [.I112]; IF([.J112]=&quot;M/s&quot;; [.I112]*1000; [.I112]/1000))" office:value-type="float" office:value="26.4173" calcext:value-type="float">
            <text:p>26.4173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s/>ms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s/>ms</text:p>
          </table:table-cell>
          <table:table-cell office:value-type="float" office:value="16845" calcext:value-type="float">
            <text:p>16845</text:p>
          </table:table-cell>
          <table:table-cell office:value-type="float" office:value="1" calcext:value-type="float">
            <text:p>1</text:p>
          </table:table-cell>
          <table:table-cell office:value-type="float" office:value="23.9902" calcext:value-type="float">
            <text:p>23.9902</text:p>
          </table:table-cell>
          <table:table-cell office:value-type="string" calcext:value-type="string">
            <text:p>k/s</text:p>
          </table:table-cell>
          <table:table-cell office:value-type="float" office:value="23.9902" calcext:value-type="float">
            <text:p>23.9902</text:p>
          </table:table-cell>
          <table:table-cell office:value-type="string" calcext:value-type="string">
            <text:p>k/s</text:p>
          </table:table-cell>
          <table:table-cell/>
          <table:table-cell table:formula="of:=IF([.J113]=&quot;k/s&quot;; [.I113]; IF([.J113]=&quot;M/s&quot;; [.I113]*1000; [.I113]/1000))" office:value-type="float" office:value="23.9902" calcext:value-type="float">
            <text:p>23.9902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179" calcext:value-type="float">
            <text:p>116179</text:p>
          </table:table-cell>
          <table:table-cell office:value-type="float" office:value="1" calcext:value-type="float">
            <text:p>1</text:p>
          </table:table-cell>
          <table:table-cell office:value-type="float" office:value="168.348" calcext:value-type="float">
            <text:p>168.348</text:p>
          </table:table-cell>
          <table:table-cell office:value-type="string" calcext:value-type="string">
            <text:p>k/s</text:p>
          </table:table-cell>
          <table:table-cell office:value-type="float" office:value="168.348" calcext:value-type="float">
            <text:p>168.348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k/s&quot;; [.I114]; IF([.J114]=&quot;M/s&quot;; [.I114]*1000; [.I114]/1000))" office:value-type="float" office:value="168.348" calcext:value-type="float">
            <text:p>168.348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4836" calcext:value-type="float">
            <text:p>14836</text:p>
          </table:table-cell>
          <table:table-cell office:value-type="float" office:value="1" calcext:value-type="float">
            <text:p>1</text:p>
          </table:table-cell>
          <table:table-cell office:value-type="float" office:value="21.1588" calcext:value-type="float">
            <text:p>21.1588</text:p>
          </table:table-cell>
          <table:table-cell office:value-type="string" calcext:value-type="string">
            <text:p>k/s</text:p>
          </table:table-cell>
          <table:table-cell office:value-type="float" office:value="21.1588" calcext:value-type="float">
            <text:p>21.1588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k/s&quot;; [.I115]; IF([.J115]=&quot;M/s&quot;; [.I115]*1000; [.I115]/1000))" office:value-type="float" office:value="21.1588" calcext:value-type="float">
            <text:p>21.1588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<text:s/>ms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<text:s/>ms</text:p>
          </table:table-cell>
          <table:table-cell office:value-type="float" office:value="4202" calcext:value-type="float">
            <text:p>4202</text:p>
          </table:table-cell>
          <table:table-cell office:value-type="float" office:value="1" calcext:value-type="float">
            <text:p>1</text:p>
          </table:table-cell>
          <table:table-cell office:value-type="float" office:value="6.02654" calcext:value-type="float">
            <text:p>6.02654</text:p>
          </table:table-cell>
          <table:table-cell office:value-type="string" calcext:value-type="string">
            <text:p>k/s</text:p>
          </table:table-cell>
          <table:table-cell office:value-type="float" office:value="6.02654" calcext:value-type="float">
            <text:p>6.02654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k/s&quot;; [.I116]; IF([.J116]=&quot;M/s&quot;; [.I116]*1000; [.I116]/1000))" office:value-type="float" office:value="6.02654" calcext:value-type="float">
            <text:p>6.02654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<text:s/>ms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<text:s/>ms</text:p>
          </table:table-cell>
          <table:table-cell office:value-type="float" office:value="2164" calcext:value-type="float">
            <text:p>2164</text:p>
          </table:table-cell>
          <table:table-cell office:value-type="float" office:value="1" calcext:value-type="float">
            <text:p>1</text:p>
          </table:table-cell>
          <table:table-cell office:value-type="float" office:value="3.07636" calcext:value-type="float">
            <text:p>3.07636</text:p>
          </table:table-cell>
          <table:table-cell office:value-type="string" calcext:value-type="string">
            <text:p>k/s</text:p>
          </table:table-cell>
          <table:table-cell office:value-type="float" office:value="3.07636" calcext:value-type="float">
            <text:p>3.07636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k/s&quot;; [.I117]; IF([.J117]=&quot;M/s&quot;; [.I117]*1000; [.I117]/1000))" office:value-type="float" office:value="3.07636" calcext:value-type="float">
            <text:p>3.07636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9621" calcext:value-type="float">
            <text:p>99621</text:p>
          </table:table-cell>
          <table:table-cell office:value-type="float" office:value="10" calcext:value-type="float">
            <text:p>10</text:p>
          </table:table-cell>
          <table:table-cell office:value-type="float" office:value="143.849" calcext:value-type="float">
            <text:p>143.849</text:p>
          </table:table-cell>
          <table:table-cell office:value-type="string" calcext:value-type="string">
            <text:p>k/s</text:p>
          </table:table-cell>
          <table:table-cell office:value-type="float" office:value="1.43849" calcext:value-type="float">
            <text:p>1.43849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k/s&quot;; [.I118]; IF([.J118]=&quot;M/s&quot;; [.I118]*1000; [.I118]/1000))" office:value-type="float" office:value="143.849" calcext:value-type="float">
            <text:p>143.849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<text:s/>ms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<text:s/>ms</text:p>
          </table:table-cell>
          <table:table-cell office:value-type="float" office:value="25944" calcext:value-type="float">
            <text:p>25944</text:p>
          </table:table-cell>
          <table:table-cell office:value-type="float" office:value="10" calcext:value-type="float">
            <text:p>10</text:p>
          </table:table-cell>
          <table:table-cell office:value-type="float" office:value="36.9964" calcext:value-type="float">
            <text:p>36.9964</text:p>
          </table:table-cell>
          <table:table-cell office:value-type="string" calcext:value-type="string">
            <text:p>k/s</text:p>
          </table:table-cell>
          <table:table-cell office:value-type="float" office:value="369.964" calcext:value-type="float">
            <text:p>369.964</text:p>
          </table:table-cell>
          <table:table-cell office:value-type="string" calcext:value-type="string">
            <text:p>k/s</text:p>
          </table:table-cell>
          <table:table-cell/>
          <table:table-cell table:formula="of:=IF([.J119]=&quot;k/s&quot;; [.I119]; IF([.J119]=&quot;M/s&quot;; [.I119]*1000; [.I119]/1000))" office:value-type="float" office:value="36.9964" calcext:value-type="float">
            <text:p>36.9964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<text:s/>ms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<text:s/>ms</text:p>
          </table:table-cell>
          <table:table-cell office:value-type="float" office:value="9010" calcext:value-type="float">
            <text:p>9010</text:p>
          </table:table-cell>
          <table:table-cell office:value-type="float" office:value="10" calcext:value-type="float">
            <text:p>10</text:p>
          </table:table-cell>
          <table:table-cell office:value-type="float" office:value="12.9088" calcext:value-type="float">
            <text:p>12.9088</text:p>
          </table:table-cell>
          <table:table-cell office:value-type="string" calcext:value-type="string">
            <text:p>k/s</text:p>
          </table:table-cell>
          <table:table-cell office:value-type="float" office:value="129.088" calcext:value-type="float">
            <text:p>129.088</text:p>
          </table:table-cell>
          <table:table-cell office:value-type="string" calcext:value-type="string">
            <text:p>k/s</text:p>
          </table:table-cell>
          <table:table-cell/>
          <table:table-cell table:formula="of:=IF([.J120]=&quot;k/s&quot;; [.I120]; IF([.J120]=&quot;M/s&quot;; [.I120]*1000; [.I120]/1000))" office:value-type="float" office:value="12.9088" calcext:value-type="float">
            <text:p>12.9088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<text:s/>ms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<text:s/>ms</text:p>
          </table:table-cell>
          <table:table-cell office:value-type="float" office:value="5004" calcext:value-type="float">
            <text:p>5004</text:p>
          </table:table-cell>
          <table:table-cell office:value-type="float" office:value="10" calcext:value-type="float">
            <text:p>10</text:p>
          </table:table-cell>
          <table:table-cell office:value-type="float" office:value="7.22856" calcext:value-type="float">
            <text:p>7.22856</text:p>
          </table:table-cell>
          <table:table-cell office:value-type="string" calcext:value-type="string">
            <text:p>k/s</text:p>
          </table:table-cell>
          <table:table-cell office:value-type="float" office:value="72.2856" calcext:value-type="float">
            <text:p>72.2856</text:p>
          </table:table-cell>
          <table:table-cell office:value-type="string" calcext:value-type="string">
            <text:p>k/s</text:p>
          </table:table-cell>
          <table:table-cell/>
          <table:table-cell table:formula="of:=IF([.J121]=&quot;k/s&quot;; [.I121]; IF([.J121]=&quot;M/s&quot;; [.I121]*1000; [.I121]/1000))" office:value-type="float" office:value="7.22856" calcext:value-type="float">
            <text:p>7.22856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102609" calcext:value-type="float">
            <text:p>102609</text:p>
          </table:table-cell>
          <table:table-cell office:value-type="float" office:value="10" calcext:value-type="float">
            <text:p>10</text:p>
          </table:table-cell>
          <table:table-cell office:value-type="float" office:value="149.756" calcext:value-type="float">
            <text:p>149.756</text:p>
          </table:table-cell>
          <table:table-cell office:value-type="string" calcext:value-type="string">
            <text:p>k/s</text:p>
          </table:table-cell>
          <table:table-cell office:value-type="float" office:value="1.49756" calcext:value-type="float">
            <text:p>1.49756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k/s&quot;; [.I122]; IF([.J122]=&quot;M/s&quot;; [.I122]*1000; [.I122]/1000))" office:value-type="float" office:value="149.756" calcext:value-type="float">
            <text:p>149.756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<text:s/>ms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<text:s/>ms</text:p>
          </table:table-cell>
          <table:table-cell office:value-type="float" office:value="14451" calcext:value-type="float">
            <text:p>14451</text:p>
          </table:table-cell>
          <table:table-cell office:value-type="float" office:value="10" calcext:value-type="float">
            <text:p>10</text:p>
          </table:table-cell>
          <table:table-cell office:value-type="float" office:value="20.6487" calcext:value-type="float">
            <text:p>20.6487</text:p>
          </table:table-cell>
          <table:table-cell office:value-type="string" calcext:value-type="string">
            <text:p>k/s</text:p>
          </table:table-cell>
          <table:table-cell office:value-type="float" office:value="206.487" calcext:value-type="float">
            <text:p>206.487</text:p>
          </table:table-cell>
          <table:table-cell office:value-type="string" calcext:value-type="string">
            <text:p>k/s</text:p>
          </table:table-cell>
          <table:table-cell/>
          <table:table-cell table:formula="of:=IF([.J123]=&quot;k/s&quot;; [.I123]; IF([.J123]=&quot;M/s&quot;; [.I123]*1000; [.I123]/1000))" office:value-type="float" office:value="20.6487" calcext:value-type="float">
            <text:p>20.6487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139" calcext:value-type="float">
            <text:p>4139</text:p>
          </table:table-cell>
          <table:table-cell office:value-type="float" office:value="10" calcext:value-type="float">
            <text:p>10</text:p>
          </table:table-cell>
          <table:table-cell office:value-type="float" office:value="5.93204" calcext:value-type="float">
            <text:p>5.93204</text:p>
          </table:table-cell>
          <table:table-cell office:value-type="string" calcext:value-type="string">
            <text:p>k/s</text:p>
          </table:table-cell>
          <table:table-cell office:value-type="float" office:value="59.3204" calcext:value-type="float">
            <text:p>59.3204</text:p>
          </table:table-cell>
          <table:table-cell office:value-type="string" calcext:value-type="string">
            <text:p>k/s</text:p>
          </table:table-cell>
          <table:table-cell/>
          <table:table-cell table:formula="of:=IF([.J124]=&quot;k/s&quot;; [.I124]; IF([.J124]=&quot;M/s&quot;; [.I124]*1000; [.I124]/1000))" office:value-type="float" office:value="5.93204" calcext:value-type="float">
            <text:p>5.93204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<text:s/>ms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<text:s/>ms</text:p>
          </table:table-cell>
          <table:table-cell office:value-type="float" office:value="2101" calcext:value-type="float">
            <text:p>2101</text:p>
          </table:table-cell>
          <table:table-cell office:value-type="float" office:value="10" calcext:value-type="float">
            <text:p>10</text:p>
          </table:table-cell>
          <table:table-cell office:value-type="float" office:value="3.07295" calcext:value-type="float">
            <text:p>3.07295</text:p>
          </table:table-cell>
          <table:table-cell office:value-type="string" calcext:value-type="string">
            <text:p>k/s</text:p>
          </table:table-cell>
          <table:table-cell office:value-type="float" office:value="30.7295" calcext:value-type="float">
            <text:p>30.7295</text:p>
          </table:table-cell>
          <table:table-cell office:value-type="string" calcext:value-type="string">
            <text:p>k/s</text:p>
          </table:table-cell>
          <table:table-cell/>
          <table:table-cell table:formula="of:=IF([.J125]=&quot;k/s&quot;; [.I125]; IF([.J125]=&quot;M/s&quot;; [.I125]*1000; [.I125]/1000))" office:value-type="float" office:value="3.07295" calcext:value-type="float">
            <text:p>3.07295</text:p>
          </table:table-cell>
        </table:table-row>
        <table:table-row table:style-name="ro1">
          <table:table-cell/>
          <table:table-cell office:value-type="string" calcext:value-type="string">
            <text:p>PhTree3D/KNN_1/1000/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2505" calcext:value-type="float">
            <text:p>32505</text:p>
          </table:table-cell>
          <table:table-cell office:value-type="float" office:value="1" calcext:value-type="float">
            <text:p>1</text:p>
          </table:table-cell>
          <table:table-cell office:value-type="float" office:value="46.5569" calcext:value-type="float">
            <text:p>46.5569</text:p>
          </table:table-cell>
          <table:table-cell office:value-type="string" calcext:value-type="string">
            <text:p>k/s</text:p>
          </table:table-cell>
          <table:table-cell office:value-type="float" office:value="46.5569" calcext:value-type="float">
            <text:p>46.556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<text:s/>ms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office:value-type="float" office:value="4.05657" calcext:value-type="float">
            <text:p>4.05657</text:p>
          </table:table-cell>
          <table:table-cell office:value-type="string" calcext:value-type="string">
            <text:p>k/s</text:p>
          </table:table-cell>
          <table:table-cell office:value-type="float" office:value="4.05657" calcext:value-type="float">
            <text:p>4.05657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/4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<text:s/>ms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<text:s/>m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86.36" calcext:value-type="float">
            <text:p>186.36</text:p>
          </table:table-cell>
          <table:table-cell office:value-type="string" calcext:value-type="string">
            <text:p>1/s</text:p>
          </table:table-cell>
          <table:table-cell office:value-type="float" office:value="186.36" calcext:value-type="float">
            <text:p>186.36</text:p>
          </table:table-cell>
          <table:table-cell office:value-type="string" calcext:value-type="string">
            <text:p>1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0/4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<text:s/>ms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<text:s/>m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.746" calcext:value-type="float">
            <text:p>20.746</text:p>
          </table:table-cell>
          <table:table-cell office:value-type="string" calcext:value-type="string">
            <text:p>8/s</text:p>
          </table:table-cell>
          <table:table-cell office:value-type="float" office:value="20.746" calcext:value-type="float">
            <text:p>20.746</text:p>
          </table:table-cell>
          <table:table-cell office:value-type="string" calcext:value-type="string">
            <text:p>8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3910" calcext:value-type="float">
            <text:p>173910</text:p>
          </table:table-cell>
          <table:table-cell office:value-type="float" office:value="1" calcext:value-type="float">
            <text:p>1</text:p>
          </table:table-cell>
          <table:table-cell office:value-type="float" office:value="248.732" calcext:value-type="float">
            <text:p>248.732</text:p>
          </table:table-cell>
          <table:table-cell office:value-type="string" calcext:value-type="string">
            <text:p>k/s</text:p>
          </table:table-cell>
          <table:table-cell office:value-type="float" office:value="248.732" calcext:value-type="float">
            <text:p>248.73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/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81054" calcext:value-type="float">
            <text:p>81054</text:p>
          </table:table-cell>
          <table:table-cell office:value-type="float" office:value="1" calcext:value-type="float">
            <text:p>1</text:p>
          </table:table-cell>
          <table:table-cell office:value-type="float" office:value="115.818" calcext:value-type="float">
            <text:p>115.818</text:p>
          </table:table-cell>
          <table:table-cell office:value-type="string" calcext:value-type="string">
            <text:p>k/s</text:p>
          </table:table-cell>
          <table:table-cell office:value-type="float" office:value="115.818" calcext:value-type="float">
            <text:p>115.818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/7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<text:s/>ms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<text:s/>ms</text:p>
          </table:table-cell>
          <table:table-cell office:value-type="float" office:value="12732" calcext:value-type="float">
            <text:p>12732</text:p>
          </table:table-cell>
          <table:table-cell office:value-type="float" office:value="1" calcext:value-type="float">
            <text:p>1</text:p>
          </table:table-cell>
          <table:table-cell office:value-type="float" office:value="18.3079" calcext:value-type="float">
            <text:p>18.3079</text:p>
          </table:table-cell>
          <table:table-cell office:value-type="string" calcext:value-type="string">
            <text:p>k/s</text:p>
          </table:table-cell>
          <table:table-cell office:value-type="float" office:value="18.3079" calcext:value-type="float">
            <text:p>18.307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0/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m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m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2.12664" calcext:value-type="float">
            <text:p>2.12664</text:p>
          </table:table-cell>
          <table:table-cell office:value-type="string" calcext:value-type="string">
            <text:p>k/s</text:p>
          </table:table-cell>
          <table:table-cell office:value-type="float" office:value="2.12664" calcext:value-type="float">
            <text:p>2.1266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/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27964" calcext:value-type="float">
            <text:p>27964</text:p>
          </table:table-cell>
          <table:table-cell office:value-type="float" office:value="10" calcext:value-type="float">
            <text:p>10</text:p>
          </table:table-cell>
          <table:table-cell office:value-type="float" office:value="39.6994" calcext:value-type="float">
            <text:p>39.6994</text:p>
          </table:table-cell>
          <table:table-cell office:value-type="string" calcext:value-type="string">
            <text:p>k/s</text:p>
          </table:table-cell>
          <table:table-cell office:value-type="float" office:value="396.994" calcext:value-type="float">
            <text:p>396.99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/4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<text:s/>ms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<text:s/>ms</text:p>
          </table:table-cell>
          <table:table-cell office:value-type="float" office:value="2708" calcext:value-type="float">
            <text:p>2708</text:p>
          </table:table-cell>
          <table:table-cell office:value-type="float" office:value="10" calcext:value-type="float">
            <text:p>10</text:p>
          </table:table-cell>
          <table:table-cell office:value-type="float" office:value="3.86569" calcext:value-type="float">
            <text:p>3.86569</text:p>
          </table:table-cell>
          <table:table-cell office:value-type="string" calcext:value-type="string">
            <text:p>k/s</text:p>
          </table:table-cell>
          <table:table-cell office:value-type="float" office:value="38.6569" calcext:value-type="float">
            <text:p>38.656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/4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<text:s/>ms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<text:s/>ms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79.69" calcext:value-type="float">
            <text:p>179.69</text:p>
          </table:table-cell>
          <table:table-cell office:value-type="string" calcext:value-type="string">
            <text:p>2/s</text:p>
          </table:table-cell>
          <table:table-cell office:value-type="float" office:value="1.79692" calcext:value-type="float">
            <text:p>1.7969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0/4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<text:s/>ms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.198" calcext:value-type="float">
            <text:p>19.198</text:p>
          </table:table-cell>
          <table:table-cell office:value-type="string" calcext:value-type="string">
            <text:p>3/s</text:p>
          </table:table-cell>
          <table:table-cell office:value-type="float" office:value="191.98" calcext:value-type="float">
            <text:p>191.98</text:p>
          </table:table-cell>
          <table:table-cell office:value-type="string" calcext:value-type="string">
            <text:p>3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5782" calcext:value-type="float">
            <text:p>135782</text:p>
          </table:table-cell>
          <table:table-cell office:value-type="float" office:value="10" calcext:value-type="float">
            <text:p>10</text:p>
          </table:table-cell>
          <table:table-cell office:value-type="float" office:value="193.531" calcext:value-type="float">
            <text:p>193.531</text:p>
          </table:table-cell>
          <table:table-cell office:value-type="string" calcext:value-type="string">
            <text:p>k/s</text:p>
          </table:table-cell>
          <table:table-cell office:value-type="float" office:value="1.93531" calcext:value-type="float">
            <text:p>1.93531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1392" calcext:value-type="float">
            <text:p>71392</text:p>
          </table:table-cell>
          <table:table-cell office:value-type="float" office:value="10" calcext:value-type="float">
            <text:p>10</text:p>
          </table:table-cell>
          <table:table-cell office:value-type="float" office:value="102.372" calcext:value-type="float">
            <text:p>102.372</text:p>
          </table:table-cell>
          <table:table-cell office:value-type="string" calcext:value-type="string">
            <text:p>k/s</text:p>
          </table:table-cell>
          <table:table-cell office:value-type="float" office:value="1023.72" calcext:value-type="float">
            <text:p>1023.7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/7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<text:s/>ms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<text:s/>ms</text:p>
          </table:table-cell>
          <table:table-cell office:value-type="float" office:value="11854" calcext:value-type="float">
            <text:p>11854</text:p>
          </table:table-cell>
          <table:table-cell office:value-type="float" office:value="10" calcext:value-type="float">
            <text:p>10</text:p>
          </table:table-cell>
          <table:table-cell office:value-type="float" office:value="17.0143" calcext:value-type="float">
            <text:p>17.0143</text:p>
          </table:table-cell>
          <table:table-cell office:value-type="string" calcext:value-type="string">
            <text:p>k/s</text:p>
          </table:table-cell>
          <table:table-cell office:value-type="float" office:value="170.143" calcext:value-type="float">
            <text:p>170.14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0/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<text:s/>ms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<text:s/>ms</text:p>
          </table:table-cell>
          <table:table-cell office:value-type="float" office:value="1316" calcext:value-type="float">
            <text:p>1316</text:p>
          </table:table-cell>
          <table:table-cell office:value-type="float" office:value="10" calcext:value-type="float">
            <text:p>10</text:p>
          </table:table-cell>
          <table:table-cell office:value-type="float" office:value="1.91342" calcext:value-type="float">
            <text:p>1.91342</text:p>
          </table:table-cell>
          <table:table-cell office:value-type="string" calcext:value-type="string">
            <text:p>k/s</text:p>
          </table:table-cell>
          <table:table-cell office:value-type="float" office:value="19.1342" calcext:value-type="float">
            <text:p>19.134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377" calcext:value-type="float">
            <text:p>56377</text:p>
          </table:table-cell>
          <table:table-cell office:value-type="float" office:value="1" calcext:value-type="float">
            <text:p>1</text:p>
          </table:table-cell>
          <table:table-cell office:value-type="float" office:value="81.7775" calcext:value-type="float">
            <text:p>81.7775</text:p>
          </table:table-cell>
          <table:table-cell office:value-type="string" calcext:value-type="string">
            <text:p>k/s</text:p>
          </table:table-cell>
          <table:table-cell office:value-type="float" office:value="81.7775" calcext:value-type="float">
            <text:p>81.7775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/4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<text:s/>ms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<text:s/>ms</text:p>
          </table:table-cell>
          <table:table-cell office:value-type="float" office:value="4210" calcext:value-type="float">
            <text:p>4210</text:p>
          </table:table-cell>
          <table:table-cell office:value-type="float" office:value="1" calcext:value-type="float">
            <text:p>1</text:p>
          </table:table-cell>
          <table:table-cell office:value-type="float" office:value="5.98069" calcext:value-type="float">
            <text:p>5.98069</text:p>
          </table:table-cell>
          <table:table-cell office:value-type="string" calcext:value-type="string">
            <text:p>k/s</text:p>
          </table:table-cell>
          <table:table-cell office:value-type="float" office:value="5.98069" calcext:value-type="float">
            <text:p>5.98069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/4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<text:s/>ms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<text:s/>ms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267.05" calcext:value-type="float">
            <text:p>267.05</text:p>
          </table:table-cell>
          <table:table-cell office:value-type="string" calcext:value-type="string">
            <text:p>9/s</text:p>
          </table:table-cell>
          <table:table-cell office:value-type="float" office:value="267.05" calcext:value-type="float">
            <text:p>267.05</text:p>
          </table:table-cell>
          <table:table-cell office:value-type="string" calcext:value-type="string">
            <text:p>9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0/4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<text:s/>ms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<text:s/>m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.423" calcext:value-type="float">
            <text:p>19.423</text:p>
          </table:table-cell>
          <table:table-cell office:value-type="string" calcext:value-type="string">
            <text:p>4/s</text:p>
          </table:table-cell>
          <table:table-cell office:value-type="float" office:value="19.423" calcext:value-type="float">
            <text:p>19.423</text:p>
          </table:table-cell>
          <table:table-cell office:value-type="string" calcext:value-type="string">
            <text:p>4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/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7190" calcext:value-type="float">
            <text:p>57190</text:p>
          </table:table-cell>
          <table:table-cell office:value-type="float" office:value="1" calcext:value-type="float">
            <text:p>1</text:p>
          </table:table-cell>
          <table:table-cell office:value-type="float" office:value="83.252" calcext:value-type="float">
            <text:p>83.252</text:p>
          </table:table-cell>
          <table:table-cell office:value-type="string" calcext:value-type="string">
            <text:p>k/s</text:p>
          </table:table-cell>
          <table:table-cell office:value-type="float" office:value="83.252" calcext:value-type="float">
            <text:p>83.25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/7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<text:s/>ms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<text:s/>ms</text:p>
          </table:table-cell>
          <table:table-cell office:value-type="float" office:value="4920" calcext:value-type="float">
            <text:p>4920</text:p>
          </table:table-cell>
          <table:table-cell office:value-type="float" office:value="1" calcext:value-type="float">
            <text:p>1</text:p>
          </table:table-cell>
          <table:table-cell office:value-type="float" office:value="6.98537" calcext:value-type="float">
            <text:p>6.98537</text:p>
          </table:table-cell>
          <table:table-cell office:value-type="string" calcext:value-type="string">
            <text:p>k/s</text:p>
          </table:table-cell>
          <table:table-cell office:value-type="float" office:value="6.98537" calcext:value-type="float">
            <text:p>6.98537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/7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<text:s/>ms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<text:s/>ms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404.02" calcext:value-type="float">
            <text:p>404.02</text:p>
          </table:table-cell>
          <table:table-cell office:value-type="string" calcext:value-type="string">
            <text:p>9/s</text:p>
          </table:table-cell>
          <table:table-cell office:value-type="float" office:value="404.02" calcext:value-type="float">
            <text:p>404.02</text:p>
          </table:table-cell>
          <table:table-cell office:value-type="string" calcext:value-type="string">
            <text:p>9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0/7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<text:s/>ms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<text:s/>m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2.542" calcext:value-type="float">
            <text:p>32.542</text:p>
          </table:table-cell>
          <table:table-cell office:value-type="string" calcext:value-type="string">
            <text:p>1/s</text:p>
          </table:table-cell>
          <table:table-cell office:value-type="float" office:value="32.542" calcext:value-type="float">
            <text:p>32.542</text:p>
          </table:table-cell>
          <table:table-cell office:value-type="string" calcext:value-type="string">
            <text:p>1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/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3717" calcext:value-type="float">
            <text:p>53717</text:p>
          </table:table-cell>
          <table:table-cell office:value-type="float" office:value="10" calcext:value-type="float">
            <text:p>10</text:p>
          </table:table-cell>
          <table:table-cell office:value-type="float" office:value="76.9438" calcext:value-type="float">
            <text:p>76.9438</text:p>
          </table:table-cell>
          <table:table-cell office:value-type="string" calcext:value-type="string">
            <text:p>k/s</text:p>
          </table:table-cell>
          <table:table-cell office:value-type="float" office:value="769.438" calcext:value-type="float">
            <text:p>769.438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/4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<text:s/>ms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<text:s/>ms</text:p>
          </table:table-cell>
          <table:table-cell office:value-type="float" office:value="4161" calcext:value-type="float">
            <text:p>4161</text:p>
          </table:table-cell>
          <table:table-cell office:value-type="float" office:value="10" calcext:value-type="float">
            <text:p>10</text:p>
          </table:table-cell>
          <table:table-cell office:value-type="float" office:value="5.97235" calcext:value-type="float">
            <text:p>5.97235</text:p>
          </table:table-cell>
          <table:table-cell office:value-type="string" calcext:value-type="string">
            <text:p>k/s</text:p>
          </table:table-cell>
          <table:table-cell office:value-type="float" office:value="59.7235" calcext:value-type="float">
            <text:p>59.7235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/4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<text:s/>ms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<text:s/>ms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267.04" calcext:value-type="float">
            <text:p>267.04</text:p>
          </table:table-cell>
          <table:table-cell office:value-type="string" calcext:value-type="string">
            <text:p>8/s</text:p>
          </table:table-cell>
          <table:table-cell office:value-type="float" office:value="2.67048" calcext:value-type="float">
            <text:p>2.67048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0/4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<text:s/>ms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<text:s/>m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7/s</text:p>
          </table:table-cell>
          <table:table-cell office:value-type="float" office:value="204.3" calcext:value-type="float">
            <text:p>204.3</text:p>
          </table:table-cell>
          <table:table-cell office:value-type="string" calcext:value-type="string">
            <text:p>7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5199" calcext:value-type="float">
            <text:p>55199</text:p>
          </table:table-cell>
          <table:table-cell office:value-type="float" office:value="10" calcext:value-type="float">
            <text:p>10</text:p>
          </table:table-cell>
          <table:table-cell office:value-type="float" office:value="75.4341" calcext:value-type="float">
            <text:p>75.4341</text:p>
          </table:table-cell>
          <table:table-cell office:value-type="string" calcext:value-type="string">
            <text:p>k/s</text:p>
          </table:table-cell>
          <table:table-cell office:value-type="float" office:value="754.341" calcext:value-type="float">
            <text:p>754.341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/7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<text:s/>ms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<text:s/>ms</text:p>
          </table:table-cell>
          <table:table-cell office:value-type="float" office:value="4852" calcext:value-type="float">
            <text:p>4852</text:p>
          </table:table-cell>
          <table:table-cell office:value-type="float" office:value="10" calcext:value-type="float">
            <text:p>10</text:p>
          </table:table-cell>
          <table:table-cell office:value-type="float" office:value="6.99092" calcext:value-type="float">
            <text:p>6.99092</text:p>
          </table:table-cell>
          <table:table-cell office:value-type="string" calcext:value-type="string">
            <text:p>k/s</text:p>
          </table:table-cell>
          <table:table-cell office:value-type="float" office:value="69.9092" calcext:value-type="float">
            <text:p>69.909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/7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<text:s/>m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<text:s/>ms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01.6" calcext:value-type="float">
            <text:p>401.6</text:p>
          </table:table-cell>
          <table:table-cell office:value-type="string" calcext:value-type="string">
            <text:p>6/s</text:p>
          </table:table-cell>
          <table:table-cell office:value-type="float" office:value="4.01606" calcext:value-type="float">
            <text:p>4.01606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0/7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<text:s/>ms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<text:s/>ms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2.193" calcext:value-type="float">
            <text:p>32.193</text:p>
          </table:table-cell>
          <table:table-cell office:value-type="string" calcext:value-type="string">
            <text:p>5/s</text:p>
          </table:table-cell>
          <table:table-cell office:value-type="float" office:value="321.93" calcext:value-type="float">
            <text:p>321.93</text:p>
          </table:table-cell>
          <table:table-cell office:value-type="string" calcext:value-type="string">
            <text:p>5/s</text:p>
          </table:table-cell>
          <table:table-cell table:number-columns-repeated="2"/>
        </table:table-row>
        <table:table-row table:style-name="ro1" table:number-rows-repeated="10484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3-17T21:31:32.010754810</dc:date>
    <meta:editing-duration>PT13H15M43S</meta:editing-duration>
    <meta:editing-cycles>32</meta:editing-cycles>
    <meta:generator>LibreOffice/7.3.7.2$Linux_X86_64 LibreOffice_project/30$Build-2</meta:generator>
    <meta:document-statistic meta:table-count="6" meta:cell-count="5549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12cm" svg:y="0.31cm" chart:style-name="ch2">
          <text:p>1 knn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3'.A30:'knn_mm_d - D3'.A33 'knn_mm_d - D3'.B30:'knn_mm_d - D3'.B30 'knn_mm_d - D3'.N30:'knn_mm_d - D3'.N33 'knn_mm_d - D3'.B46:'knn_mm_d - D3'.B46 'knn_mm_d - D3'.N46:'knn_mm_d - D3'.N49 'knn_mm_d - D3'.B62:'knn_mm_d - D3'.B62 'knn_mm_d - D3'.N62:'knn_mm_d - D3'.N65 'knn_mm_d - D3'.B78:'knn_mm_d - D3'.B78 'knn_mm_d - D3'.N78:'knn_mm_d - D3'.N81 'knn_mm_d - D3'.B94:'knn_mm_d - D3'.B94 'knn_mm_d - D3'.N94:'knn_mm_d - D3'.N97 'knn_mm_d - D3'.B110:'knn_mm_d - D3'.B110 'knn_mm_d - D3'.N110:'knn_mm_d - D3'.N113" chart:data-source-has-labels="row" svg:x="1.32cm" svg:y="1.289cm" svg:width="8.018cm" svg:height="6.29cm">
          <chart:coordinate-region svg:x="2.333cm" svg:y="1.491cm" svg:width="6.335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0:'knn_mm_d - D3'.N33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46:'knn_mm_d - D3'.N49" chart:label-cell-address="'knn_mm_d - D3'.B46:'knn_mm_d - D3'.B46" chart:class="chart:scatter">
            <chart:data-point chart:repeated="4"/>
          </chart:series>
          <chart:series chart:style-name="ch12" chart:values-cell-range-address="'knn_mm_d - D3'.N62:'knn_mm_d - D3'.N65" chart:label-cell-address="'knn_mm_d - D3'.B62:'knn_mm_d - D3'.B62" chart:class="chart:scatter">
            <chart:data-point chart:repeated="4"/>
          </chart:series>
          <chart:series chart:style-name="ch13" chart:values-cell-range-address="'knn_mm_d - D3'.N78:'knn_mm_d - D3'.N81" chart:label-cell-address="'knn_mm_d - D3'.B78:'knn_mm_d - D3'.B78" chart:class="chart:scatter">
            <chart:data-point chart:repeated="4"/>
          </chart:series>
          <chart:series chart:style-name="ch14" chart:values-cell-range-address="'knn_mm_d - D3'.N94:'knn_mm_d - D3'.N97" chart:label-cell-address="'knn_mm_d - D3'.B94:'knn_mm_d - D3'.B94" chart:class="chart:scatter">
            <chart:data-point chart:repeated="4"/>
          </chart:series>
          <chart:series chart:style-name="ch15" chart:values-cell-range-address="'knn_mm_d - D3'.N110:'knn_mm_d - D3'.N113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156.2">
                <text:p>156.2</text:p>
                <draw:g>
                  <svg:desc>'knn_mm_d - D3'.N30:'knn_mm_d - D3'.N33</svg:desc>
                </draw:g>
              </table:table-cell>
              <table:table-cell office:value-type="float" office:value="250.129">
                <text:p>250.129</text:p>
                <draw:g>
                  <svg:desc>'knn_mm_d - D3'.N46:'knn_mm_d - D3'.N49</svg:desc>
                </draw:g>
              </table:table-cell>
              <table:table-cell office:value-type="float" office:value="145.553">
                <text:p>145.553</text:p>
                <draw:g>
                  <svg:desc>'knn_mm_d - D3'.N62:'knn_mm_d - D3'.N65</svg:desc>
                </draw:g>
              </table:table-cell>
              <table:table-cell office:value-type="float" office:value="1018.18">
                <text:p>1018.18</text:p>
                <draw:g>
                  <svg:desc>'knn_mm_d - D3'.N78:'knn_mm_d - D3'.N81</svg:desc>
                </draw:g>
              </table:table-cell>
              <table:table-cell office:value-type="float" office:value="1611.55">
                <text:p>1611.55</text:p>
                <draw:g>
                  <svg:desc>'knn_mm_d - D3'.N94:'knn_mm_d - D3'.N97</svg:desc>
                </draw:g>
              </table:table-cell>
              <table:table-cell office:value-type="float" office:value="1903.07">
                <text:p>1903.07</text:p>
                <draw:g>
                  <svg:desc>'knn_mm_d - D3'.N110:'knn_mm_d - D3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73.8555">
                <text:p>73.8555</text:p>
              </table:table-cell>
              <table:table-cell office:value-type="float" office:value="84.9571">
                <text:p>84.9571</text:p>
              </table:table-cell>
              <table:table-cell office:value-type="float" office:value="28.1287">
                <text:p>28.1287</text:p>
              </table:table-cell>
              <table:table-cell office:value-type="float" office:value="442.62">
                <text:p>442.62</text:p>
              </table:table-cell>
              <table:table-cell office:value-type="float" office:value="1299.25">
                <text:p>1299.25</text:p>
              </table:table-cell>
              <table:table-cell office:value-type="float" office:value="1697.78">
                <text:p>1697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5.1405">
                <text:p>45.1405</text:p>
              </table:table-cell>
              <table:table-cell office:value-type="float" office:value="49.9882">
                <text:p>49.9882</text:p>
              </table:table-cell>
              <table:table-cell office:value-type="float" office:value="6.01954">
                <text:p>6.01954</text:p>
              </table:table-cell>
              <table:table-cell office:value-type="float" office:value="306.237">
                <text:p>306.237</text:p>
              </table:table-cell>
              <table:table-cell office:value-type="float" office:value="1044.5">
                <text:p>1044.5</text:p>
              </table:table-cell>
              <table:table-cell office:value-type="float" office:value="1582.26">
                <text:p>1582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1.3302">
                <text:p>31.3302</text:p>
              </table:table-cell>
              <table:table-cell office:value-type="float" office:value="33.3408">
                <text:p>33.3408</text:p>
              </table:table-cell>
              <table:table-cell office:value-type="float" office:value="1.25349">
                <text:p>1.25349</text:p>
              </table:table-cell>
              <table:table-cell office:value-type="float" office:value="194.014">
                <text:p>194.014</text:p>
              </table:table-cell>
              <table:table-cell office:value-type="float" office:value="735.681">
                <text:p>735.681</text:p>
              </table:table-cell>
              <table:table-cell office:value-type="float" office:value="1408.17">
                <text:p>1408.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5cm" chart:style-name="ch2">
          <text:p>1 knn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3'.A30:'knn_mm_d - D3'.A33 'knn_mm_d - D3'.B30:'knn_mm_d - D3'.B30 'knn_mm_d - D3'.N34:'knn_mm_d - D3'.N37 'knn_mm_d - D3'.B46:'knn_mm_d - D3'.B46 'knn_mm_d - D3'.N50:'knn_mm_d - D3'.N53 'knn_mm_d - D3'.B62:'knn_mm_d - D3'.B62 'knn_mm_d - D3'.N66:'knn_mm_d - D3'.N69 'knn_mm_d - D3'.B78:'knn_mm_d - D3'.B78 'knn_mm_d - D3'.N82:'knn_mm_d - D3'.N85 'knn_mm_d - D3'.B94:'knn_mm_d - D3'.B94 'knn_mm_d - D3'.N98:'knn_mm_d - D3'.N101 'knn_mm_d - D3'.B110:'knn_mm_d - D3'.B110 'knn_mm_d - D3'.N114:'knn_mm_d - D3'.N117" chart:data-source-has-labels="row" svg:x="1.321cm" svg:y="1.301cm" svg:width="8.274cm" svg:height="6.548cm">
          <chart:coordinate-region svg:x="2.334cm" svg:y="1.503cm" svg:width="6.592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4:'knn_mm_d - D3'.N37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50:'knn_mm_d - D3'.N53" chart:label-cell-address="'knn_mm_d - D3'.B46:'knn_mm_d - D3'.B46" chart:class="chart:scatter">
            <chart:data-point chart:repeated="4"/>
          </chart:series>
          <chart:series chart:style-name="ch12" chart:values-cell-range-address="'knn_mm_d - D3'.N66:'knn_mm_d - D3'.N69" chart:label-cell-address="'knn_mm_d - D3'.B62:'knn_mm_d - D3'.B62" chart:class="chart:scatter">
            <chart:data-point chart:repeated="4"/>
          </chart:series>
          <chart:series chart:style-name="ch13" chart:values-cell-range-address="'knn_mm_d - D3'.N82:'knn_mm_d - D3'.N85" chart:label-cell-address="'knn_mm_d - D3'.B78:'knn_mm_d - D3'.B78" chart:class="chart:scatter">
            <chart:data-point chart:repeated="4"/>
          </chart:series>
          <chart:series chart:style-name="ch14" chart:values-cell-range-address="'knn_mm_d - D3'.N98:'knn_mm_d - D3'.N101" chart:label-cell-address="'knn_mm_d - D3'.B94:'knn_mm_d - D3'.B94" chart:class="chart:scatter">
            <chart:data-point chart:repeated="4"/>
          </chart:series>
          <chart:series chart:style-name="ch15" chart:values-cell-range-address="'knn_mm_d - D3'.N114:'knn_mm_d - D3'.N117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943.814">
                <text:p>943.814</text:p>
                <draw:g>
                  <svg:desc>'knn_mm_d - D3'.N34:'knn_mm_d - D3'.N37</svg:desc>
                </draw:g>
              </table:table-cell>
              <table:table-cell office:value-type="float" office:value="1166.33">
                <text:p>1166.33</text:p>
                <draw:g>
                  <svg:desc>'knn_mm_d - D3'.N50:'knn_mm_d - D3'.N53</svg:desc>
                </draw:g>
              </table:table-cell>
              <table:table-cell office:value-type="float" office:value="71.5943">
                <text:p>71.5943</text:p>
                <draw:g>
                  <svg:desc>'knn_mm_d - D3'.N66:'knn_mm_d - D3'.N69</svg:desc>
                </draw:g>
              </table:table-cell>
              <table:table-cell office:value-type="float" office:value="984.594">
                <text:p>984.594</text:p>
                <draw:g>
                  <svg:desc>'knn_mm_d - D3'.N82:'knn_mm_d - D3'.N85</svg:desc>
                </draw:g>
              </table:table-cell>
              <table:table-cell office:value-type="float" office:value="1510.03">
                <text:p>1510.03</text:p>
                <draw:g>
                  <svg:desc>'knn_mm_d - D3'.N98:'knn_mm_d - D3'.N101</svg:desc>
                </draw:g>
              </table:table-cell>
              <table:table-cell office:value-type="float" office:value="792.993">
                <text:p>792.993</text:p>
                <draw:g>
                  <svg:desc>'knn_mm_d - D3'.N114:'knn_mm_d - D3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94.128">
                <text:p>394.128</text:p>
              </table:table-cell>
              <table:table-cell office:value-type="float" office:value="435.407">
                <text:p>435.407</text:p>
              </table:table-cell>
              <table:table-cell office:value-type="float" office:value="17.5726">
                <text:p>17.5726</text:p>
              </table:table-cell>
              <table:table-cell office:value-type="float" office:value="510.335">
                <text:p>510.335</text:p>
              </table:table-cell>
              <table:table-cell office:value-type="float" office:value="1193">
                <text:p>1193</text:p>
              </table:table-cell>
              <table:table-cell office:value-type="float" office:value="645.501">
                <text:p>645.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05.863">
                <text:p>105.863</text:p>
              </table:table-cell>
              <table:table-cell office:value-type="float" office:value="111.355">
                <text:p>111.355</text:p>
              </table:table-cell>
              <table:table-cell office:value-type="float" office:value="3.82429">
                <text:p>3.82429</text:p>
              </table:table-cell>
              <table:table-cell office:value-type="float" office:value="254.494">
                <text:p>254.494</text:p>
              </table:table-cell>
              <table:table-cell office:value-type="float" office:value="696.642">
                <text:p>696.642</text:p>
              </table:table-cell>
              <table:table-cell office:value-type="float" office:value="410.848">
                <text:p>410.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9.9999">
                <text:p>59.9999</text:p>
              </table:table-cell>
              <table:table-cell office:value-type="float" office:value="61.1573">
                <text:p>61.1573</text:p>
              </table:table-cell>
              <table:table-cell office:value-type="float" office:value="0.82869">
                <text:p>0.82869</text:p>
              </table:table-cell>
              <table:table-cell office:value-type="float" office:value="202.076">
                <text:p>202.076</text:p>
              </table:table-cell>
              <table:table-cell office:value-type="float" office:value="741.116">
                <text:p>741.116</text:p>
              </table:table-cell>
              <table:table-cell office:value-type="float" office:value="585.618">
                <text:p>585.6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5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6.29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2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6.431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02cm" svg:y="0.31cm" chart:style-name="ch2">
          <text:p>query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.A30:query_mm_d.A33 query_mm_d.B30:query_mm_d.B30 query_mm_d.L30:query_mm_d.L33 query_mm_d.B38:query_mm_d.B38 query_mm_d.L38:query_mm_d.L41 query_mm_d.B46:query_mm_d.B46 query_mm_d.L46:query_mm_d.L49 query_mm_d.B54:query_mm_d.B54 query_mm_d.L54:query_mm_d.L57 query_mm_d.B62:query_mm_d.B62 query_mm_d.L62:query_mm_d.L65 query_mm_d.B70:query_mm_d.B70 query_mm_d.L70:query_mm_d.L73" chart:data-source-has-labels="row" svg:x="1.32cm" svg:y="1.289cm" svg:width="8.526cm" svg:height="6.29cm">
          <chart:coordinate-region svg:x="2.248cm" svg:y="1.491cm" svg:width="6.92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7.402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0:query_mm_d.L33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38:query_mm_d.L41" chart:label-cell-address="query_mm_d.B38:query_mm_d.B38" chart:class="chart:scatter">
            <chart:data-point chart:repeated="4"/>
          </chart:series>
          <chart:series chart:style-name="ch12" chart:values-cell-range-address="query_mm_d.L46:query_mm_d.L49" chart:label-cell-address="query_mm_d.B46:query_mm_d.B46" chart:class="chart:scatter">
            <chart:data-point chart:repeated="4"/>
          </chart:series>
          <chart:series chart:style-name="ch13" chart:values-cell-range-address="query_mm_d.L54:query_mm_d.L57" chart:label-cell-address="query_mm_d.B54:query_mm_d.B54" chart:class="chart:scatter">
            <chart:data-point chart:repeated="4"/>
          </chart:series>
          <chart:series chart:style-name="ch14" chart:values-cell-range-address="query_mm_d.L62:query_mm_d.L65" chart:label-cell-address="query_mm_d.B62:query_mm_d.B62" chart:class="chart:scatter">
            <chart:data-point chart:repeated="4"/>
          </chart:series>
          <chart:series chart:style-name="ch15" chart:values-cell-range-address="query_mm_d.L70:query_mm_d.L73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0.264601">
                <text:p>0.264601</text:p>
                <draw:g>
                  <svg:desc>query_mm_d.L30:query_mm_d.L33</svg:desc>
                </draw:g>
              </table:table-cell>
              <table:table-cell office:value-type="float" office:value="0.416873">
                <text:p>0.416873</text:p>
                <draw:g>
                  <svg:desc>query_mm_d.L38:query_mm_d.L41</svg:desc>
                </draw:g>
              </table:table-cell>
              <table:table-cell office:value-type="float" office:value="0.201457">
                <text:p>0.201457</text:p>
                <draw:g>
                  <svg:desc>query_mm_d.L46:query_mm_d.L49</svg:desc>
                </draw:g>
              </table:table-cell>
              <table:table-cell office:value-type="float" office:value="0.33582">
                <text:p>0.33582</text:p>
                <draw:g>
                  <svg:desc>query_mm_d.L54:query_mm_d.L57</svg:desc>
                </draw:g>
              </table:table-cell>
              <table:table-cell office:value-type="float" office:value="0.37993">
                <text:p>0.37993</text:p>
                <draw:g>
                  <svg:desc>query_mm_d.L62:query_mm_d.L65</svg:desc>
                </draw:g>
              </table:table-cell>
              <table:table-cell office:value-type="float" office:value="0.0699667">
                <text:p>0.0699667</text:p>
                <draw:g>
                  <svg:desc>query_mm_d.L70:query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85365">
                <text:p>0.185365</text:p>
              </table:table-cell>
              <table:table-cell office:value-type="float" office:value="0.260772">
                <text:p>0.260772</text:p>
              </table:table-cell>
              <table:table-cell office:value-type="float" office:value="0.117717">
                <text:p>0.117717</text:p>
              </table:table-cell>
              <table:table-cell office:value-type="float" office:value="0.225939">
                <text:p>0.225939</text:p>
              </table:table-cell>
              <table:table-cell office:value-type="float" office:value="0.295436">
                <text:p>0.295436</text:p>
              </table:table-cell>
              <table:table-cell office:value-type="float" office:value="0.0580994">
                <text:p>0.0580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900753">
                <text:p>0.0900753</text:p>
              </table:table-cell>
              <table:table-cell office:value-type="float" office:value="0.192715">
                <text:p>0.192715</text:p>
              </table:table-cell>
              <table:table-cell office:value-type="float" office:value="0.0874764">
                <text:p>0.0874764</text:p>
              </table:table-cell>
              <table:table-cell office:value-type="float" office:value="0.187196">
                <text:p>0.187196</text:p>
              </table:table-cell>
              <table:table-cell office:value-type="float" office:value="0.235289">
                <text:p>0.235289</text:p>
              </table:table-cell>
              <table:table-cell office:value-type="float" office:value="0.0537637">
                <text:p>0.0537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596243">
                <text:p>0.0596243</text:p>
              </table:table-cell>
              <table:table-cell office:value-type="float" office:value="0.0842609">
                <text:p>0.0842609</text:p>
              </table:table-cell>
              <table:table-cell office:value-type="float" office:value="0.0308681">
                <text:p>0.0308681</text:p>
              </table:table-cell>
              <table:table-cell office:value-type="float" office:value="0.0951526">
                <text:p>0.0951526</text:p>
              </table:table-cell>
              <table:table-cell office:value-type="float" office:value="0.121401">
                <text:p>0.121401</text:p>
              </table:table-cell>
              <table:table-cell office:value-type="float" office:value="0.0346425">
                <text:p>0.0346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22cm" chart:style-name="ch2">
          <text:p>query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query_mm_d.A30:query_mm_d.A33 query_mm_d.B30:query_mm_d.B30 query_mm_d.L34:query_mm_d.L37 query_mm_d.B38:query_mm_d.B38 query_mm_d.L42:query_mm_d.L45 query_mm_d.B46:query_mm_d.B46 query_mm_d.L50:query_mm_d.L53 query_mm_d.B54:query_mm_d.B54 query_mm_d.L58:query_mm_d.L61 query_mm_d.B62:query_mm_d.B62 query_mm_d.L66:query_mm_d.L69 query_mm_d.B70:query_mm_d.B70 query_mm_d.L74:query_mm_d.L77" chart:data-source-has-labels="row" svg:x="1.321cm" svg:y="1.301cm" svg:width="8.528cm" svg:height="6.548cm">
          <chart:coordinate-region svg:x="2.059cm" svg:y="1.504cm" svg:width="7.121cm" svg:height="5.692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7.543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4:query_mm_d.L37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42:query_mm_d.L45" chart:label-cell-address="query_mm_d.B38:query_mm_d.B38" chart:class="chart:scatter">
            <chart:data-point chart:repeated="4"/>
          </chart:series>
          <chart:series chart:style-name="ch12" chart:values-cell-range-address="query_mm_d.L50:query_mm_d.L53" chart:label-cell-address="query_mm_d.B46:query_mm_d.B46" chart:class="chart:scatter">
            <chart:data-point chart:repeated="4"/>
          </chart:series>
          <chart:series chart:style-name="ch13" chart:values-cell-range-address="query_mm_d.L58:query_mm_d.L61" chart:label-cell-address="query_mm_d.B54:query_mm_d.B54" chart:class="chart:scatter">
            <chart:data-point chart:repeated="4"/>
          </chart:series>
          <chart:series chart:style-name="ch14" chart:values-cell-range-address="query_mm_d.L66:query_mm_d.L69" chart:label-cell-address="query_mm_d.B62:query_mm_d.B62" chart:class="chart:scatter">
            <chart:data-point chart:repeated="4"/>
          </chart:series>
          <chart:series chart:style-name="ch15" chart:values-cell-range-address="query_mm_d.L74:query_mm_d.L77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1.46526">
                <text:p>1.46526</text:p>
                <draw:g>
                  <svg:desc>query_mm_d.L34:query_mm_d.L37</svg:desc>
                </draw:g>
              </table:table-cell>
              <table:table-cell office:value-type="float" office:value="2.37338">
                <text:p>2.37338</text:p>
                <draw:g>
                  <svg:desc>query_mm_d.L42:query_mm_d.L45</svg:desc>
                </draw:g>
              </table:table-cell>
              <table:table-cell office:value-type="float" office:value="0.857394">
                <text:p>0.857394</text:p>
                <draw:g>
                  <svg:desc>query_mm_d.L50:query_mm_d.L53</svg:desc>
                </draw:g>
              </table:table-cell>
              <table:table-cell office:value-type="float" office:value="3.13327">
                <text:p>3.13327</text:p>
                <draw:g>
                  <svg:desc>query_mm_d.L58:query_mm_d.L61</svg:desc>
                </draw:g>
              </table:table-cell>
              <table:table-cell office:value-type="float" office:value="2.38363">
                <text:p>2.38363</text:p>
                <draw:g>
                  <svg:desc>query_mm_d.L66:query_mm_d.L69</svg:desc>
                </draw:g>
              </table:table-cell>
              <table:table-cell office:value-type="float" office:value="0.174279">
                <text:p>0.174279</text:p>
                <draw:g>
                  <svg:desc>query_mm_d.L74:query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98236">
                <text:p>0.398236</text:p>
              </table:table-cell>
              <table:table-cell office:value-type="float" office:value="0.772189">
                <text:p>0.772189</text:p>
              </table:table-cell>
              <table:table-cell office:value-type="float" office:value="0.206998">
                <text:p>0.206998</text:p>
              </table:table-cell>
              <table:table-cell office:value-type="float" office:value="0.932639">
                <text:p>0.932639</text:p>
              </table:table-cell>
              <table:table-cell office:value-type="float" office:value="1.00665">
                <text:p>1.00665</text:p>
              </table:table-cell>
              <table:table-cell office:value-type="float" office:value="0.0771508">
                <text:p>0.0771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3706">
                <text:p>0.23706</text:p>
              </table:table-cell>
              <table:table-cell office:value-type="float" office:value="0.626812">
                <text:p>0.626812</text:p>
              </table:table-cell>
              <table:table-cell office:value-type="float" office:value="0.161834">
                <text:p>0.161834</text:p>
              </table:table-cell>
              <table:table-cell office:value-type="float" office:value="0.643686">
                <text:p>0.643686</text:p>
              </table:table-cell>
              <table:table-cell office:value-type="float" office:value="0.718931">
                <text:p>0.718931</text:p>
              </table:table-cell>
              <table:table-cell office:value-type="float" office:value="0.0758071">
                <text:p>0.075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167585">
                <text:p>0.167585</text:p>
              </table:table-cell>
              <table:table-cell office:value-type="float" office:value="0.334793">
                <text:p>0.334793</text:p>
              </table:table-cell>
              <table:table-cell office:value-type="float" office:value="0.079213">
                <text:p>0.079213</text:p>
              </table:table-cell>
              <table:table-cell office:value-type="float" office:value="0.341339">
                <text:p>0.341339</text:p>
              </table:table-cell>
              <table:table-cell office:value-type="float" office:value="0.400032">
                <text:p>0.400032</text:p>
              </table:table-cell>
              <table:table-cell office:value-type="float" office:value="0.055566">
                <text:p>0.0555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13709" draw:fill-color="#813709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618cm" svg:y="0.31cm" chart:style-name="ch2">
          <text:p>query_mm_d 3D WEB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_web.A30:query_mm_d_web.A33 query_mm_d_web.B30:query_mm_d_web.B30 query_mm_d_web.L30:query_mm_d_web.L61 query_mm_d_web.B34:query_mm_d_web.B34 query_mm_d_web.B38:query_mm_d_web.B38 query_mm_d_web.B42:query_mm_d_web.B42 query_mm_d_web.B46:query_mm_d_web.B46 query_mm_d_web.B50:query_mm_d_web.B50 query_mm_d_web.B54:query_mm_d_web.B54 query_mm_d_web.B58:query_mm_d_web.B58" chart:data-source-has-labels="row" svg:x="1.32cm" svg:y="1.289cm" svg:width="8.335cm" svg:height="6.29cm">
          <chart:coordinate-region svg:x="2.059cm" svg:y="1.491cm" svg:width="6.927cm" svg:height="5.435cm"/>
          <chart:axis chart:dimension="x" chart:name="primary-x" chart:style-name="ch5">
            <chart:title svg:x="4.731cm" svg:y="7.753cm" chart:style-name="ch6">
              <text:p>index size</text:p>
            </chart:title>
          </chart:axis>
          <chart:axis chart:dimension="y" chart:name="primary-y" chart:style-name="ch7">
            <chart:title svg:x="0.451cm" svg:y="7.412cm" chart:style-name="ch8">
              <text:p>queries [million/s] (each with avg 3 results)</text:p>
            </chart:title>
            <chart:grid chart:style-name="ch9" chart:class="major"/>
          </chart:axis>
          <chart:series chart:style-name="ch10" chart:values-cell-range-address="query_mm_d_web.L30:query_mm_d_web.L33" chart:label-cell-address="query_mm_d_web.B30:query_mm_d_web.B30" chart:class="chart:scatter">
            <chart:domain table:cell-range-address="query_mm_d_web.A30:query_mm_d_web.A33"/>
            <chart:data-point chart:repeated="4"/>
          </chart:series>
          <chart:series chart:style-name="ch11" chart:values-cell-range-address="query_mm_d_web.L34:query_mm_d_web.L37" chart:label-cell-address="query_mm_d_web.B34:query_mm_d_web.B34" chart:class="chart:scatter">
            <chart:data-point chart:repeated="4"/>
          </chart:series>
          <chart:series chart:style-name="ch12" chart:values-cell-range-address="query_mm_d_web.L38:query_mm_d_web.L41" chart:label-cell-address="query_mm_d_web.B38:query_mm_d_web.B38" chart:class="chart:scatter">
            <chart:data-point chart:repeated="4"/>
          </chart:series>
          <chart:series chart:style-name="ch13" chart:values-cell-range-address="query_mm_d_web.L42:query_mm_d_web.L45" chart:label-cell-address="query_mm_d_web.B42:query_mm_d_web.B42" chart:class="chart:scatter">
            <chart:data-point chart:repeated="4"/>
          </chart:series>
          <chart:series chart:style-name="ch14" chart:values-cell-range-address="query_mm_d_web.L46:query_mm_d_web.L49" chart:label-cell-address="query_mm_d_web.B46:query_mm_d_web.B46" chart:class="chart:scatter">
            <chart:data-point chart:repeated="4"/>
          </chart:series>
          <chart:series chart:style-name="ch15" chart:values-cell-range-address="query_mm_d_web.L50:query_mm_d_web.L53" chart:label-cell-address="query_mm_d_web.B50:query_mm_d_web.B50" chart:class="chart:scatter">
            <chart:data-point chart:repeated="4"/>
          </chart:series>
          <chart:series chart:style-name="ch16" chart:values-cell-range-address="query_mm_d_web.L54:query_mm_d_web.L57" chart:label-cell-address="query_mm_d_web.B54:query_mm_d_web.B54" chart:class="chart:scatter">
            <chart:data-point chart:repeated="4"/>
          </chart:series>
          <chart:series chart:style-name="ch17" chart:values-cell-range-address="query_mm_d_web.L58:query_mm_d_web.L61" chart:label-cell-address="query_mm_d_web.B58:query_mm_d_web.B58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3</text:p>
                <draw:g>
                  <svg:desc>query_mm_d_web.B30:query_mm_d_web.B30</svg:desc>
                </draw:g>
              </table:table-cell>
              <table:table-cell office:value-type="string">
                <text:p>PhTreeMM2/WEB/1000/3</text:p>
                <draw:g>
                  <svg:desc>query_mm_d_web.B34:query_mm_d_web.B34</svg:desc>
                </draw:g>
              </table:table-cell>
              <table:table-cell office:value-type="string">
                <text:p>TinspinKDTree/WEB/1000/3</text:p>
                <draw:g>
                  <svg:desc>query_mm_d_web.B38:query_mm_d_web.B38</svg:desc>
                </draw:g>
              </table:table-cell>
              <table:table-cell office:value-type="string">
                <text:p>TinspinQuadtree/WEB/1000/3</text:p>
                <draw:g>
                  <svg:desc>query_mm_d_web.B42:query_mm_d_web.B42</svg:desc>
                </draw:g>
              </table:table-cell>
              <table:table-cell office:value-type="string">
                <text:p>BoostRT/WEB/1000/3</text:p>
                <draw:g>
                  <svg:desc>query_mm_d_web.B46:query_mm_d_web.B46</svg:desc>
                </draw:g>
              </table:table-cell>
              <table:table-cell office:value-type="string">
                <text:p>FlannKDS/WEB/1000/3</text:p>
                <draw:g>
                  <svg:desc>query_mm_d_web.B50:query_mm_d_web.B50</svg:desc>
                </draw:g>
              </table:table-cell>
              <table:table-cell office:value-type="string">
                <text:p>BBTree/WEB/1000/3</text:p>
                <draw:g>
                  <svg:desc>query_mm_d_web.B54:query_mm_d_web.B54</svg:desc>
                </draw:g>
              </table:table-cell>
              <table:table-cell office:value-type="string">
                <text:p>LsiRT/WEB/1000/3</text:p>
                <draw:g>
                  <svg:desc>query_mm_d_web.B58:query_mm_d_web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_web.A30:query_mm_d_web.A33</svg:desc>
                </draw:g>
              </table:table-cell>
              <table:table-cell office:value-type="float" office:value="2.50713">
                <text:p>2.50713</text:p>
                <draw:g>
                  <svg:desc>query_mm_d_web.L30:query_mm_d_web.L33</svg:desc>
                </draw:g>
              </table:table-cell>
              <table:table-cell office:value-type="float" office:value="2.76348">
                <text:p>2.76348</text:p>
                <draw:g>
                  <svg:desc>query_mm_d_web.L34:query_mm_d_web.L37</svg:desc>
                </draw:g>
              </table:table-cell>
              <table:table-cell office:value-type="float" office:value="0.424724">
                <text:p>0.424724</text:p>
                <draw:g>
                  <svg:desc>query_mm_d_web.L38:query_mm_d_web.L41</svg:desc>
                </draw:g>
              </table:table-cell>
              <table:table-cell office:value-type="float" office:value="3.05013">
                <text:p>3.05013</text:p>
                <draw:g>
                  <svg:desc>query_mm_d_web.L42:query_mm_d_web.L45</svg:desc>
                </draw:g>
              </table:table-cell>
              <table:table-cell office:value-type="float" office:value="2.69746">
                <text:p>2.69746</text:p>
                <draw:g>
                  <svg:desc>query_mm_d_web.L46:query_mm_d_web.L49</svg:desc>
                </draw:g>
              </table:table-cell>
              <table:table-cell office:value-type="float" office:value="1.9592">
                <text:p>1.9592</text:p>
                <draw:g>
                  <svg:desc>query_mm_d_web.L50:query_mm_d_web.L53</svg:desc>
                </draw:g>
              </table:table-cell>
              <table:table-cell office:value-type="float" office:value="1.36465">
                <text:p>1.36465</text:p>
                <draw:g>
                  <svg:desc>query_mm_d_web.L54:query_mm_d_web.L57</svg:desc>
                </draw:g>
              </table:table-cell>
              <table:table-cell office:value-type="float" office:value="0.509293">
                <text:p>0.509293</text:p>
                <draw:g>
                  <svg:desc>query_mm_d_web.L58:query_mm_d_web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20227">
                <text:p>2.20227</text:p>
              </table:table-cell>
              <table:table-cell office:value-type="float" office:value="2.21088">
                <text:p>2.21088</text:p>
              </table:table-cell>
              <table:table-cell office:value-type="float" office:value="0.253677">
                <text:p>0.253677</text:p>
              </table:table-cell>
              <table:table-cell office:value-type="float" office:value="1.93586">
                <text:p>1.93586</text:p>
              </table:table-cell>
              <table:table-cell office:value-type="float" office:value="1.72191">
                <text:p>1.72191</text:p>
              </table:table-cell>
              <table:table-cell office:value-type="float" office:value="1.59923">
                <text:p>1.59923</text:p>
              </table:table-cell>
              <table:table-cell office:value-type="float" office:value="1.08676">
                <text:p>1.08676</text:p>
              </table:table-cell>
              <table:table-cell office:value-type="float" office:value="0.336565">
                <text:p>0.33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24858">
                <text:p>1.24858</text:p>
              </table:table-cell>
              <table:table-cell office:value-type="float" office:value="1.64656">
                <text:p>1.64656</text:p>
              </table:table-cell>
              <table:table-cell office:value-type="float" office:value="0.201966">
                <text:p>0.201966</text:p>
              </table:table-cell>
              <table:table-cell office:value-type="float" office:value="1.32262">
                <text:p>1.32262</text:p>
              </table:table-cell>
              <table:table-cell office:value-type="float" office:value="0.784176">
                <text:p>0.784176</text:p>
              </table:table-cell>
              <table:table-cell office:value-type="float" office:value="1.28678">
                <text:p>1.28678</text:p>
              </table:table-cell>
              <table:table-cell office:value-type="float" office:value="0.836204">
                <text:p>0.836204</text:p>
              </table:table-cell>
              <table:table-cell office:value-type="float" office:value="0.140769">
                <text:p>0.14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756841">
                <text:p>0.756841</text:p>
              </table:table-cell>
              <table:table-cell office:value-type="float" office:value="0.776519">
                <text:p>0.776519</text:p>
              </table:table-cell>
              <table:table-cell office:value-type="float" office:value="0.0809493">
                <text:p>0.0809493</text:p>
              </table:table-cell>
              <table:table-cell office:value-type="float" office:value="0.61473">
                <text:p>0.61473</text:p>
              </table:table-cell>
              <table:table-cell office:value-type="float" office:value="0.271752">
                <text:p>0.271752</text:p>
              </table:table-cell>
              <table:table-cell office:value-type="float" office:value="0.641213">
                <text:p>0.641213</text:p>
              </table:table-cell>
              <table:table-cell office:value-type="float" office:value="0.279992">
                <text:p>0.279992</text:p>
              </table:table-cell>
              <table:table-cell office:value-type="float" office:value="0.0460935">
                <text:p>0.04609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85cm" svg:y="0.31cm" chart:style-name="ch2">
          <text:p>1 knn_mm_d 10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10'.A30:'knn_mm_d - D10'.A33 'knn_mm_d - D10'.B30:'knn_mm_d - D10'.B30 'knn_mm_d - D10'.N30:'knn_mm_d - D10'.N33 'knn_mm_d - D10'.B46:'knn_mm_d - D10'.B46 'knn_mm_d - D10'.N46:'knn_mm_d - D10'.N49 'knn_mm_d - D10'.B62:'knn_mm_d - D10'.B62 'knn_mm_d - D10'.N62:'knn_mm_d - D10'.N65 'knn_mm_d - D10'.B78:'knn_mm_d - D10'.B78 'knn_mm_d - D10'.N78:'knn_mm_d - D10'.N81 'knn_mm_d - D10'.B94:'knn_mm_d - D10'.B94 'knn_mm_d - D10'.N94:'knn_mm_d - D10'.N97 'knn_mm_d - D10'.B110:'knn_mm_d - D10'.B110 'knn_mm_d - D10'.N110:'knn_mm_d - D10'.N113" chart:data-source-has-labels="row" svg:x="1.32cm" svg:y="1.289cm" svg:width="8.018cm" svg:height="6.29cm">
          <chart:coordinate-region svg:x="2.144cm" svg:y="1.491cm" svg:width="6.525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0:'knn_mm_d - D10'.N33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46:'knn_mm_d - D10'.N49" chart:label-cell-address="'knn_mm_d - D10'.B46:'knn_mm_d - D10'.B46" chart:class="chart:scatter">
            <chart:data-point chart:repeated="4"/>
          </chart:series>
          <chart:series chart:style-name="ch12" chart:values-cell-range-address="'knn_mm_d - D10'.N62:'knn_mm_d - D10'.N65" chart:label-cell-address="'knn_mm_d - D10'.B62:'knn_mm_d - D10'.B62" chart:class="chart:scatter">
            <chart:data-point chart:repeated="4"/>
          </chart:series>
          <chart:series chart:style-name="ch13" chart:values-cell-range-address="'knn_mm_d - D10'.N78:'knn_mm_d - D10'.N81" chart:label-cell-address="'knn_mm_d - D10'.B78:'knn_mm_d - D10'.B78" chart:class="chart:scatter">
            <chart:data-point chart:repeated="4"/>
          </chart:series>
          <chart:series chart:style-name="ch14" chart:values-cell-range-address="'knn_mm_d - D10'.N94:'knn_mm_d - D10'.N97" chart:label-cell-address="'knn_mm_d - D10'.B94:'knn_mm_d - D10'.B94" chart:class="chart:scatter">
            <chart:data-point chart:repeated="4"/>
          </chart:series>
          <chart:series chart:style-name="ch15" chart:values-cell-range-address="'knn_mm_d - D10'.N110:'knn_mm_d - D10'.N113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47.6282">
                <text:p>47.6282</text:p>
                <draw:g>
                  <svg:desc>'knn_mm_d - D10'.N30:'knn_mm_d - D10'.N33</svg:desc>
                </draw:g>
              </table:table-cell>
              <table:table-cell office:value-type="float" office:value="127.382">
                <text:p>127.382</text:p>
                <draw:g>
                  <svg:desc>'knn_mm_d - D10'.N46:'knn_mm_d - D10'.N49</svg:desc>
                </draw:g>
              </table:table-cell>
              <table:table-cell office:value-type="float" office:value="12.8295">
                <text:p>12.8295</text:p>
                <draw:g>
                  <svg:desc>'knn_mm_d - D10'.N62:'knn_mm_d - D10'.N65</svg:desc>
                </draw:g>
              </table:table-cell>
              <table:table-cell office:value-type="float" office:value="37.8757">
                <text:p>37.8757</text:p>
                <draw:g>
                  <svg:desc>'knn_mm_d - D10'.N78:'knn_mm_d - D10'.N81</svg:desc>
                </draw:g>
              </table:table-cell>
              <table:table-cell office:value-type="float" office:value="198.695">
                <text:p>198.695</text:p>
                <draw:g>
                  <svg:desc>'knn_mm_d - D10'.N94:'knn_mm_d - D10'.N97</svg:desc>
                </draw:g>
              </table:table-cell>
              <table:table-cell office:value-type="float" office:value="223.268">
                <text:p>223.268</text:p>
                <draw:g>
                  <svg:desc>'knn_mm_d - D10'.N110:'knn_mm_d - D10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.13127">
                <text:p>4.13127</text:p>
              </table:table-cell>
              <table:table-cell office:value-type="float" office:value="9.86952">
                <text:p>9.86952</text:p>
              </table:table-cell>
              <table:table-cell office:value-type="float" office:value="1.0511">
                <text:p>1.0511</text:p>
              </table:table-cell>
              <table:table-cell office:value-type="float" office:value="6.40179">
                <text:p>6.40179</text:p>
              </table:table-cell>
              <table:table-cell office:value-type="float" office:value="68.7353">
                <text:p>68.7353</text:p>
              </table:table-cell>
              <table:table-cell office:value-type="float" office:value="78.1097">
                <text:p>78.1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1381">
                <text:p>0.21381</text:p>
              </table:table-cell>
              <table:table-cell office:value-type="float" office:value="0.62872">
                <text:p>0.62872</text:p>
              </table:table-cell>
              <table:table-cell office:value-type="float" office:value="0.070299">
                <text:p>0.070299</text:p>
              </table:table-cell>
              <table:table-cell office:value-type="float" office:value="1.0839">
                <text:p>1.0839</text:p>
              </table:table-cell>
              <table:table-cell office:value-type="float" office:value="25.7799">
                <text:p>25.7799</text:p>
              </table:table-cell>
              <table:table-cell office:value-type="float" office:value="26.4173">
                <text:p>26.4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22207">
                <text:p>0.022207</text:p>
              </table:table-cell>
              <table:table-cell office:value-type="float" office:value="0.04285">
                <text:p>0.04285</text:p>
              </table:table-cell>
              <table:table-cell office:value-type="float" office:value="0.005471">
                <text:p>0.005471</text:p>
              </table:table-cell>
              <table:table-cell office:value-type="float" office:value="0.15964">
                <text:p>0.15964</text:p>
              </table:table-cell>
              <table:table-cell office:value-type="float" office:value="19.1444">
                <text:p>19.1444</text:p>
              </table:table-cell>
              <table:table-cell office:value-type="float" office:value="23.9902">
                <text:p>23.99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5cm" chart:style-name="ch2">
          <text:p>1 knn_mm_d 10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10'.A30:'knn_mm_d - D10'.A33 'knn_mm_d - D10'.B30:'knn_mm_d - D10'.B30 'knn_mm_d - D10'.N34:'knn_mm_d - D10'.N37 'knn_mm_d - D10'.B46:'knn_mm_d - D10'.B46 'knn_mm_d - D10'.N50:'knn_mm_d - D10'.N53 'knn_mm_d - D10'.B62:'knn_mm_d - D10'.B62 'knn_mm_d - D10'.N66:'knn_mm_d - D10'.N69 'knn_mm_d - D10'.B78:'knn_mm_d - D10'.B78 'knn_mm_d - D10'.N82:'knn_mm_d - D10'.N85 'knn_mm_d - D10'.B94:'knn_mm_d - D10'.B94 'knn_mm_d - D10'.N98:'knn_mm_d - D10'.N101 'knn_mm_d - D10'.B110:'knn_mm_d - D10'.B110 'knn_mm_d - D10'.N114:'knn_mm_d - D10'.N117" chart:data-source-has-labels="row" svg:x="1.321cm" svg:y="1.301cm" svg:width="8.274cm" svg:height="6.548cm">
          <chart:coordinate-region svg:x="2.144cm" svg:y="1.503cm" svg:width="6.782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4:'knn_mm_d - D10'.N37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50:'knn_mm_d - D10'.N53" chart:label-cell-address="'knn_mm_d - D10'.B46:'knn_mm_d - D10'.B46" chart:class="chart:scatter">
            <chart:data-point chart:repeated="4"/>
          </chart:series>
          <chart:series chart:style-name="ch12" chart:values-cell-range-address="'knn_mm_d - D10'.N66:'knn_mm_d - D10'.N69" chart:label-cell-address="'knn_mm_d - D10'.B62:'knn_mm_d - D10'.B62" chart:class="chart:scatter">
            <chart:data-point chart:repeated="4"/>
          </chart:series>
          <chart:series chart:style-name="ch13" chart:values-cell-range-address="'knn_mm_d - D10'.N82:'knn_mm_d - D10'.N85" chart:label-cell-address="'knn_mm_d - D10'.B78:'knn_mm_d - D10'.B78" chart:class="chart:scatter">
            <chart:data-point chart:repeated="4"/>
          </chart:series>
          <chart:series chart:style-name="ch14" chart:values-cell-range-address="'knn_mm_d - D10'.N98:'knn_mm_d - D10'.N101" chart:label-cell-address="'knn_mm_d - D10'.B94:'knn_mm_d - D10'.B94" chart:class="chart:scatter">
            <chart:data-point chart:repeated="4"/>
          </chart:series>
          <chart:series chart:style-name="ch15" chart:values-cell-range-address="'knn_mm_d - D10'.N114:'knn_mm_d - D10'.N117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253.871">
                <text:p>253.871</text:p>
                <draw:g>
                  <svg:desc>'knn_mm_d - D10'.N34:'knn_mm_d - D10'.N37</svg:desc>
                </draw:g>
              </table:table-cell>
              <table:table-cell office:value-type="float" office:value="124.527">
                <text:p>124.527</text:p>
                <draw:g>
                  <svg:desc>'knn_mm_d - D10'.N50:'knn_mm_d - D10'.N53</svg:desc>
                </draw:g>
              </table:table-cell>
              <table:table-cell office:value-type="float" office:value="13.0316">
                <text:p>13.0316</text:p>
                <draw:g>
                  <svg:desc>'knn_mm_d - D10'.N66:'knn_mm_d - D10'.N69</svg:desc>
                </draw:g>
              </table:table-cell>
              <table:table-cell office:value-type="float" office:value="212.284">
                <text:p>212.284</text:p>
                <draw:g>
                  <svg:desc>'knn_mm_d - D10'.N82:'knn_mm_d - D10'.N85</svg:desc>
                </draw:g>
              </table:table-cell>
              <table:table-cell office:value-type="float" office:value="644.714">
                <text:p>644.714</text:p>
                <draw:g>
                  <svg:desc>'knn_mm_d - D10'.N98:'knn_mm_d - D10'.N101</svg:desc>
                </draw:g>
              </table:table-cell>
              <table:table-cell office:value-type="float" office:value="168.348">
                <text:p>168.348</text:p>
                <draw:g>
                  <svg:desc>'knn_mm_d - D10'.N114:'knn_mm_d - D10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17.037">
                <text:p>117.037</text:p>
              </table:table-cell>
              <table:table-cell office:value-type="float" office:value="19.8986">
                <text:p>19.8986</text:p>
              </table:table-cell>
              <table:table-cell office:value-type="float" office:value="1.13231">
                <text:p>1.13231</text:p>
              </table:table-cell>
              <table:table-cell office:value-type="float" office:value="67.5541">
                <text:p>67.5541</text:p>
              </table:table-cell>
              <table:table-cell office:value-type="float" office:value="234.218">
                <text:p>234.218</text:p>
              </table:table-cell>
              <table:table-cell office:value-type="float" office:value="21.1588">
                <text:p>21.1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8.8604">
                <text:p>18.8604</text:p>
              </table:table-cell>
              <table:table-cell office:value-type="float" office:value="1.91368">
                <text:p>1.91368</text:p>
              </table:table-cell>
              <table:table-cell office:value-type="float" office:value="0.092109">
                <text:p>0.092109</text:p>
              </table:table-cell>
              <table:table-cell office:value-type="float" office:value="11.6575">
                <text:p>11.6575</text:p>
              </table:table-cell>
              <table:table-cell office:value-type="float" office:value="48.1987">
                <text:p>48.1987</text:p>
              </table:table-cell>
              <table:table-cell office:value-type="float" office:value="6.02654">
                <text:p>6.02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18767">
                <text:p>2.18767</text:p>
              </table:table-cell>
              <table:table-cell office:value-type="float" office:value="0.090352">
                <text:p>0.090352</text:p>
              </table:table-cell>
              <table:table-cell office:value-type="float" office:value="0.0073674">
                <text:p>0.0073674</text:p>
              </table:table-cell>
              <table:table-cell office:value-type="float" office:value="2.44381">
                <text:p>2.44381</text:p>
              </table:table-cell>
              <table:table-cell office:value-type="float" office:value="12.8811">
                <text:p>12.8811</text:p>
              </table:table-cell>
              <table:table-cell office:value-type="float" office:value="3.07636">
                <text:p>3.076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